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C0000003CB47E72FD.png"/>
  <manifest:file-entry manifest:media-type="image/jpeg" manifest:full-path="Pictures/10000000000000E1000000E1B3F1E7A4.jpg"/>
  <manifest:file-entry manifest:media-type="image/png" manifest:full-path="Pictures/100002010000003C0000003C2B3AFAB9.png"/>
  <manifest:file-entry manifest:media-type="image/jpeg" manifest:full-path="Pictures/10000000000002EE000002ED9CB2711E.jpg"/>
  <manifest:file-entry manifest:media-type="image/jpeg" manifest:full-path="Pictures/10000000000003A700000400832320CE.jpg"/>
  <manifest:file-entry manifest:media-type="image/png" manifest:full-path="Pictures/10000000000000DC000000E50BB27156.png"/>
  <manifest:file-entry manifest:media-type="image/jpeg" manifest:full-path="Pictures/10000000000000B40000011725827FED.jpg"/>
  <manifest:file-entry manifest:media-type="image/png" manifest:full-path="Pictures/10000201000004B00000046F82D4458B.png"/>
  <manifest:file-entry manifest:media-type="image/png" manifest:full-path="Pictures/10000201000004B00000053B062DE6D1.png"/>
  <manifest:file-entry manifest:media-type="image/jpeg" manifest:full-path="Pictures/10000000000002E0000002DADBBFAC47.jpg"/>
  <manifest:file-entry manifest:media-type="image/jpeg" manifest:full-path="Pictures/10000000000003E000000458B9C1FBD4.jpg"/>
  <manifest:file-entry manifest:media-type="image/png" manifest:full-path="Pictures/10000201000004B000000719E91CE483.png"/>
  <manifest:file-entry manifest:media-type="image/png" manifest:full-path="Pictures/100002010000003C0000003C9182CE49.png"/>
  <manifest:file-entry manifest:media-type="image/png" manifest:full-path="Pictures/100002010000003C0000003C1ADA1908.png"/>
  <manifest:file-entry manifest:media-type="image/png" manifest:full-path="Pictures/100002010000003C0000003C4FCBF21B.png"/>
  <manifest:file-entry manifest:media-type="image/png" manifest:full-path="Pictures/10000201000004B00000056C8EA5F531.png"/>
  <manifest:file-entry manifest:media-type="image/png" manifest:full-path="Pictures/100002010000075D000007C61659817E.png"/>
  <manifest:file-entry manifest:media-type="image/png" manifest:full-path="Pictures/10000201000000AA000000DF901257F4.png"/>
  <manifest:file-entry manifest:media-type="image/jpeg" manifest:full-path="Pictures/10000000000001A00000025882639494.jpg"/>
  <manifest:file-entry manifest:media-type="image/jpeg" manifest:full-path="Pictures/10000000000000E0000000E01F1706BE.jpg"/>
  <manifest:file-entry manifest:media-type="image/png" manifest:full-path="Pictures/100002010000007800000078923C61F3.png"/>
  <manifest:file-entry manifest:media-type="image/jpeg" manifest:full-path="Pictures/10000000000000DC000000E5082E761E.jpg"/>
  <manifest:file-entry manifest:media-type="image/jpeg" manifest:full-path="Pictures/100000000000009600000096CA7FCAD4.jpg"/>
  <manifest:file-entry manifest:media-type="image/png" manifest:full-path="Pictures/10000201000004B0000004B0F98B1C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46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975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2" office:value-type="string">
            <text:p>Tore</text:p>
          </table:table-cell>
          <table:table-cell table:style-name="ce1" office:value-type="string">
            <text:p>Punkte</text:p>
          </table:table-cell>
          <table:table-cell table:style-name="ce1" table:number-columns-repeated="975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515cm" table:end-y="0.5cm" draw:z-index="25" draw:name="Grafik 9" draw:style-name="gr1" draw:text-style-name="P1" svg:width="0.5cm" svg:height="0.5cm" svg:x="0.015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514cm" table:end-y="0.5cm" draw:z-index="1018" draw:name="Grafik 19" draw:style-name="gr1" draw:text-style-name="P1" svg:width="0.5cm" svg:height="0.5cm" svg:x="0.01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513cm" table:end-y="0.5cm" draw:z-index="1062" draw:name="Grafik 4" draw:style-name="gr1" draw:text-style-name="P1" svg:width="0.5cm" svg:height="0.5cm" svg:x="0.01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512cm" table:end-y="0.5cm" draw:z-index="1063" draw:name="Grafik 4" draw:style-name="gr1" draw:text-style-name="P1" svg:width="0.5cm" svg:height="0.5cm" svg:x="0.01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51cm" table:end-y="0.5cm" draw:z-index="48" draw:name="Grafik 4" draw:style-name="gr1" draw:text-style-name="P1" svg:width="0.5cm" svg:height="0.5cm" svg:x="0.01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509cm" table:end-y="0.5cm" draw:z-index="1021" draw:name="Grafik 19" draw:style-name="gr1" draw:text-style-name="P1" svg:width="0.5cm" svg:height="0.5cm" svg:x="0.00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508cm" table:end-y="0.5cm" draw:z-index="1022" draw:name="Grafik 19" draw:style-name="gr1" draw:text-style-name="P1" svg:width="0.5cm" svg:height="0.5cm" svg:x="0.00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507cm" table:end-y="0.5cm" draw:z-index="1023" draw:name="Grafik 19" draw:style-name="gr1" draw:text-style-name="P1" svg:width="0.5cm" svg:height="0.5cm" svg:x="0.00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505cm" table:end-y="0.5cm" draw:z-index="1024" draw:name="Grafik 19" draw:style-name="gr1" draw:text-style-name="P1" svg:width="0.5cm" svg:height="0.5cm" svg:x="0.00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504cm" table:end-y="0.5cm" draw:z-index="1025" draw:name="Grafik 19" draw:style-name="gr1" draw:text-style-name="P1" svg:width="0.5cm" svg:height="0.5cm" svg:x="0.00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503cm" table:end-y="0.5cm" draw:z-index="1026" draw:name="Grafik 19" draw:style-name="gr1" draw:text-style-name="P1" svg:width="0.5cm" svg:height="0.5cm" svg:x="0.00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51cm" table:end-y="0.5cm" draw:z-index="640" draw:name="Grafik 13" draw:style-name="gr1" draw:text-style-name="P1" svg:width="0.45cm" svg:height="0.5cm" svg:x="0.00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5cm" table:end-y="0.5cm" draw:z-index="641" draw:name="Grafik 13" draw:style-name="gr1" draw:text-style-name="P1" svg:width="0.45cm" svg:height="0.5cm" svg:x="0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49cm" table:end-y="0.5cm" draw:z-index="642" draw:name="Grafik 13" draw:style-name="gr1" draw:text-style-name="P1" svg:width="0.45cm" svg:height="0.5cm" svg:x="-0.001cm" svg:y="0cm">
              <draw:image xlink:href="Pictures/10000000000003A700000400832320CE.jpg" xlink:type="simple" xlink:show="embed" xlink:actuate="onLoad">
                <text:p/>
              </draw:image>
            </draw:frame>
            <draw:frame table:end-cell-address="Tabelle1.P2" table:end-x="0.448cm" table:end-y="0.5cm" draw:z-index="644" draw:name="Grafik 13" draw:style-name="gr1" draw:text-style-name="P1" svg:width="0.45cm" svg:height="0.5cm" svg:x="0.54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46cm" table:end-y="0.5cm" draw:z-index="645" draw:name="Grafik 13" draw:style-name="gr1" draw:text-style-name="P1" svg:width="0.45cm" svg:height="0.5cm" svg:x="0.54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45cm" table:end-y="0.5cm" draw:z-index="646" draw:name="Grafik 13" draw:style-name="gr1" draw:text-style-name="P1" svg:width="0.45cm" svg:height="0.5cm" svg:x="0.54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44cm" table:end-y="0.5cm" draw:z-index="647" draw:name="Grafik 13" draw:style-name="gr1" draw:text-style-name="P1" svg:width="0.45cm" svg:height="0.5cm" svg:x="0.54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43cm" table:end-y="0.5cm" draw:z-index="648" draw:name="Grafik 13" draw:style-name="gr1" draw:text-style-name="P1" svg:width="0.45cm" svg:height="0.5cm" svg:x="0.54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41cm" table:end-y="0.5cm" draw:z-index="649" draw:name="Grafik 13" draw:style-name="gr1" draw:text-style-name="P1" svg:width="0.45cm" svg:height="0.5cm" svg:x="0.5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41cm" table:end-y="0.5cm" draw:z-index="650" draw:name="Grafik 13" draw:style-name="gr1" draw:text-style-name="P1" svg:width="0.45cm" svg:height="0.5cm" svg:x="0.53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4cm" table:end-y="0.5cm" draw:z-index="651" draw:name="Grafik 13" draw:style-name="gr1" draw:text-style-name="P1" svg:width="0.45cm" svg:height="0.5cm" svg:x="0.53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38cm" table:end-y="0.5cm" draw:z-index="652" draw:name="Grafik 13" draw:style-name="gr1" draw:text-style-name="P1" svg:width="0.45cm" svg:height="0.5cm" svg:x="0.53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37cm" table:end-y="0.5cm" draw:z-index="653" draw:name="Grafik 13" draw:style-name="gr1" draw:text-style-name="P1" svg:width="0.45cm" svg:height="0.5cm" svg:x="0.53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36cm" table:end-y="0.5cm" draw:z-index="654" draw:name="Grafik 13" draw:style-name="gr1" draw:text-style-name="P1" svg:width="0.45cm" svg:height="0.5cm" svg:x="0.53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35cm" table:end-y="0.5cm" draw:z-index="655" draw:name="Grafik 13" draw:style-name="gr1" draw:text-style-name="P1" svg:width="0.45cm" svg:height="0.5cm" svg:x="0.53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33cm" table:end-y="0.5cm" draw:z-index="656" draw:name="Grafik 13" draw:style-name="gr1" draw:text-style-name="P1" svg:width="0.45cm" svg:height="0.5cm" svg:x="0.53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82cm" table:end-y="0.5cm" draw:z-index="699" draw:name="Grafik 10" draw:style-name="gr1" draw:text-style-name="P1" svg:width="0.5cm" svg:height="0.5cm" svg:x="0.5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31cm" table:end-y="0.5cm" draw:z-index="657" draw:name="Grafik 13" draw:style-name="gr1" draw:text-style-name="P1" svg:width="0.45cm" svg:height="0.5cm" svg:x="0.52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29cm" table:end-y="0.5cm" draw:z-index="658" draw:name="Grafik 13" draw:style-name="gr1" draw:text-style-name="P1" svg:width="0.45cm" svg:height="0.5cm" svg:x="0.52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28cm" table:end-y="0.5cm" draw:z-index="659" draw:name="Grafik 13" draw:style-name="gr1" draw:text-style-name="P1" svg:width="0.45cm" svg:height="0.5cm" svg:x="0.52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27cm" table:end-y="0.5cm" draw:z-index="660" draw:name="Grafik 13" draw:style-name="gr1" draw:text-style-name="P1" svg:width="0.45cm" svg:height="0.5cm" svg:x="0.52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26cm" table:end-y="0.5cm" draw:z-index="661" draw:name="Grafik 13" draw:style-name="gr1" draw:text-style-name="P1" svg:width="0.45cm" svg:height="0.5cm" svg:x="0.52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24cm" table:end-y="0.5cm" draw:z-index="662" draw:name="Grafik 13" draw:style-name="gr1" draw:text-style-name="P1" svg:width="0.45cm" svg:height="0.5cm" svg:x="0.52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23cm" table:end-y="0.5cm" draw:z-index="663" draw:name="Grafik 13" draw:style-name="gr1" draw:text-style-name="P1" svg:width="0.45cm" svg:height="0.5cm" svg:x="0.52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22cm" table:end-y="0.5cm" draw:z-index="664" draw:name="Grafik 13" draw:style-name="gr1" draw:text-style-name="P1" svg:width="0.45cm" svg:height="0.5cm" svg:x="0.5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21cm" table:end-y="0.5cm" draw:z-index="665" draw:name="Grafik 13" draw:style-name="gr1" draw:text-style-name="P1" svg:width="0.45cm" svg:height="0.5cm" svg:x="0.51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19cm" table:end-y="0.5cm" draw:z-index="666" draw:name="Grafik 13" draw:style-name="gr1" draw:text-style-name="P1" svg:width="0.45cm" svg:height="0.5cm" svg:x="0.51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N2" table:end-x="0.418cm" table:end-y="0.5cm" draw:z-index="667" draw:name="Grafik 13" draw:style-name="gr1" draw:text-style-name="P1" svg:width="0.45cm" svg:height="0.5cm" svg:x="0.51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O2" table:end-x="0.417cm" table:end-y="0.5cm" draw:z-index="668" draw:name="Grafik 13" draw:style-name="gr1" draw:text-style-name="P1" svg:width="0.45cm" svg:height="0.5cm" svg:x="0.51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P2" table:end-x="0.416cm" table:end-y="0.5cm" draw:z-index="669" draw:name="Grafik 13" draw:style-name="gr1" draw:text-style-name="P1" svg:width="0.45cm" svg:height="0.5cm" svg:x="0.51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Q2" table:end-x="0.415cm" table:end-y="0.5cm" draw:z-index="670" draw:name="Grafik 13" draw:style-name="gr1" draw:text-style-name="P1" svg:width="0.45cm" svg:height="0.5cm" svg:x="0.51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R2" table:end-x="0.414cm" table:end-y="0.5cm" draw:z-index="671" draw:name="Grafik 13" draw:style-name="gr1" draw:text-style-name="P1" svg:width="0.45cm" svg:height="0.5cm" svg:x="0.51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S2" table:end-x="0.413cm" table:end-y="0.5cm" draw:z-index="672" draw:name="Grafik 13" draw:style-name="gr1" draw:text-style-name="P1" svg:width="0.45cm" svg:height="0.5cm" svg:x="0.51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T2" table:end-x="0.411cm" table:end-y="0.5cm" draw:z-index="673" draw:name="Grafik 13" draw:style-name="gr1" draw:text-style-name="P1" svg:width="0.45cm" svg:height="0.5cm" svg:x="0.5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U2" table:end-x="0.41cm" table:end-y="0.5cm" draw:z-index="17" draw:name="Grafik 13" draw:style-name="gr1" draw:text-style-name="P1" svg:width="0.45cm" svg:height="0.5cm" svg:x="0.50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75:36</text:p>
          </table:table-cell>
          <table:table-cell table:style-name="ce1" office:value-type="float" office:value="97">
            <text:p>97</text:p>
          </table:table-cell>
          <table:table-cell table:number-columns-repeated="975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515cm" table:end-y="0.501cm" draw:z-index="24" draw:name="Grafik 19" draw:style-name="gr1" draw:text-style-name="P1" svg:width="0.5cm" svg:height="0.5cm" svg:x="0.01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514cm" table:end-y="0.501cm" draw:z-index="1061" draw:name="Grafik 4" draw:style-name="gr1" draw:text-style-name="P1" svg:width="0.5cm" svg:height="0.5cm" svg:x="0.014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13cm" table:end-y="0.501cm" draw:z-index="1019" draw:name="Grafik 19" draw:style-name="gr1" draw:text-style-name="P1" svg:width="0.5cm" svg:height="0.5cm" svg:x="0.01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512cm" table:end-y="0.501cm" draw:z-index="1020" draw:name="Grafik 19" draw:style-name="gr1" draw:text-style-name="P1" svg:width="0.5cm" svg:height="0.5cm" svg:x="0.01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1cm" table:end-y="0.501cm" draw:z-index="49" draw:name="Grafik 19" draw:style-name="gr1" draw:text-style-name="P1" svg:width="0.5cm" svg:height="0.5cm" svg:x="0.0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09cm" table:end-y="0.501cm" draw:z-index="1064" draw:name="Grafik 4" draw:style-name="gr1" draw:text-style-name="P1" svg:width="0.5cm" svg:height="0.5cm" svg:x="0.009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08cm" table:end-y="0.501cm" draw:z-index="1065" draw:name="Grafik 4" draw:style-name="gr1" draw:text-style-name="P1" svg:width="0.5cm" svg:height="0.5cm" svg:x="0.00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07cm" table:end-y="0.501cm" draw:z-index="980" draw:name="Grafik 15" draw:style-name="gr1" draw:text-style-name="P1" svg:width="0.4cm" svg:height="0.5cm" svg:x="0.00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05cm" table:end-y="0.501cm" draw:z-index="938" draw:name="Grafik 12" draw:style-name="gr1" draw:text-style-name="P1" svg:width="0.5cm" svg:height="0.5cm" svg:x="0.00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04cm" table:end-y="0.501cm" draw:z-index="939" draw:name="Grafik 12" draw:style-name="gr1" draw:text-style-name="P1" svg:width="0.5cm" svg:height="0.5cm" svg:x="0.00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53cm" table:end-y="0.501cm" draw:z-index="897" draw:name="Grafik 10" draw:style-name="gr1" draw:text-style-name="P1" svg:width="0.45cm" svg:height="0.5cm" svg:x="0.00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01cm" table:end-y="0.501cm" draw:z-index="984" draw:name="Grafik 15" draw:style-name="gr1" draw:text-style-name="P1" svg:width="0.4cm" svg:height="0.5cm" svg:x="0.00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cm" table:end-y="0.501cm" draw:z-index="985" draw:name="Grafik 15" draw:style-name="gr1" draw:text-style-name="P1" svg:width="0.4cm" svg:height="0.5cm" svg:x="0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399cm" table:end-y="0.501cm" draw:z-index="986" draw:name="Grafik 15" draw:style-name="gr1" draw:text-style-name="P1" svg:width="0.4cm" svg:height="0.5cm" svg:x="-0.001cm" svg:y="0.001cm">
              <draw:image xlink:href="Pictures/10000201000000AA000000DF901257F4.png" xlink:type="simple" xlink:show="embed" xlink:actuate="onLoad">
                <text:p/>
              </draw:image>
            </draw:frame>
            <draw:frame table:end-cell-address="Tabelle1.P3" table:end-x="0.398cm" table:end-y="0.501cm" draw:z-index="987" draw:name="Grafik 15" draw:style-name="gr1" draw:text-style-name="P1" svg:width="0.4cm" svg:height="0.5cm" svg:x="0.54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396cm" table:end-y="0.501cm" draw:z-index="988" draw:name="Grafik 15" draw:style-name="gr1" draw:text-style-name="P1" svg:width="0.4cm" svg:height="0.5cm" svg:x="0.54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395cm" table:end-y="0.501cm" draw:z-index="989" draw:name="Grafik 15" draw:style-name="gr1" draw:text-style-name="P1" svg:width="0.4cm" svg:height="0.5cm" svg:x="0.54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394cm" table:end-y="0.501cm" draw:z-index="990" draw:name="Grafik 15" draw:style-name="gr1" draw:text-style-name="P1" svg:width="0.4cm" svg:height="0.5cm" svg:x="0.54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393cm" table:end-y="0.501cm" draw:z-index="991" draw:name="Grafik 15" draw:style-name="gr1" draw:text-style-name="P1" svg:width="0.4cm" svg:height="0.5cm" svg:x="0.54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391cm" table:end-y="0.501cm" draw:z-index="992" draw:name="Grafik 15" draw:style-name="gr1" draw:text-style-name="P1" svg:width="0.4cm" svg:height="0.5cm" svg:x="0.5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91cm" table:end-y="0.501cm" draw:z-index="950" draw:name="Grafik 12" draw:style-name="gr1" draw:text-style-name="P1" svg:width="0.5cm" svg:height="0.5cm" svg:x="0.539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9cm" table:end-y="0.501cm" draw:z-index="693" draw:name="Grafik 10" draw:style-name="gr1" draw:text-style-name="P1" svg:width="0.5cm" svg:height="0.5cm" svg:x="0.53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88cm" table:end-y="0.501cm" draw:z-index="952" draw:name="Grafik 12" draw:style-name="gr1" draw:text-style-name="P1" svg:width="0.5cm" svg:height="0.5cm" svg:x="0.537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87cm" table:end-y="0.501cm" draw:z-index="953" draw:name="Grafik 12" draw:style-name="gr1" draw:text-style-name="P1" svg:width="0.5cm" svg:height="0.5cm" svg:x="0.53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6cm" table:end-y="0.501cm" draw:z-index="954" draw:name="Grafik 12" draw:style-name="gr1" draw:text-style-name="P1" svg:width="0.5cm" svg:height="0.5cm" svg:x="0.53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85cm" table:end-y="0.501cm" draw:z-index="955" draw:name="Grafik 12" draw:style-name="gr1" draw:text-style-name="P1" svg:width="0.5cm" svg:height="0.5cm" svg:x="0.53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83cm" table:end-y="0.501cm" draw:z-index="698" draw:name="Grafik 10" draw:style-name="gr1" draw:text-style-name="P1" svg:width="0.5cm" svg:height="0.5cm" svg:x="0.53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32cm" table:end-y="0.501cm" draw:z-index="643" draw:name="Grafik 13" draw:style-name="gr1" draw:text-style-name="P1" svg:width="0.45cm" svg:height="0.5cm" svg:x="0.5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81cm" table:end-y="0.501cm" draw:z-index="700" draw:name="Grafik 10" draw:style-name="gr1" draw:text-style-name="P1" svg:width="0.5cm" svg:height="0.5cm" svg:x="0.52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79cm" table:end-y="0.501cm" draw:z-index="702" draw:name="Grafik 10" draw:style-name="gr1" draw:text-style-name="P1" svg:width="0.5cm" svg:height="0.5cm" svg:x="0.52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78cm" table:end-y="0.501cm" draw:z-index="703" draw:name="Grafik 10" draw:style-name="gr1" draw:text-style-name="P1" svg:width="0.5cm" svg:height="0.5cm" svg:x="0.52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77cm" table:end-y="0.501cm" draw:z-index="704" draw:name="Grafik 10" draw:style-name="gr1" draw:text-style-name="P1" svg:width="0.5cm" svg:height="0.5cm" svg:x="0.52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76cm" table:end-y="0.501cm" draw:z-index="705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74cm" table:end-y="0.501cm" draw:z-index="706" draw:name="Grafik 10" draw:style-name="gr1" draw:text-style-name="P1" svg:width="0.5cm" svg:height="0.5cm" svg:x="0.52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23cm" table:end-y="0.501cm" draw:z-index="921" draw:name="Grafik 10" draw:style-name="gr1" draw:text-style-name="P1" svg:width="0.45cm" svg:height="0.5cm" svg:x="0.52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22cm" table:end-y="0.501cm" draw:z-index="922" draw:name="Grafik 10" draw:style-name="gr1" draw:text-style-name="P1" svg:width="0.45cm" svg:height="0.5cm" svg:x="0.5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21cm" table:end-y="0.501cm" draw:z-index="923" draw:name="Grafik 10" draw:style-name="gr1" draw:text-style-name="P1" svg:width="0.45cm" svg:height="0.5cm" svg:x="0.519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19cm" table:end-y="0.501cm" draw:z-index="924" draw:name="Grafik 10" draw:style-name="gr1" draw:text-style-name="P1" svg:width="0.45cm" svg:height="0.5cm" svg:x="0.51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N3" table:end-x="0.418cm" table:end-y="0.501cm" draw:z-index="925" draw:name="Grafik 10" draw:style-name="gr1" draw:text-style-name="P1" svg:width="0.45cm" svg:height="0.5cm" svg:x="0.51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O3" table:end-x="0.417cm" table:end-y="0.501cm" draw:z-index="926" draw:name="Grafik 10" draw:style-name="gr1" draw:text-style-name="P1" svg:width="0.45cm" svg:height="0.5cm" svg:x="0.51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P3" table:end-x="0.416cm" table:end-y="0.501cm" draw:z-index="927" draw:name="Grafik 10" draw:style-name="gr1" draw:text-style-name="P1" svg:width="0.45cm" svg:height="0.5cm" svg:x="0.51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Q3" table:end-x="0.415cm" table:end-y="0.501cm" draw:z-index="928" draw:name="Grafik 10" draw:style-name="gr1" draw:text-style-name="P1" svg:width="0.45cm" svg:height="0.5cm" svg:x="0.51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R3" table:end-x="0.414cm" table:end-y="0.501cm" draw:z-index="929" draw:name="Grafik 10" draw:style-name="gr1" draw:text-style-name="P1" svg:width="0.45cm" svg:height="0.5cm" svg:x="0.51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S3" table:end-x="0.413cm" table:end-y="0.501cm" draw:z-index="930" draw:name="Grafik 10" draw:style-name="gr1" draw:text-style-name="P1" svg:width="0.45cm" svg:height="0.5cm" svg:x="0.51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T3" table:end-x="0.411cm" table:end-y="0.501cm" draw:z-index="931" draw:name="Grafik 10" draw:style-name="gr1" draw:text-style-name="P1" svg:width="0.45cm" svg:height="0.5cm" svg:x="0.5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U3" table:end-x="0.41cm" table:end-y="0.501cm" draw:z-index="18" draw:name="Grafik 10" draw:style-name="gr1" draw:text-style-name="P1" svg:width="0.45cm" svg:height="0.5cm" svg:x="0.50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3:30</text:p>
          </table:table-cell>
          <table:table-cell table:style-name="ce1" office:value-type="float" office:value="91">
            <text:p>91</text:p>
          </table:table-cell>
          <table:table-cell table:number-columns-repeated="975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415cm" table:end-y="0.501cm" draw:z-index="26" draw:name="Grafik 15" draw:style-name="gr1" draw:text-style-name="P1" svg:width="0.4cm" svg:height="0.5cm" svg:x="0.01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514cm" table:end-y="0.501cm" draw:z-index="846" draw:name="Grafik 1" draw:style-name="gr1" draw:text-style-name="P1" svg:width="0.5cm" svg:height="0.5cm" svg:x="0.01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513cm" table:end-y="0.501cm" draw:z-index="933" draw:name="Grafik 12" draw:style-name="gr1" draw:text-style-name="P1" svg:width="0.5cm" svg:height="0.5cm" svg:x="0.01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12cm" table:end-y="0.501cm" draw:z-index="977" draw:name="Grafik 15" draw:style-name="gr1" draw:text-style-name="P1" svg:width="0.4cm" svg:height="0.5cm" svg:x="0.01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1cm" table:end-y="0.501cm" draw:z-index="50" draw:name="Grafik 15" draw:style-name="gr1" draw:text-style-name="P1" svg:width="0.4cm" svg:height="0.5cm" svg:x="0.0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59cm" table:end-y="0.501cm" draw:z-index="892" draw:name="Grafik 10" draw:style-name="gr1" draw:text-style-name="P1" svg:width="0.45cm" svg:height="0.5cm" svg:x="0.009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58cm" table:end-y="0.501cm" draw:z-index="893" draw:name="Grafik 10" draw:style-name="gr1" draw:text-style-name="P1" svg:width="0.45cm" svg:height="0.5cm" svg:x="0.00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07cm" table:end-y="0.501cm" draw:z-index="808" draw:name="Grafik 6" draw:style-name="gr1" draw:text-style-name="P1" svg:width="0.5cm" svg:height="0.5cm" svg:x="0.00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05cm" table:end-y="0.501cm" draw:z-index="981" draw:name="Grafik 15" draw:style-name="gr1" draw:text-style-name="P1" svg:width="0.4cm" svg:height="0.5cm" svg:x="0.00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54cm" table:end-y="0.501cm" draw:z-index="638" draw:name="Grafik 13" draw:style-name="gr1" draw:text-style-name="P1" svg:width="0.45cm" svg:height="0.5cm" svg:x="0.00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53cm" table:end-y="0.501cm" draw:z-index="639" draw:name="Grafik 13" draw:style-name="gr1" draw:text-style-name="P1" svg:width="0.45cm" svg:height="0.5cm" svg:x="0.00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01cm" table:end-y="0.501cm" draw:z-index="1070" draw:name="Grafik 4" draw:style-name="gr1" draw:text-style-name="P1" svg:width="0.5cm" svg:height="0.5cm" svg:x="0.00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5cm" table:end-y="0.501cm" draw:z-index="1071" draw:name="Grafik 4" draw:style-name="gr1" draw:text-style-name="P1" svg:width="0.5cm" svg:height="0.5cm" svg:x="0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49cm" table:end-y="0.501cm" draw:z-index="900" draw:name="Grafik 10" draw:style-name="gr1" draw:text-style-name="P1" svg:width="0.45cm" svg:height="0.5cm" svg:x="-0.001cm" svg:y="0.001cm">
              <draw:image xlink:href="Pictures/10000201000004B00000053B062DE6D1.png" xlink:type="simple" xlink:show="embed" xlink:actuate="onLoad">
                <text:p/>
              </draw:image>
            </draw:frame>
            <draw:frame table:end-cell-address="Tabelle1.P4" table:end-x="0.448cm" table:end-y="0.501cm" draw:z-index="901" draw:name="Grafik 10" draw:style-name="gr1" draw:text-style-name="P1" svg:width="0.45cm" svg:height="0.5cm" svg:x="0.54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96cm" table:end-y="0.501cm" draw:z-index="1031" draw:name="Grafik 19" draw:style-name="gr1" draw:text-style-name="P1" svg:width="0.5cm" svg:height="0.5cm" svg:x="0.54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45cm" table:end-y="0.501cm" draw:z-index="903" draw:name="Grafik 10" draw:style-name="gr1" draw:text-style-name="P1" svg:width="0.45cm" svg:height="0.5cm" svg:x="0.54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94cm" table:end-y="0.501cm" draw:z-index="947" draw:name="Grafik 12" draw:style-name="gr1" draw:text-style-name="P1" svg:width="0.5cm" svg:height="0.5cm" svg:x="0.54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43cm" table:end-y="0.501cm" draw:z-index="905" draw:name="Grafik 10" draw:style-name="gr1" draw:text-style-name="P1" svg:width="0.45cm" svg:height="0.5cm" svg:x="0.54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91cm" table:end-y="0.501cm" draw:z-index="949" draw:name="Grafik 12" draw:style-name="gr1" draw:text-style-name="P1" svg:width="0.5cm" svg:height="0.5cm" svg:x="0.5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91cm" table:end-y="0.501cm" draw:z-index="993" draw:name="Grafik 15" draw:style-name="gr1" draw:text-style-name="P1" svg:width="0.4cm" svg:height="0.5cm" svg:x="0.539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9cm" table:end-y="0.501cm" draw:z-index="951" draw:name="Grafik 12" draw:style-name="gr1" draw:text-style-name="P1" svg:width="0.5cm" svg:height="0.5cm" svg:x="0.53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388cm" table:end-y="0.501cm" draw:z-index="995" draw:name="Grafik 15" draw:style-name="gr1" draw:text-style-name="P1" svg:width="0.4cm" svg:height="0.5cm" svg:x="0.53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387cm" table:end-y="0.501cm" draw:z-index="996" draw:name="Grafik 15" draw:style-name="gr1" draw:text-style-name="P1" svg:width="0.4cm" svg:height="0.5cm" svg:x="0.53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86cm" table:end-y="0.501cm" draw:z-index="696" draw:name="Grafik 10" draw:style-name="gr1" draw:text-style-name="P1" svg:width="0.5cm" svg:height="0.5cm" svg:x="0.53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35cm" table:end-y="0.501cm" draw:z-index="912" draw:name="Grafik 10" draw:style-name="gr1" draw:text-style-name="P1" svg:width="0.45cm" svg:height="0.5cm" svg:x="0.53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83cm" table:end-y="0.501cm" draw:z-index="956" draw:name="Grafik 12" draw:style-name="gr1" draw:text-style-name="P1" svg:width="0.5cm" svg:height="0.5cm" svg:x="0.53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82cm" table:end-y="0.501cm" draw:z-index="957" draw:name="Grafik 12" draw:style-name="gr1" draw:text-style-name="P1" svg:width="0.5cm" svg:height="0.5cm" svg:x="0.5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81cm" table:end-y="0.501cm" draw:z-index="958" draw:name="Grafik 12" draw:style-name="gr1" draw:text-style-name="P1" svg:width="0.5cm" svg:height="0.5cm" svg:x="0.529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29cm" table:end-y="0.501cm" draw:z-index="916" draw:name="Grafik 10" draw:style-name="gr1" draw:text-style-name="P1" svg:width="0.45cm" svg:height="0.5cm" svg:x="0.52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28cm" table:end-y="0.501cm" draw:z-index="917" draw:name="Grafik 10" draw:style-name="gr1" draw:text-style-name="P1" svg:width="0.45cm" svg:height="0.5cm" svg:x="0.52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27cm" table:end-y="0.501cm" draw:z-index="918" draw:name="Grafik 10" draw:style-name="gr1" draw:text-style-name="P1" svg:width="0.45cm" svg:height="0.5cm" svg:x="0.52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26cm" table:end-y="0.501cm" draw:z-index="919" draw:name="Grafik 10" draw:style-name="gr1" draw:text-style-name="P1" svg:width="0.45cm" svg:height="0.5cm" svg:x="0.52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24cm" table:end-y="0.501cm" draw:z-index="920" draw:name="Grafik 10" draw:style-name="gr1" draw:text-style-name="P1" svg:width="0.45cm" svg:height="0.5cm" svg:x="0.52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73cm" table:end-y="0.501cm" draw:z-index="964" draw:name="Grafik 12" draw:style-name="gr1" draw:text-style-name="P1" svg:width="0.5cm" svg:height="0.5cm" svg:x="0.52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472cm" table:end-y="0.501cm" draw:z-index="965" draw:name="Grafik 12" draw:style-name="gr1" draw:text-style-name="P1" svg:width="0.5cm" svg:height="0.5cm" svg:x="0.5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471cm" table:end-y="0.501cm" draw:z-index="966" draw:name="Grafik 12" draw:style-name="gr1" draw:text-style-name="P1" svg:width="0.5cm" svg:height="0.5cm" svg:x="0.519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469cm" table:end-y="0.501cm" draw:z-index="967" draw:name="Grafik 12" draw:style-name="gr1" draw:text-style-name="P1" svg:width="0.5cm" svg:height="0.5cm" svg:x="0.51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N4" table:end-x="0.468cm" table:end-y="0.501cm" draw:z-index="710" draw:name="Grafik 10" draw:style-name="gr1" draw:text-style-name="P1" svg:width="0.5cm" svg:height="0.5cm" svg:x="0.51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O4" table:end-x="0.467cm" table:end-y="0.501cm" draw:z-index="711" draw:name="Grafik 10" draw:style-name="gr1" draw:text-style-name="P1" svg:width="0.5cm" svg:height="0.5cm" svg:x="0.51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P4" table:end-x="0.466cm" table:end-y="0.501cm" draw:z-index="970" draw:name="Grafik 12" draw:style-name="gr1" draw:text-style-name="P1" svg:width="0.5cm" svg:height="0.5cm" svg:x="0.51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Q4" table:end-x="0.465cm" table:end-y="0.501cm" draw:z-index="971" draw:name="Grafik 12" draw:style-name="gr1" draw:text-style-name="P1" svg:width="0.5cm" svg:height="0.5cm" svg:x="0.51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R4" table:end-x="0.364cm" table:end-y="0.501cm" draw:z-index="1015" draw:name="Grafik 15" draw:style-name="gr1" draw:text-style-name="P1" svg:width="0.4cm" svg:height="0.5cm" svg:x="0.51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S4" table:end-x="0.463cm" table:end-y="0.501cm" draw:z-index="715" draw:name="Grafik 10" draw:style-name="gr1" draw:text-style-name="P1" svg:width="0.5cm" svg:height="0.5cm" svg:x="0.51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T4" table:end-x="0.461cm" table:end-y="0.501cm" draw:z-index="716" draw:name="Grafik 10" draw:style-name="gr1" draw:text-style-name="P1" svg:width="0.5cm" svg:height="0.5cm" svg:x="0.5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U4" table:end-x="0.46cm" table:end-y="0.501cm" draw:z-index="0" draw:name="Grafik 10" draw:style-name="gr1" draw:text-style-name="P1" svg:width="0.5cm" svg:height="0.5cm" svg:x="0.50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79:42</text:p>
          </table:table-cell>
          <table:table-cell table:style-name="ce1" office:value-type="float" office:value="87">
            <text:p>87</text:p>
          </table:table-cell>
          <table:table-cell table:number-columns-repeated="975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515cm" table:end-y="0.5cm" draw:z-index="27" draw:name="Grafik 4" draw:style-name="gr1" draw:text-style-name="P1" svg:width="0.5cm" svg:height="0.5cm" svg:x="0.015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14cm" table:end-y="0.5cm" draw:z-index="975" draw:name="Grafik 15" draw:style-name="gr1" draw:text-style-name="P1" svg:width="0.4cm" svg:height="0.5cm" svg:x="0.01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13cm" table:end-y="0.5cm" draw:z-index="976" draw:name="Grafik 15" draw:style-name="gr1" draw:text-style-name="P1" svg:width="0.4cm" svg:height="0.5cm" svg:x="0.01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12cm" table:end-y="0.5cm" draw:z-index="934" draw:name="Grafik 12" draw:style-name="gr1" draw:text-style-name="P1" svg:width="0.5cm" svg:height="0.5cm" svg:x="0.01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51cm" table:end-y="0.5cm" draw:z-index="51" draw:name="Grafik 12" draw:style-name="gr1" draw:text-style-name="P1" svg:width="0.5cm" svg:height="0.5cm" svg:x="0.01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09cm" table:end-y="0.5cm" draw:z-index="978" draw:name="Grafik 15" draw:style-name="gr1" draw:text-style-name="P1" svg:width="0.4cm" svg:height="0.5cm" svg:x="0.009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08cm" table:end-y="0.5cm" draw:z-index="979" draw:name="Grafik 15" draw:style-name="gr1" draw:text-style-name="P1" svg:width="0.4cm" svg:height="0.5cm" svg:x="0.00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507cm" table:end-y="0.5cm" draw:z-index="937" draw:name="Grafik 12" draw:style-name="gr1" draw:text-style-name="P1" svg:width="0.5cm" svg:height="0.5cm" svg:x="0.00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55cm" table:end-y="0.5cm" draw:z-index="637" draw:name="Grafik 13" draw:style-name="gr1" draw:text-style-name="P1" svg:width="0.45cm" svg:height="0.5cm" svg:x="0.00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54cm" table:end-y="0.5cm" draw:z-index="896" draw:name="Grafik 10" draw:style-name="gr1" draw:text-style-name="P1" svg:width="0.45cm" svg:height="0.5cm" svg:x="0.00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03cm" table:end-y="0.5cm" draw:z-index="983" draw:name="Grafik 15" draw:style-name="gr1" draw:text-style-name="P1" svg:width="0.4cm" svg:height="0.5cm" svg:x="0.00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501cm" table:end-y="0.5cm" draw:z-index="941" draw:name="Grafik 12" draw:style-name="gr1" draw:text-style-name="P1" svg:width="0.5cm" svg:height="0.5cm" svg:x="0.001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cm" table:end-y="0.5cm" draw:z-index="942" draw:name="Grafik 12" draw:style-name="gr1" draw:text-style-name="P1" svg:width="0.5cm" svg:height="0.5cm" svg:x="0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99cm" table:end-y="0.5cm" draw:z-index="943" draw:name="Grafik 12" draw:style-name="gr1" draw:text-style-name="P1" svg:width="0.5cm" svg:height="0.5cm" svg:x="-0.001cm" svg:y="0cm">
              <draw:image xlink:href="Pictures/10000201000004B00000046F82D4458B.png" xlink:type="simple" xlink:show="embed" xlink:actuate="onLoad">
                <text:p/>
              </draw:image>
            </draw:frame>
            <draw:frame table:end-cell-address="Tabelle1.P5" table:end-x="0.498cm" table:end-y="0.5cm" draw:z-index="1030" draw:name="Grafik 19" draw:style-name="gr1" draw:text-style-name="P1" svg:width="0.5cm" svg:height="0.5cm" svg:x="0.54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96cm" table:end-y="0.5cm" draw:z-index="945" draw:name="Grafik 12" draw:style-name="gr1" draw:text-style-name="P1" svg:width="0.5cm" svg:height="0.5cm" svg:x="0.545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95cm" table:end-y="0.5cm" draw:z-index="946" draw:name="Grafik 12" draw:style-name="gr1" draw:text-style-name="P1" svg:width="0.5cm" svg:height="0.5cm" svg:x="0.54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44cm" table:end-y="0.5cm" draw:z-index="904" draw:name="Grafik 10" draw:style-name="gr1" draw:text-style-name="P1" svg:width="0.45cm" svg:height="0.5cm" svg:x="0.54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93cm" table:end-y="0.5cm" draw:z-index="948" draw:name="Grafik 12" draw:style-name="gr1" draw:text-style-name="P1" svg:width="0.5cm" svg:height="0.5cm" svg:x="0.541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91cm" table:end-y="0.5cm" draw:z-index="691" draw:name="Grafik 10" draw:style-name="gr1" draw:text-style-name="P1" svg:width="0.5cm" svg:height="0.5cm" svg:x="0.5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91cm" table:end-y="0.5cm" draw:z-index="692" draw:name="Grafik 10" draw:style-name="gr1" draw:text-style-name="P1" svg:width="0.5cm" svg:height="0.5cm" svg:x="0.53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39cm" table:end-y="0.5cm" draw:z-index="994" draw:name="Grafik 15" draw:style-name="gr1" draw:text-style-name="P1" svg:width="0.4cm" svg:height="0.5cm" svg:x="0.53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88cm" table:end-y="0.5cm" draw:z-index="694" draw:name="Grafik 10" draw:style-name="gr1" draw:text-style-name="P1" svg:width="0.5cm" svg:height="0.5cm" svg:x="0.53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87cm" table:end-y="0.5cm" draw:z-index="695" draw:name="Grafik 10" draw:style-name="gr1" draw:text-style-name="P1" svg:width="0.5cm" svg:height="0.5cm" svg:x="0.53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36cm" table:end-y="0.5cm" draw:z-index="911" draw:name="Grafik 10" draw:style-name="gr1" draw:text-style-name="P1" svg:width="0.45cm" svg:height="0.5cm" svg:x="0.53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85cm" table:end-y="0.5cm" draw:z-index="697" draw:name="Grafik 10" draw:style-name="gr1" draw:text-style-name="P1" svg:width="0.5cm" svg:height="0.5cm" svg:x="0.53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83cm" table:end-y="0.5cm" draw:z-index="1042" draw:name="Grafik 19" draw:style-name="gr1" draw:text-style-name="P1" svg:width="0.5cm" svg:height="0.5cm" svg:x="0.53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32cm" table:end-y="0.5cm" draw:z-index="914" draw:name="Grafik 10" draw:style-name="gr1" draw:text-style-name="P1" svg:width="0.45cm" svg:height="0.5cm" svg:x="0.53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31cm" table:end-y="0.5cm" draw:z-index="915" draw:name="Grafik 10" draw:style-name="gr1" draw:text-style-name="P1" svg:width="0.45cm" svg:height="0.5cm" svg:x="0.52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79cm" table:end-y="0.5cm" draw:z-index="959" draw:name="Grafik 12" draw:style-name="gr1" draw:text-style-name="P1" svg:width="0.5cm" svg:height="0.5cm" svg:x="0.52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78cm" table:end-y="0.5cm" draw:z-index="960" draw:name="Grafik 12" draw:style-name="gr1" draw:text-style-name="P1" svg:width="0.5cm" svg:height="0.5cm" svg:x="0.526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77cm" table:end-y="0.5cm" draw:z-index="961" draw:name="Grafik 12" draw:style-name="gr1" draw:text-style-name="P1" svg:width="0.5cm" svg:height="0.5cm" svg:x="0.525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76cm" table:end-y="0.5cm" draw:z-index="962" draw:name="Grafik 12" draw:style-name="gr1" draw:text-style-name="P1" svg:width="0.5cm" svg:height="0.5cm" svg:x="0.52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74cm" table:end-y="0.5cm" draw:z-index="963" draw:name="Grafik 12" draw:style-name="gr1" draw:text-style-name="P1" svg:width="0.5cm" svg:height="0.5cm" svg:x="0.52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73cm" table:end-y="0.5cm" draw:z-index="701" draw:name="Grafik 10" draw:style-name="gr1" draw:text-style-name="P1" svg:width="0.5cm" svg:height="0.5cm" svg:x="0.52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72cm" table:end-y="0.5cm" draw:z-index="707" draw:name="Grafik 10" draw:style-name="gr1" draw:text-style-name="P1" svg:width="0.5cm" svg:height="0.5cm" svg:x="0.5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71cm" table:end-y="0.5cm" draw:z-index="708" draw:name="Grafik 10" draw:style-name="gr1" draw:text-style-name="P1" svg:width="0.5cm" svg:height="0.5cm" svg:x="0.51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469cm" table:end-y="0.5cm" draw:z-index="709" draw:name="Grafik 10" draw:style-name="gr1" draw:text-style-name="P1" svg:width="0.5cm" svg:height="0.5cm" svg:x="0.51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N5" table:end-x="0.468cm" table:end-y="0.5cm" draw:z-index="968" draw:name="Grafik 12" draw:style-name="gr1" draw:text-style-name="P1" svg:width="0.5cm" svg:height="0.5cm" svg:x="0.516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O5" table:end-x="0.467cm" table:end-y="0.5cm" draw:z-index="969" draw:name="Grafik 12" draw:style-name="gr1" draw:text-style-name="P1" svg:width="0.5cm" svg:height="0.5cm" svg:x="0.515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P5" table:end-x="0.466cm" table:end-y="0.5cm" draw:z-index="712" draw:name="Grafik 10" draw:style-name="gr1" draw:text-style-name="P1" svg:width="0.5cm" svg:height="0.5cm" svg:x="0.51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Q5" table:end-x="0.465cm" table:end-y="0.5cm" draw:z-index="713" draw:name="Grafik 10" draw:style-name="gr1" draw:text-style-name="P1" svg:width="0.5cm" svg:height="0.5cm" svg:x="0.51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R5" table:end-x="0.464cm" table:end-y="0.5cm" draw:z-index="972" draw:name="Grafik 12" draw:style-name="gr1" draw:text-style-name="P1" svg:width="0.5cm" svg:height="0.5cm" svg:x="0.51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S5" table:end-x="0.363cm" table:end-y="0.5cm" draw:z-index="1016" draw:name="Grafik 15" draw:style-name="gr1" draw:text-style-name="P1" svg:width="0.4cm" svg:height="0.5cm" svg:x="0.51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T5" table:end-x="0.461cm" table:end-y="0.5cm" draw:z-index="974" draw:name="Grafik 12" draw:style-name="gr1" draw:text-style-name="P1" svg:width="0.5cm" svg:height="0.5cm" svg:x="0.51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U5" table:end-x="0.46cm" table:end-y="0.5cm" draw:z-index="1" draw:name="Grafik 12" draw:style-name="gr1" draw:text-style-name="P1" svg:width="0.5cm" svg:height="0.5cm" svg:x="0.50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6:39</text:p>
          </table:table-cell>
          <table:table-cell table:style-name="ce1" office:value-type="float" office:value="80">
            <text:p>80</text:p>
          </table:table-cell>
          <table:table-cell table:number-columns-repeated="975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15cm" table:end-y="0.5cm" draw:z-index="28" draw:name="Grafik 21" draw:style-name="gr1" draw:text-style-name="P1" svg:width="0.4cm" svg:height="0.5cm" svg:x="0.01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464cm" table:end-y="0.5cm" draw:z-index="631" draw:name="Grafik 13" draw:style-name="gr1" draw:text-style-name="P1" svg:width="0.45cm" svg:height="0.5cm" svg:x="0.01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63cm" table:end-y="0.5cm" draw:z-index="890" draw:name="Grafik 10" draw:style-name="gr1" draw:text-style-name="P1" svg:width="0.45cm" svg:height="0.5cm" svg:x="0.013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512cm" table:end-y="0.5cm" draw:z-index="848" draw:name="Grafik 1" draw:style-name="gr1" draw:text-style-name="P1" svg:width="0.5cm" svg:height="0.5cm" svg:x="0.012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6cm" table:end-y="0.5cm" draw:z-index="52" draw:name="Grafik 10" draw:style-name="gr1" draw:text-style-name="P1" svg:width="0.45cm" svg:height="0.5cm" svg:x="0.0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509cm" table:end-y="0.5cm" draw:z-index="806" draw:name="Grafik 6" draw:style-name="gr1" draw:text-style-name="P1" svg:width="0.5cm" svg:height="0.5cm" svg:x="0.00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58cm" table:end-y="0.5cm" draw:z-index="635" draw:name="Grafik 13" draw:style-name="gr1" draw:text-style-name="P1" svg:width="0.45cm" svg:height="0.5cm" svg:x="0.00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57cm" table:end-y="0.5cm" draw:z-index="894" draw:name="Grafik 10" draw:style-name="gr1" draw:text-style-name="P1" svg:width="0.45cm" svg:height="0.5cm" svg:x="0.007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05cm" table:end-y="0.5cm" draw:z-index="465" draw:name="Grafik 5" draw:style-name="gr1" draw:text-style-name="P1" svg:width="0.4cm" svg:height="0.5cm" svg:x="0.00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04cm" table:end-y="0.5cm" draw:z-index="982" draw:name="Grafik 15" draw:style-name="gr1" draw:text-style-name="P1" svg:width="0.4cm" svg:height="0.5cm" svg:x="0.00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03cm" table:end-y="0.5cm" draw:z-index="1069" draw:name="Grafik 4" draw:style-name="gr1" draw:text-style-name="P1" svg:width="0.5cm" svg:height="0.5cm" svg:x="0.00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51cm" table:end-y="0.5cm" draw:z-index="898" draw:name="Grafik 10" draw:style-name="gr1" draw:text-style-name="P1" svg:width="0.45cm" svg:height="0.5cm" svg:x="0.00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5cm" table:end-y="0.5cm" draw:z-index="899" draw:name="Grafik 10" draw:style-name="gr1" draw:text-style-name="P1" svg:width="0.45cm" svg:height="0.5cm" svg:x="0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99cm" table:end-y="0.5cm" draw:z-index="1029" draw:name="Grafik 19" draw:style-name="gr1" draw:text-style-name="P1" svg:width="0.5cm" svg:height="0.5cm" svg:x="-0.001cm" svg:y="0cm">
              <draw:image xlink:href="Pictures/10000000000002E0000002DADBBFAC47.jpg" xlink:type="simple" xlink:show="embed" xlink:actuate="onLoad">
                <text:p/>
              </draw:image>
            </draw:frame>
            <draw:frame table:end-cell-address="Tabelle1.P6" table:end-x="0.498cm" table:end-y="0.5cm" draw:z-index="1073" draw:name="Grafik 4" draw:style-name="gr1" draw:text-style-name="P1" svg:width="0.5cm" svg:height="0.5cm" svg:x="0.546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96cm" table:end-y="0.5cm" draw:z-index="773" draw:name="Grafik 16" draw:style-name="gr1" draw:text-style-name="P1" svg:width="0.4cm" svg:height="0.5cm" svg:x="0.545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95cm" table:end-y="0.5cm" draw:z-index="1032" draw:name="Grafik 19" draw:style-name="gr1" draw:text-style-name="P1" svg:width="0.5cm" svg:height="0.5cm" svg:x="0.54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94cm" table:end-y="0.5cm" draw:z-index="1033" draw:name="Grafik 19" draw:style-name="gr1" draw:text-style-name="P1" svg:width="0.5cm" svg:height="0.5cm" svg:x="0.54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93cm" table:end-y="0.5cm" draw:z-index="1034" draw:name="Grafik 19" draw:style-name="gr1" draw:text-style-name="P1" svg:width="0.5cm" svg:height="0.5cm" svg:x="0.54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41cm" table:end-y="0.5cm" draw:z-index="906" draw:name="Grafik 10" draw:style-name="gr1" draw:text-style-name="P1" svg:width="0.45cm" svg:height="0.5cm" svg:x="0.5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41cm" table:end-y="0.5cm" draw:z-index="907" draw:name="Grafik 10" draw:style-name="gr1" draw:text-style-name="P1" svg:width="0.45cm" svg:height="0.5cm" svg:x="0.53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4cm" table:end-y="0.5cm" draw:z-index="908" draw:name="Grafik 10" draw:style-name="gr1" draw:text-style-name="P1" svg:width="0.45cm" svg:height="0.5cm" svg:x="0.538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88cm" table:end-y="0.5cm" draw:z-index="1038" draw:name="Grafik 19" draw:style-name="gr1" draw:text-style-name="P1" svg:width="0.5cm" svg:height="0.5cm" svg:x="0.53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37cm" table:end-y="0.5cm" draw:z-index="910" draw:name="Grafik 10" draw:style-name="gr1" draw:text-style-name="P1" svg:width="0.45cm" svg:height="0.5cm" svg:x="0.535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86cm" table:end-y="0.5cm" draw:z-index="1040" draw:name="Grafik 19" draw:style-name="gr1" draw:text-style-name="P1" svg:width="0.5cm" svg:height="0.5cm" svg:x="0.53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85cm" table:end-y="0.5cm" draw:z-index="1041" draw:name="Grafik 19" draw:style-name="gr1" draw:text-style-name="P1" svg:width="0.5cm" svg:height="0.5cm" svg:x="0.53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33cm" table:end-y="0.5cm" draw:z-index="913" draw:name="Grafik 10" draw:style-name="gr1" draw:text-style-name="P1" svg:width="0.45cm" svg:height="0.5cm" svg:x="0.53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82cm" table:end-y="0.5cm" draw:z-index="1043" draw:name="Grafik 19" draw:style-name="gr1" draw:text-style-name="P1" svg:width="0.5cm" svg:height="0.5cm" svg:x="0.5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81cm" table:end-y="0.5cm" draw:z-index="1044" draw:name="Grafik 19" draw:style-name="gr1" draw:text-style-name="P1" svg:width="0.5cm" svg:height="0.5cm" svg:x="0.52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79cm" table:end-y="0.5cm" draw:z-index="1045" draw:name="Grafik 19" draw:style-name="gr1" draw:text-style-name="P1" svg:width="0.5cm" svg:height="0.5cm" svg:x="0.52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78cm" table:end-y="0.5cm" draw:z-index="1046" draw:name="Grafik 19" draw:style-name="gr1" draw:text-style-name="P1" svg:width="0.5cm" svg:height="0.5cm" svg:x="0.52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77cm" table:end-y="0.5cm" draw:z-index="1047" draw:name="Grafik 19" draw:style-name="gr1" draw:text-style-name="P1" svg:width="0.5cm" svg:height="0.5cm" svg:x="0.52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76cm" table:end-y="0.5cm" draw:z-index="1048" draw:name="Grafik 19" draw:style-name="gr1" draw:text-style-name="P1" svg:width="0.5cm" svg:height="0.5cm" svg:x="0.52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74cm" table:end-y="0.5cm" draw:z-index="1049" draw:name="Grafik 19" draw:style-name="gr1" draw:text-style-name="P1" svg:width="0.5cm" svg:height="0.5cm" svg:x="0.52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73cm" table:end-y="0.5cm" draw:z-index="1050" draw:name="Grafik 19" draw:style-name="gr1" draw:text-style-name="P1" svg:width="0.5cm" svg:height="0.5cm" svg:x="0.52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72cm" table:end-y="0.5cm" draw:z-index="1051" draw:name="Grafik 19" draw:style-name="gr1" draw:text-style-name="P1" svg:width="0.5cm" svg:height="0.5cm" svg:x="0.5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71cm" table:end-y="0.5cm" draw:z-index="149" draw:name="Grafik 2" draw:style-name="gr1" draw:text-style-name="P1" svg:width="0.5cm" svg:height="0.5cm" svg:x="0.519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69cm" table:end-y="0.5cm" draw:z-index="150" draw:name="Grafik 2" draw:style-name="gr1" draw:text-style-name="P1" svg:width="0.5cm" svg:height="0.5cm" svg:x="0.51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N6" table:end-x="0.468cm" table:end-y="0.5cm" draw:z-index="151" draw:name="Grafik 2" draw:style-name="gr1" draw:text-style-name="P1" svg:width="0.5cm" svg:height="0.5cm" svg:x="0.516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O6" table:end-x="0.467cm" table:end-y="0.5cm" draw:z-index="152" draw:name="Grafik 2" draw:style-name="gr1" draw:text-style-name="P1" svg:width="0.5cm" svg:height="0.5cm" svg:x="0.51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P6" table:end-x="0.366cm" table:end-y="0.5cm" draw:z-index="1013" draw:name="Grafik 15" draw:style-name="gr1" draw:text-style-name="P1" svg:width="0.4cm" svg:height="0.5cm" svg:x="0.515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Q6" table:end-x="0.365cm" table:end-y="0.5cm" draw:z-index="1014" draw:name="Grafik 15" draw:style-name="gr1" draw:text-style-name="P1" svg:width="0.4cm" svg:height="0.5cm" svg:x="0.51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R6" table:end-x="0.464cm" table:end-y="0.5cm" draw:z-index="714" draw:name="Grafik 10" draw:style-name="gr1" draw:text-style-name="P1" svg:width="0.5cm" svg:height="0.5cm" svg:x="0.51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S6" table:end-x="0.463cm" table:end-y="0.5cm" draw:z-index="973" draw:name="Grafik 12" draw:style-name="gr1" draw:text-style-name="P1" svg:width="0.5cm" svg:height="0.5cm" svg:x="0.511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T6" table:end-x="0.361cm" table:end-y="0.5cm" draw:z-index="1017" draw:name="Grafik 15" draw:style-name="gr1" draw:text-style-name="P1" svg:width="0.4cm" svg:height="0.5cm" svg:x="0.5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U6" table:end-x="0.46cm" table:end-y="0.5cm" draw:z-index="2" draw:name="Grafik 2" draw:style-name="gr1" draw:text-style-name="P1" svg:width="0.5cm" svg:height="0.5cm" svg:x="0.50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8:50</text:p>
          </table:table-cell>
          <table:table-cell table:style-name="ce1" office:value-type="float" office:value="78">
            <text:p>78</text:p>
          </table:table-cell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515cm" table:end-y="0.501cm" draw:z-index="29" draw:name="Grafik 1" draw:style-name="gr1" draw:text-style-name="P1" svg:width="0.5cm" svg:height="0.5cm" svg:x="0.01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14cm" table:end-y="0.501cm" draw:z-index="416" draw:name="Grafik 21" draw:style-name="gr1" draw:text-style-name="P1" svg:width="0.4cm" svg:height="0.5cm" svg:x="0.01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93cm" table:end-y="0.481cm" draw:z-index="718" draw:name="Grafik 3" draw:style-name="gr1" draw:text-style-name="P1" svg:width="0.48cm" svg:height="0.48cm" svg:x="0.01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2cm" table:end-y="0.481cm" draw:z-index="719" draw:name="Grafik 3" draw:style-name="gr1" draw:text-style-name="P1" svg:width="0.48cm" svg:height="0.48cm" svg:x="0.01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51cm" table:end-y="0.501cm" draw:z-index="53" draw:name="Grafik 1" draw:style-name="gr1" draw:text-style-name="P1" svg:width="0.5cm" svg:height="0.5cm" svg:x="0.01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09cm" table:end-y="0.501cm" draw:z-index="935" draw:name="Grafik 12" draw:style-name="gr1" draw:text-style-name="P1" svg:width="0.5cm" svg:height="0.5cm" svg:x="0.009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08cm" table:end-y="0.501cm" draw:z-index="807" draw:name="Grafik 6" draw:style-name="gr1" draw:text-style-name="P1" svg:width="0.5cm" svg:height="0.5cm" svg:x="0.00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507cm" table:end-y="0.501cm" draw:z-index="1066" draw:name="Grafik 4" draw:style-name="gr1" draw:text-style-name="P1" svg:width="0.5cm" svg:height="0.5cm" svg:x="0.00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55cm" table:end-y="0.501cm" draw:z-index="895" draw:name="Grafik 10" draw:style-name="gr1" draw:text-style-name="P1" svg:width="0.45cm" svg:height="0.5cm" svg:x="0.00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04cm" table:end-y="0.501cm" draw:z-index="466" draw:name="Grafik 5" draw:style-name="gr1" draw:text-style-name="P1" svg:width="0.4cm" svg:height="0.5cm" svg:x="0.00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03cm" table:end-y="0.501cm" draw:z-index="940" draw:name="Grafik 12" draw:style-name="gr1" draw:text-style-name="P1" svg:width="0.5cm" svg:height="0.5cm" svg:x="0.00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01cm" table:end-y="0.501cm" draw:z-index="1027" draw:name="Grafik 19" draw:style-name="gr1" draw:text-style-name="P1" svg:width="0.5cm" svg:height="0.5cm" svg:x="0.00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cm" table:end-y="0.501cm" draw:z-index="1028" draw:name="Grafik 19" draw:style-name="gr1" draw:text-style-name="P1" svg:width="0.5cm" svg:height="0.5cm" svg:x="0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98cm" table:end-y="0.501cm" draw:z-index="686" draw:name="Grafik 10" draw:style-name="gr1" draw:text-style-name="P1" svg:width="0.5cm" svg:height="0.5cm" svg:x="0.546cm" svg:y="0.001cm">
              <draw:image xlink:href="Pictures/100000000000009600000096CA7FCAD4.jpg" xlink:type="simple" xlink:show="embed" xlink:actuate="onLoad">
                <text:p/>
              </draw:image>
            </draw:frame>
            <draw:frame table:end-cell-address="Tabelle1.O7" table:end-x="0.499cm" table:end-y="0.501cm" draw:z-index="1072" draw:name="Grafik 4" draw:style-name="gr1" draw:text-style-name="P1" svg:width="0.5cm" svg:height="0.5cm" svg:x="-0.00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96cm" table:end-y="0.501cm" draw:z-index="687" draw:name="Grafik 10" draw:style-name="gr1" draw:text-style-name="P1" svg:width="0.5cm" svg:height="0.5cm" svg:x="0.54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95cm" table:end-y="0.501cm" draw:z-index="1075" draw:name="Grafik 4" draw:style-name="gr1" draw:text-style-name="P1" svg:width="0.5cm" svg:height="0.5cm" svg:x="0.543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94cm" table:end-y="0.501cm" draw:z-index="689" draw:name="Grafik 10" draw:style-name="gr1" draw:text-style-name="P1" svg:width="0.5cm" svg:height="0.5cm" svg:x="0.54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93cm" table:end-y="0.501cm" draw:z-index="690" draw:name="Grafik 10" draw:style-name="gr1" draw:text-style-name="P1" svg:width="0.5cm" svg:height="0.5cm" svg:x="0.54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391cm" table:end-y="0.501cm" draw:z-index="476" draw:name="Grafik 5" draw:style-name="gr1" draw:text-style-name="P1" svg:width="0.4cm" svg:height="0.5cm" svg:x="0.5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91cm" table:end-y="0.501cm" draw:z-index="1036" draw:name="Grafik 19" draw:style-name="gr1" draw:text-style-name="P1" svg:width="0.5cm" svg:height="0.5cm" svg:x="0.53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9cm" table:end-y="0.501cm" draw:z-index="1037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38cm" table:end-y="0.501cm" draw:z-index="909" draw:name="Grafik 10" draw:style-name="gr1" draw:text-style-name="P1" svg:width="0.45cm" svg:height="0.5cm" svg:x="0.537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87cm" table:end-y="0.501cm" draw:z-index="1039" draw:name="Grafik 19" draw:style-name="gr1" draw:text-style-name="P1" svg:width="0.5cm" svg:height="0.5cm" svg:x="0.53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386cm" table:end-y="0.501cm" draw:z-index="997" draw:name="Grafik 15" draw:style-name="gr1" draw:text-style-name="P1" svg:width="0.4cm" svg:height="0.5cm" svg:x="0.53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385cm" table:end-y="0.501cm" draw:z-index="998" draw:name="Grafik 15" draw:style-name="gr1" draw:text-style-name="P1" svg:width="0.4cm" svg:height="0.5cm" svg:x="0.53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383cm" table:end-y="0.501cm" draw:z-index="999" draw:name="Grafik 15" draw:style-name="gr1" draw:text-style-name="P1" svg:width="0.4cm" svg:height="0.5cm" svg:x="0.53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382cm" table:end-y="0.501cm" draw:z-index="1000" draw:name="Grafik 15" draw:style-name="gr1" draw:text-style-name="P1" svg:width="0.4cm" svg:height="0.5cm" svg:x="0.5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381cm" table:end-y="0.501cm" draw:z-index="1001" draw:name="Grafik 15" draw:style-name="gr1" draw:text-style-name="P1" svg:width="0.4cm" svg:height="0.5cm" svg:x="0.529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379cm" table:end-y="0.501cm" draw:z-index="1002" draw:name="Grafik 15" draw:style-name="gr1" draw:text-style-name="P1" svg:width="0.4cm" svg:height="0.5cm" svg:x="0.52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378cm" table:end-y="0.501cm" draw:z-index="1003" draw:name="Grafik 15" draw:style-name="gr1" draw:text-style-name="P1" svg:width="0.4cm" svg:height="0.5cm" svg:x="0.52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27cm" table:end-y="0.501cm" draw:z-index="617" draw:name="Grafik 2" draw:style-name="gr1" draw:text-style-name="P1" svg:width="0.45cm" svg:height="0.5cm" svg:x="0.52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376cm" table:end-y="0.501cm" draw:z-index="1005" draw:name="Grafik 15" draw:style-name="gr1" draw:text-style-name="P1" svg:width="0.4cm" svg:height="0.5cm" svg:x="0.52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374cm" table:end-y="0.501cm" draw:z-index="1006" draw:name="Grafik 15" draw:style-name="gr1" draw:text-style-name="P1" svg:width="0.4cm" svg:height="0.5cm" svg:x="0.52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73cm" table:end-y="0.501cm" draw:z-index="147" draw:name="Grafik 2" draw:style-name="gr1" draw:text-style-name="P1" svg:width="0.5cm" svg:height="0.5cm" svg:x="0.52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72cm" table:end-y="0.501cm" draw:z-index="148" draw:name="Grafik 2" draw:style-name="gr1" draw:text-style-name="P1" svg:width="0.5cm" svg:height="0.5cm" svg:x="0.5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71cm" table:end-y="0.501cm" draw:z-index="1052" draw:name="Grafik 19" draw:style-name="gr1" draw:text-style-name="P1" svg:width="0.5cm" svg:height="0.5cm" svg:x="0.51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469cm" table:end-y="0.501cm" draw:z-index="1053" draw:name="Grafik 19" draw:style-name="gr1" draw:text-style-name="P1" svg:width="0.5cm" svg:height="0.5cm" svg:x="0.51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N7" table:end-x="0.468cm" table:end-y="0.501cm" draw:z-index="1054" draw:name="Grafik 19" draw:style-name="gr1" draw:text-style-name="P1" svg:width="0.5cm" svg:height="0.5cm" svg:x="0.51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O7" table:end-x="0.467cm" table:end-y="0.501cm" draw:z-index="1055" draw:name="Grafik 19" draw:style-name="gr1" draw:text-style-name="P1" svg:width="0.5cm" svg:height="0.5cm" svg:x="0.51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P7" table:end-x="0.466cm" table:end-y="0.501cm" draw:z-index="153" draw:name="Grafik 2" draw:style-name="gr1" draw:text-style-name="P1" svg:width="0.5cm" svg:height="0.5cm" svg:x="0.51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Q7" table:end-x="0.465cm" table:end-y="0.501cm" draw:z-index="154" draw:name="Grafik 2" draw:style-name="gr1" draw:text-style-name="P1" svg:width="0.5cm" svg:height="0.5cm" svg:x="0.51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R7" table:end-x="0.464cm" table:end-y="0.501cm" draw:z-index="155" draw:name="Grafik 2" draw:style-name="gr1" draw:text-style-name="P1" svg:width="0.5cm" svg:height="0.5cm" svg:x="0.51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S7" table:end-x="0.463cm" table:end-y="0.501cm" draw:z-index="156" draw:name="Grafik 2" draw:style-name="gr1" draw:text-style-name="P1" svg:width="0.5cm" svg:height="0.5cm" svg:x="0.51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T7" table:end-x="0.461cm" table:end-y="0.501cm" draw:z-index="157" draw:name="Grafik 2" draw:style-name="gr1" draw:text-style-name="P1" svg:width="0.5cm" svg:height="0.5cm" svg:x="0.5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U7" table:end-x="0.36cm" table:end-y="0.501cm" draw:z-index="19" draw:name="Grafik 15" draw:style-name="gr1" draw:text-style-name="P1" svg:width="0.4cm" svg:height="0.5cm" svg:x="0.50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73:46</text:p>
          </table:table-cell>
          <table:table-cell table:style-name="ce1" office:value-type="float" office:value="77">
            <text:p>77</text:p>
          </table:table-cell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65cm" table:end-y="0.501cm" draw:z-index="30" draw:name="Grafik 13" draw:style-name="gr1" draw:text-style-name="P1" svg:width="0.45cm" svg:height="0.5cm" svg:x="0.01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514cm" table:end-y="0.501cm" draw:z-index="803" draw:name="Grafik 6" draw:style-name="gr1" draw:text-style-name="P1" svg:width="0.5cm" svg:height="0.5cm" svg:x="0.01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513cm" table:end-y="0.501cm" draw:z-index="847" draw:name="Grafik 1" draw:style-name="gr1" draw:text-style-name="P1" svg:width="0.5cm" svg:height="0.5cm" svg:x="0.01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62cm" table:end-y="0.501cm" draw:z-index="891" draw:name="Grafik 10" draw:style-name="gr1" draw:text-style-name="P1" svg:width="0.45cm" svg:height="0.5cm" svg:x="0.01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51cm" table:end-y="0.501cm" draw:z-index="54" draw:name="Grafik 6" draw:style-name="gr1" draw:text-style-name="P1" svg:width="0.5cm" svg:height="0.5cm" svg:x="0.0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509cm" table:end-y="0.501cm" draw:z-index="677" draw:name="Grafik 10" draw:style-name="gr1" draw:text-style-name="P1" svg:width="0.5cm" svg:height="0.5cm" svg:x="0.00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08cm" table:end-y="0.501cm" draw:z-index="936" draw:name="Grafik 12" draw:style-name="gr1" draw:text-style-name="P1" svg:width="0.5cm" svg:height="0.5cm" svg:x="0.00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57cm" table:end-y="0.501cm" draw:z-index="636" draw:name="Grafik 13" draw:style-name="gr1" draw:text-style-name="P1" svg:width="0.45cm" svg:height="0.5cm" svg:x="0.00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05cm" table:end-y="0.501cm" draw:z-index="809" draw:name="Grafik 6" draw:style-name="gr1" draw:text-style-name="P1" svg:width="0.5cm" svg:height="0.5cm" svg:x="0.00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504cm" table:end-y="0.501cm" draw:z-index="1068" draw:name="Grafik 4" draw:style-name="gr1" draw:text-style-name="P1" svg:width="0.5cm" svg:height="0.5cm" svg:x="0.004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03cm" table:end-y="0.501cm" draw:z-index="467" draw:name="Grafik 5" draw:style-name="gr1" draw:text-style-name="P1" svg:width="0.4cm" svg:height="0.5cm" svg:x="0.00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01cm" table:end-y="0.501cm" draw:z-index="769" draw:name="Grafik 16" draw:style-name="gr1" draw:text-style-name="P1" svg:width="0.4cm" svg:height="0.5cm" svg:x="0.001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cm" table:end-y="0.501cm" draw:z-index="469" draw:name="Grafik 5" draw:style-name="gr1" draw:text-style-name="P1" svg:width="0.4cm" svg:height="0.5cm" svg:x="0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99cm" table:end-y="0.501cm" draw:z-index="685" draw:name="Grafik 10" draw:style-name="gr1" draw:text-style-name="P1" svg:width="0.5cm" svg:height="0.5cm" svg:x="-0.001cm" svg:y="0.001cm">
              <draw:image xlink:href="Pictures/100000000000009600000096CA7FCAD4.jpg" xlink:type="simple" xlink:show="embed" xlink:actuate="onLoad">
                <text:p/>
              </draw:image>
            </draw:frame>
            <draw:frame table:end-cell-address="Tabelle1.P8" table:end-x="0.498cm" table:end-y="0.501cm" draw:z-index="944" draw:name="Grafik 12" draw:style-name="gr1" draw:text-style-name="P1" svg:width="0.5cm" svg:height="0.5cm" svg:x="0.546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46cm" table:end-y="0.501cm" draw:z-index="902" draw:name="Grafik 10" draw:style-name="gr1" draw:text-style-name="P1" svg:width="0.45cm" svg:height="0.5cm" svg:x="0.54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95cm" table:end-y="0.501cm" draw:z-index="688" draw:name="Grafik 10" draw:style-name="gr1" draw:text-style-name="P1" svg:width="0.5cm" svg:height="0.5cm" svg:x="0.54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94cm" table:end-y="0.501cm" draw:z-index="1076" draw:name="Grafik 4" draw:style-name="gr1" draw:text-style-name="P1" svg:width="0.5cm" svg:height="0.5cm" svg:x="0.542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93cm" table:end-y="0.501cm" draw:z-index="475" draw:name="Grafik 5" draw:style-name="gr1" draw:text-style-name="P1" svg:width="0.4cm" svg:height="0.5cm" svg:x="0.54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391cm" table:end-y="0.501cm" draw:z-index="777" draw:name="Grafik 16" draw:style-name="gr1" draw:text-style-name="P1" svg:width="0.4cm" svg:height="0.5cm" svg:x="0.5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391cm" table:end-y="0.501cm" draw:z-index="778" draw:name="Grafik 16" draw:style-name="gr1" draw:text-style-name="P1" svg:width="0.4cm" svg:height="0.5cm" svg:x="0.539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39cm" table:end-y="0.501cm" draw:z-index="779" draw:name="Grafik 16" draw:style-name="gr1" draw:text-style-name="P1" svg:width="0.4cm" svg:height="0.5cm" svg:x="0.53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388cm" table:end-y="0.501cm" draw:z-index="479" draw:name="Grafik 5" draw:style-name="gr1" draw:text-style-name="P1" svg:width="0.4cm" svg:height="0.5cm" svg:x="0.53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387cm" table:end-y="0.501cm" draw:z-index="480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386cm" table:end-y="0.501cm" draw:z-index="481" draw:name="Grafik 5" draw:style-name="gr1" draw:text-style-name="P1" svg:width="0.4cm" svg:height="0.5cm" svg:x="0.53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385cm" table:end-y="0.501cm" draw:z-index="482" draw:name="Grafik 5" draw:style-name="gr1" draw:text-style-name="P1" svg:width="0.4cm" svg:height="0.5cm" svg:x="0.53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383cm" table:end-y="0.501cm" draw:z-index="483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382cm" table:end-y="0.501cm" draw:z-index="484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31cm" table:end-y="0.501cm" draw:z-index="614" draw:name="Grafik 2" draw:style-name="gr1" draw:text-style-name="P1" svg:width="0.45cm" svg:height="0.5cm" svg:x="0.52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29cm" table:end-y="0.501cm" draw:z-index="615" draw:name="Grafik 2" draw:style-name="gr1" draw:text-style-name="P1" svg:width="0.45cm" svg:height="0.5cm" svg:x="0.52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28cm" table:end-y="0.501cm" draw:z-index="616" draw:name="Grafik 2" draw:style-name="gr1" draw:text-style-name="P1" svg:width="0.45cm" svg:height="0.5cm" svg:x="0.52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377cm" table:end-y="0.501cm" draw:z-index="1004" draw:name="Grafik 15" draw:style-name="gr1" draw:text-style-name="P1" svg:width="0.4cm" svg:height="0.5cm" svg:x="0.52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76cm" table:end-y="0.501cm" draw:z-index="145" draw:name="Grafik 2" draw:style-name="gr1" draw:text-style-name="P1" svg:width="0.5cm" svg:height="0.5cm" svg:x="0.52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74cm" table:end-y="0.501cm" draw:z-index="146" draw:name="Grafik 2" draw:style-name="gr1" draw:text-style-name="P1" svg:width="0.5cm" svg:height="0.5cm" svg:x="0.52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73cm" table:end-y="0.501cm" draw:z-index="1007" draw:name="Grafik 15" draw:style-name="gr1" draw:text-style-name="P1" svg:width="0.4cm" svg:height="0.5cm" svg:x="0.52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372cm" table:end-y="0.501cm" draw:z-index="1008" draw:name="Grafik 15" draw:style-name="gr1" draw:text-style-name="P1" svg:width="0.4cm" svg:height="0.5cm" svg:x="0.5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371cm" table:end-y="0.501cm" draw:z-index="1009" draw:name="Grafik 15" draw:style-name="gr1" draw:text-style-name="P1" svg:width="0.4cm" svg:height="0.5cm" svg:x="0.519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369cm" table:end-y="0.501cm" draw:z-index="1010" draw:name="Grafik 15" draw:style-name="gr1" draw:text-style-name="P1" svg:width="0.4cm" svg:height="0.5cm" svg:x="0.51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N8" table:end-x="0.368cm" table:end-y="0.501cm" draw:z-index="1011" draw:name="Grafik 15" draw:style-name="gr1" draw:text-style-name="P1" svg:width="0.4cm" svg:height="0.5cm" svg:x="0.51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O8" table:end-x="0.367cm" table:end-y="0.501cm" draw:z-index="1012" draw:name="Grafik 15" draw:style-name="gr1" draw:text-style-name="P1" svg:width="0.4cm" svg:height="0.5cm" svg:x="0.51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P8" table:end-x="0.466cm" table:end-y="0.501cm" draw:z-index="1056" draw:name="Grafik 19" draw:style-name="gr1" draw:text-style-name="P1" svg:width="0.5cm" svg:height="0.5cm" svg:x="0.51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Q8" table:end-x="0.465cm" table:end-y="0.501cm" draw:z-index="1057" draw:name="Grafik 19" draw:style-name="gr1" draw:text-style-name="P1" svg:width="0.5cm" svg:height="0.5cm" svg:x="0.51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R8" table:end-x="0.464cm" table:end-y="0.501cm" draw:z-index="1058" draw:name="Grafik 19" draw:style-name="gr1" draw:text-style-name="P1" svg:width="0.5cm" svg:height="0.5cm" svg:x="0.51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S8" table:end-x="0.463cm" table:end-y="0.501cm" draw:z-index="1059" draw:name="Grafik 19" draw:style-name="gr1" draw:text-style-name="P1" svg:width="0.5cm" svg:height="0.5cm" svg:x="0.51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T8" table:end-x="0.461cm" table:end-y="0.501cm" draw:z-index="1060" draw:name="Grafik 19" draw:style-name="gr1" draw:text-style-name="P1" svg:width="0.5cm" svg:height="0.5cm" svg:x="0.5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U8" table:end-x="0.46cm" table:end-y="0.501cm" draw:z-index="3" draw:name="Grafik 19" draw:style-name="gr1" draw:text-style-name="P1" svg:width="0.5cm" svg:height="0.5cm" svg:x="0.50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2:54</text:p>
          </table:table-cell>
          <table:table-cell table:style-name="ce1" office:value-type="float" office:value="70">
            <text:p>70</text:p>
          </table:table-cell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515cm" table:end-y="0.5cm" draw:z-index="31" draw:name="Grafik 24" draw:style-name="gr1" draw:text-style-name="P1" svg:width="0.5cm" svg:height="0.5cm" svg:x="0.015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514cm" table:end-y="0.5cm" draw:z-index="932" draw:name="Grafik 12" draw:style-name="gr1" draw:text-style-name="P1" svg:width="0.5cm" svg:height="0.5cm" svg:x="0.01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13cm" table:end-y="0.5cm" draw:z-index="417" draw:name="Grafik 21" draw:style-name="gr1" draw:text-style-name="P1" svg:width="0.4cm" svg:height="0.5cm" svg:x="0.01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12cm" table:end-y="0.5cm" draw:z-index="418" draw:name="Grafik 21" draw:style-name="gr1" draw:text-style-name="P1" svg:width="0.4cm" svg:height="0.5cm" svg:x="0.01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1cm" table:end-y="0.5cm" draw:z-index="55" draw:name="Grafik 16" draw:style-name="gr1" draw:text-style-name="P1" svg:width="0.4cm" svg:height="0.5cm" svg:x="0.0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59cm" table:end-y="0.5cm" draw:z-index="634" draw:name="Grafik 13" draw:style-name="gr1" draw:text-style-name="P1" svg:width="0.45cm" svg:height="0.5cm" svg:x="0.00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08cm" table:end-y="0.5cm" draw:z-index="764" draw:name="Grafik 16" draw:style-name="gr1" draw:text-style-name="P1" svg:width="0.4cm" svg:height="0.5cm" svg:x="0.00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07cm" table:end-y="0.5cm" draw:z-index="464" draw:name="Grafik 5" draw:style-name="gr1" draw:text-style-name="P1" svg:width="0.4cm" svg:height="0.5cm" svg:x="0.00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05cm" table:end-y="0.5cm" draw:z-index="766" draw:name="Grafik 16" draw:style-name="gr1" draw:text-style-name="P1" svg:width="0.4cm" svg:height="0.5cm" svg:x="0.005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04cm" table:end-y="0.5cm" draw:z-index="810" draw:name="Grafik 6" draw:style-name="gr1" draw:text-style-name="P1" svg:width="0.5cm" svg:height="0.5cm" svg:x="0.00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03cm" table:end-y="0.5cm" draw:z-index="768" draw:name="Grafik 16" draw:style-name="gr1" draw:text-style-name="P1" svg:width="0.4cm" svg:height="0.5cm" svg:x="0.00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01cm" table:end-y="0.5cm" draw:z-index="468" draw:name="Grafik 5" draw:style-name="gr1" draw:text-style-name="P1" svg:width="0.4cm" svg:height="0.5cm" svg:x="0.00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cm" table:end-y="0.5cm" draw:z-index="770" draw:name="Grafik 16" draw:style-name="gr1" draw:text-style-name="P1" svg:width="0.4cm" svg:height="0.5cm" svg:x="0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399cm" table:end-y="0.5cm" draw:z-index="771" draw:name="Grafik 16" draw:style-name="gr1" draw:text-style-name="P1" svg:width="0.4cm" svg:height="0.5cm" svg:x="-0.001cm" svg:y="0cm">
              <draw:image xlink:href="Pictures/10000201000004B00000056C8EA5F531.png" xlink:type="simple" xlink:show="embed" xlink:actuate="onLoad">
                <text:p/>
              </draw:image>
            </draw:frame>
            <draw:frame table:end-cell-address="Tabelle1.P9" table:end-x="0.398cm" table:end-y="0.5cm" draw:z-index="772" draw:name="Grafik 16" draw:style-name="gr1" draw:text-style-name="P1" svg:width="0.4cm" svg:height="0.5cm" svg:x="0.54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96cm" table:end-y="0.5cm" draw:z-index="1074" draw:name="Grafik 4" draw:style-name="gr1" draw:text-style-name="P1" svg:width="0.5cm" svg:height="0.5cm" svg:x="0.545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395cm" table:end-y="0.5cm" draw:z-index="774" draw:name="Grafik 16" draw:style-name="gr1" draw:text-style-name="P1" svg:width="0.4cm" svg:height="0.5cm" svg:x="0.54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394cm" table:end-y="0.5cm" draw:z-index="775" draw:name="Grafik 16" draw:style-name="gr1" draw:text-style-name="P1" svg:width="0.4cm" svg:height="0.5cm" svg:x="0.542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393cm" table:end-y="0.5cm" draw:z-index="776" draw:name="Grafik 16" draw:style-name="gr1" draw:text-style-name="P1" svg:width="0.4cm" svg:height="0.5cm" svg:x="0.54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91cm" table:end-y="0.5cm" draw:z-index="1035" draw:name="Grafik 19" draw:style-name="gr1" draw:text-style-name="P1" svg:width="0.5cm" svg:height="0.5cm" svg:x="0.5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91cm" table:end-y="0.5cm" draw:z-index="477" draw:name="Grafik 5" draw:style-name="gr1" draw:text-style-name="P1" svg:width="0.4cm" svg:height="0.5cm" svg:x="0.53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9cm" table:end-y="0.5cm" draw:z-index="134" draw:name="Grafik 2" draw:style-name="gr1" draw:text-style-name="P1" svg:width="0.5cm" svg:height="0.5cm" svg:x="0.53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88cm" table:end-y="0.5cm" draw:z-index="780" draw:name="Grafik 16" draw:style-name="gr1" draw:text-style-name="P1" svg:width="0.4cm" svg:height="0.5cm" svg:x="0.537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87cm" table:end-y="0.5cm" draw:z-index="781" draw:name="Grafik 16" draw:style-name="gr1" draw:text-style-name="P1" svg:width="0.4cm" svg:height="0.5cm" svg:x="0.535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386cm" table:end-y="0.5cm" draw:z-index="782" draw:name="Grafik 16" draw:style-name="gr1" draw:text-style-name="P1" svg:width="0.4cm" svg:height="0.5cm" svg:x="0.53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85cm" table:end-y="0.5cm" draw:z-index="1084" draw:name="Grafik 4" draw:style-name="gr1" draw:text-style-name="P1" svg:width="0.5cm" svg:height="0.5cm" svg:x="0.53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63cm" table:end-y="0.48cm" draw:z-index="741" draw:name="Grafik 3" draw:style-name="gr1" draw:text-style-name="P1" svg:width="0.48cm" svg:height="0.48cm" svg:x="0.532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62cm" table:end-y="0.48cm" draw:z-index="742" draw:name="Grafik 3" draw:style-name="gr1" draw:text-style-name="P1" svg:width="0.48cm" svg:height="0.48cm" svg:x="0.5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81cm" table:end-y="0.5cm" draw:z-index="485" draw:name="Grafik 5" draw:style-name="gr1" draw:text-style-name="P1" svg:width="0.4cm" svg:height="0.5cm" svg:x="0.52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379cm" table:end-y="0.5cm" draw:z-index="486" draw:name="Grafik 5" draw:style-name="gr1" draw:text-style-name="P1" svg:width="0.4cm" svg:height="0.5cm" svg:x="0.52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378cm" table:end-y="0.5cm" draw:z-index="487" draw:name="Grafik 5" draw:style-name="gr1" draw:text-style-name="P1" svg:width="0.4cm" svg:height="0.5cm" svg:x="0.52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7cm" table:end-y="0.5cm" draw:z-index="144" draw:name="Grafik 2" draw:style-name="gr1" draw:text-style-name="P1" svg:width="0.5cm" svg:height="0.5cm" svg:x="0.52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26cm" table:end-y="0.5cm" draw:z-index="618" draw:name="Grafik 2" draw:style-name="gr1" draw:text-style-name="P1" svg:width="0.45cm" svg:height="0.5cm" svg:x="0.52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24cm" table:end-y="0.5cm" draw:z-index="619" draw:name="Grafik 2" draw:style-name="gr1" draw:text-style-name="P1" svg:width="0.45cm" svg:height="0.5cm" svg:x="0.52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23cm" table:end-y="0.5cm" draw:z-index="620" draw:name="Grafik 2" draw:style-name="gr1" draw:text-style-name="P1" svg:width="0.45cm" svg:height="0.5cm" svg:x="0.52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22cm" table:end-y="0.5cm" draw:z-index="621" draw:name="Grafik 2" draw:style-name="gr1" draw:text-style-name="P1" svg:width="0.45cm" svg:height="0.5cm" svg:x="0.5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371cm" table:end-y="0.5cm" draw:z-index="493" draw:name="Grafik 5" draw:style-name="gr1" draw:text-style-name="P1" svg:width="0.4cm" svg:height="0.5cm" svg:x="0.51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19cm" table:end-y="0.5cm" draw:z-index="623" draw:name="Grafik 2" draw:style-name="gr1" draw:text-style-name="P1" svg:width="0.45cm" svg:height="0.5cm" svg:x="0.51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N9" table:end-x="0.418cm" table:end-y="0.5cm" draw:z-index="624" draw:name="Grafik 2" draw:style-name="gr1" draw:text-style-name="P1" svg:width="0.45cm" svg:height="0.5cm" svg:x="0.51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O9" table:end-x="0.417cm" table:end-y="0.5cm" draw:z-index="625" draw:name="Grafik 2" draw:style-name="gr1" draw:text-style-name="P1" svg:width="0.45cm" svg:height="0.5cm" svg:x="0.51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P9" table:end-x="0.416cm" table:end-y="0.5cm" draw:z-index="626" draw:name="Grafik 2" draw:style-name="gr1" draw:text-style-name="P1" svg:width="0.45cm" svg:height="0.5cm" svg:x="0.51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Q9" table:end-x="0.415cm" table:end-y="0.5cm" draw:z-index="627" draw:name="Grafik 2" draw:style-name="gr1" draw:text-style-name="P1" svg:width="0.45cm" svg:height="0.5cm" svg:x="0.51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R9" table:end-x="0.464cm" table:end-y="0.5cm" draw:z-index="542" draw:name="Grafik 9" draw:style-name="gr1" draw:text-style-name="P1" svg:width="0.5cm" svg:height="0.5cm" svg:x="0.512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S9" table:end-x="0.413cm" table:end-y="0.5cm" draw:z-index="629" draw:name="Grafik 2" draw:style-name="gr1" draw:text-style-name="P1" svg:width="0.45cm" svg:height="0.5cm" svg:x="0.51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T9" table:end-x="0.411cm" table:end-y="0.5cm" draw:z-index="630" draw:name="Grafik 2" draw:style-name="gr1" draw:text-style-name="P1" svg:width="0.45cm" svg:height="0.5cm" svg:x="0.5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U9" table:end-x="0.41cm" table:end-y="0.5cm" draw:z-index="4" draw:name="Grafik 2" draw:style-name="gr1" draw:text-style-name="P1" svg:width="0.45cm" svg:height="0.5cm" svg:x="0.50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6:49</text:p>
          </table:table-cell>
          <table:table-cell table:style-name="ce1" office:value-type="float" office:value="68">
            <text:p>68</text:p>
          </table:table-cell>
          <table:table-cell table:number-columns-repeated="975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515cm" table:end-y="0.5cm" draw:z-index="32" draw:name="Grafik 12" draw:style-name="gr1" draw:text-style-name="P1" svg:width="0.5cm" svg:height="0.5cm" svg:x="0.015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64cm" table:end-y="0.5cm" draw:z-index="889" draw:name="Grafik 10" draw:style-name="gr1" draw:text-style-name="P1" svg:width="0.45cm" svg:height="0.5cm" svg:x="0.01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513cm" table:end-y="0.5cm" draw:z-index="804" draw:name="Grafik 6" draw:style-name="gr1" draw:text-style-name="P1" svg:width="0.5cm" svg:height="0.5cm" svg:x="0.01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512cm" table:end-y="0.5cm" draw:z-index="504" draw:name="Grafik 9" draw:style-name="gr1" draw:text-style-name="P1" svg:width="0.5cm" svg:height="0.5cm" svg:x="0.012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9cm" table:end-y="0.48cm" draw:z-index="56" draw:name="Grafik 3" draw:style-name="gr1" draw:text-style-name="P1" svg:width="0.48cm" svg:height="0.48cm" svg:x="0.0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09cm" table:end-y="0.5cm" draw:z-index="548" draw:name="Grafik 2" draw:style-name="gr1" draw:text-style-name="P1" svg:width="0.4cm" svg:height="0.5cm" svg:x="0.009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508cm" table:end-y="0.5cm" draw:z-index="850" draw:name="Grafik 1" draw:style-name="gr1" draw:text-style-name="P1" svg:width="0.5cm" svg:height="0.5cm" svg:x="0.00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07cm" table:end-y="0.5cm" draw:z-index="851" draw:name="Grafik 1" draw:style-name="gr1" draw:text-style-name="P1" svg:width="0.5cm" svg:height="0.5cm" svg:x="0.007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05cm" table:end-y="0.5cm" draw:z-index="680" draw:name="Grafik 10" draw:style-name="gr1" draw:text-style-name="P1" svg:width="0.5cm" svg:height="0.5cm" svg:x="0.00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04cm" table:end-y="0.5cm" draw:z-index="853" draw:name="Grafik 1" draw:style-name="gr1" draw:text-style-name="P1" svg:width="0.5cm" svg:height="0.5cm" svg:x="0.00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03cm" table:end-y="0.5cm" draw:z-index="811" draw:name="Grafik 6" draw:style-name="gr1" draw:text-style-name="P1" svg:width="0.5cm" svg:height="0.5cm" svg:x="0.00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501cm" table:end-y="0.5cm" draw:z-index="812" draw:name="Grafik 6" draw:style-name="gr1" draw:text-style-name="P1" svg:width="0.5cm" svg:height="0.5cm" svg:x="0.00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cm" table:end-y="0.5cm" draw:z-index="684" draw:name="Grafik 10" draw:style-name="gr1" draw:text-style-name="P1" svg:width="0.5cm" svg:height="0.5cm" svg:x="0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79cm" table:end-y="0.48cm" draw:z-index="728" draw:name="Grafik 3" draw:style-name="gr1" draw:text-style-name="P1" svg:width="0.48cm" svg:height="0.48cm" svg:x="-0.001cm" svg:y="0cm">
              <draw:image xlink:href="Pictures/10000000000000DC000000E50BB27156.png" xlink:type="simple" xlink:show="embed" xlink:actuate="onLoad">
                <text:p/>
              </draw:image>
            </draw:frame>
            <draw:frame table:end-cell-address="Tabelle1.P10" table:end-x="0.478cm" table:end-y="0.48cm" draw:z-index="729" draw:name="Grafik 3" draw:style-name="gr1" draw:text-style-name="P1" svg:width="0.48cm" svg:height="0.48cm" svg:x="0.54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76cm" table:end-y="0.48cm" draw:z-index="730" draw:name="Grafik 3" draw:style-name="gr1" draw:text-style-name="P1" svg:width="0.48cm" svg:height="0.48cm" svg:x="0.54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45cm" table:end-y="0.5cm" draw:z-index="602" draw:name="Grafik 2" draw:style-name="gr1" draw:text-style-name="P1" svg:width="0.45cm" svg:height="0.5cm" svg:x="0.54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394cm" table:end-y="0.5cm" draw:z-index="474" draw:name="Grafik 5" draw:style-name="gr1" draw:text-style-name="P1" svg:width="0.4cm" svg:height="0.5cm" svg:x="0.54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93cm" table:end-y="0.5cm" draw:z-index="1077" draw:name="Grafik 4" draw:style-name="gr1" draw:text-style-name="P1" svg:width="0.5cm" svg:height="0.5cm" svg:x="0.541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91cm" table:end-y="0.5cm" draw:z-index="1078" draw:name="Grafik 4" draw:style-name="gr1" draw:text-style-name="P1" svg:width="0.5cm" svg:height="0.5cm" svg:x="0.5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91cm" table:end-y="0.5cm" draw:z-index="1079" draw:name="Grafik 4" draw:style-name="gr1" draw:text-style-name="P1" svg:width="0.5cm" svg:height="0.5cm" svg:x="0.539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39cm" table:end-y="0.5cm" draw:z-index="478" draw:name="Grafik 5" draw:style-name="gr1" draw:text-style-name="P1" svg:width="0.4cm" svg:height="0.5cm" svg:x="0.53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88cm" table:end-y="0.5cm" draw:z-index="135" draw:name="Grafik 2" draw:style-name="gr1" draw:text-style-name="P1" svg:width="0.5cm" svg:height="0.5cm" svg:x="0.537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87cm" table:end-y="0.5cm" draw:z-index="1082" draw:name="Grafik 4" draw:style-name="gr1" draw:text-style-name="P1" svg:width="0.5cm" svg:height="0.5cm" svg:x="0.535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86cm" table:end-y="0.5cm" draw:z-index="1083" draw:name="Grafik 4" draw:style-name="gr1" draw:text-style-name="P1" svg:width="0.5cm" svg:height="0.5cm" svg:x="0.53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385cm" table:end-y="0.5cm" draw:z-index="783" draw:name="Grafik 16" draw:style-name="gr1" draw:text-style-name="P1" svg:width="0.4cm" svg:height="0.5cm" svg:x="0.53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83cm" table:end-y="0.5cm" draw:z-index="1085" draw:name="Grafik 4" draw:style-name="gr1" draw:text-style-name="P1" svg:width="0.5cm" svg:height="0.5cm" svg:x="0.53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382cm" table:end-y="0.5cm" draw:z-index="785" draw:name="Grafik 16" draw:style-name="gr1" draw:text-style-name="P1" svg:width="0.4cm" svg:height="0.5cm" svg:x="0.5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61cm" table:end-y="0.48cm" draw:z-index="743" draw:name="Grafik 3" draw:style-name="gr1" draw:text-style-name="P1" svg:width="0.48cm" svg:height="0.48cm" svg:x="0.529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79cm" table:end-y="0.5cm" draw:z-index="787" draw:name="Grafik 16" draw:style-name="gr1" draw:text-style-name="P1" svg:width="0.4cm" svg:height="0.5cm" svg:x="0.52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378cm" table:end-y="0.5cm" draw:z-index="788" draw:name="Grafik 16" draw:style-name="gr1" draw:text-style-name="P1" svg:width="0.4cm" svg:height="0.5cm" svg:x="0.52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77cm" table:end-y="0.5cm" draw:z-index="488" draw:name="Grafik 5" draw:style-name="gr1" draw:text-style-name="P1" svg:width="0.4cm" svg:height="0.5cm" svg:x="0.52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376cm" table:end-y="0.5cm" draw:z-index="489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374cm" table:end-y="0.5cm" draw:z-index="490" draw:name="Grafik 5" draw:style-name="gr1" draw:text-style-name="P1" svg:width="0.4cm" svg:height="0.5cm" svg:x="0.52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373cm" table:end-y="0.5cm" draw:z-index="491" draw:name="Grafik 5" draw:style-name="gr1" draw:text-style-name="P1" svg:width="0.4cm" svg:height="0.5cm" svg:x="0.52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372cm" table:end-y="0.5cm" draw:z-index="492" draw:name="Grafik 5" draw:style-name="gr1" draw:text-style-name="P1" svg:width="0.4cm" svg:height="0.5cm" svg:x="0.5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21cm" table:end-y="0.5cm" draw:z-index="622" draw:name="Grafik 2" draw:style-name="gr1" draw:text-style-name="P1" svg:width="0.45cm" svg:height="0.5cm" svg:x="0.519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369cm" table:end-y="0.5cm" draw:z-index="494" draw:name="Grafik 5" draw:style-name="gr1" draw:text-style-name="P1" svg:width="0.4cm" svg:height="0.5cm" svg:x="0.51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N10" table:end-x="0.368cm" table:end-y="0.5cm" draw:z-index="495" draw:name="Grafik 5" draw:style-name="gr1" draw:text-style-name="P1" svg:width="0.4cm" svg:height="0.5cm" svg:x="0.51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O10" table:end-x="0.467cm" table:end-y="0.5cm" draw:z-index="840" draw:name="Grafik 6" draw:style-name="gr1" draw:text-style-name="P1" svg:width="0.5cm" svg:height="0.5cm" svg:x="0.51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P10" table:end-x="0.466cm" table:end-y="0.5cm" draw:z-index="841" draw:name="Grafik 6" draw:style-name="gr1" draw:text-style-name="P1" svg:width="0.5cm" svg:height="0.5cm" svg:x="0.51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Q10" table:end-x="0.465cm" table:end-y="0.5cm" draw:z-index="842" draw:name="Grafik 6" draw:style-name="gr1" draw:text-style-name="P1" svg:width="0.5cm" svg:height="0.5cm" svg:x="0.51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R10" table:end-x="0.414cm" table:end-y="0.5cm" draw:z-index="628" draw:name="Grafik 2" draw:style-name="gr1" draw:text-style-name="P1" svg:width="0.45cm" svg:height="0.5cm" svg:x="0.51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S10" table:end-x="0.363cm" table:end-y="0.5cm" draw:z-index="500" draw:name="Grafik 5" draw:style-name="gr1" draw:text-style-name="P1" svg:width="0.4cm" svg:height="0.5cm" svg:x="0.51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T10" table:end-x="0.461cm" table:end-y="0.5cm" draw:z-index="544" draw:name="Grafik 9" draw:style-name="gr1" draw:text-style-name="P1" svg:width="0.5cm" svg:height="0.5cm" svg:x="0.51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U10" table:end-x="0.46cm" table:end-y="0.5cm" draw:z-index="23" draw:name="Grafik 9" draw:style-name="gr1" draw:text-style-name="P1" svg:width="0.5cm" svg:height="0.5cm" svg:x="0.508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7:55</text:p>
          </table:table-cell>
          <table:table-cell table:style-name="ce1" office:value-type="float" office:value="68">
            <text:p>68</text:p>
          </table:table-cell>
          <table:table-cell table:number-columns-repeated="975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65cm" table:end-y="0.501cm" draw:z-index="33" draw:name="Grafik 10" draw:style-name="gr1" draw:text-style-name="P1" svg:width="0.45cm" svg:height="0.5cm" svg:x="0.01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94cm" table:end-y="0.481cm" draw:z-index="717" draw:name="Grafik 3" draw:style-name="gr1" draw:text-style-name="P1" svg:width="0.48cm" svg:height="0.48cm" svg:x="0.01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513cm" table:end-y="0.501cm" draw:z-index="675" draw:name="Grafik 10" draw:style-name="gr1" draw:text-style-name="P1" svg:width="0.5cm" svg:height="0.5cm" svg:x="0.01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12cm" table:end-y="0.501cm" draw:z-index="461" draw:name="Grafik 5" draw:style-name="gr1" draw:text-style-name="P1" svg:width="0.4cm" svg:height="0.5cm" svg:x="0.01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51cm" table:end-y="0.501cm" draw:z-index="57" draw:name="Grafik 10" draw:style-name="gr1" draw:text-style-name="P1" svg:width="0.5cm" svg:height="0.5cm" svg:x="0.0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09cm" table:end-y="0.501cm" draw:z-index="763" draw:name="Grafik 16" draw:style-name="gr1" draw:text-style-name="P1" svg:width="0.4cm" svg:height="0.5cm" svg:x="0.009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88cm" table:end-y="0.481cm" draw:z-index="721" draw:name="Grafik 3" draw:style-name="gr1" draw:text-style-name="P1" svg:width="0.48cm" svg:height="0.48cm" svg:x="0.00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07cm" table:end-y="0.501cm" draw:z-index="765" draw:name="Grafik 16" draw:style-name="gr1" draw:text-style-name="P1" svg:width="0.4cm" svg:height="0.5cm" svg:x="0.00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505cm" table:end-y="0.501cm" draw:z-index="1067" draw:name="Grafik 4" draw:style-name="gr1" draw:text-style-name="P1" svg:width="0.5cm" svg:height="0.5cm" svg:x="0.005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04cm" table:end-y="0.501cm" draw:z-index="681" draw:name="Grafik 10" draw:style-name="gr1" draw:text-style-name="P1" svg:width="0.5cm" svg:height="0.5cm" svg:x="0.00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03cm" table:end-y="0.501cm" draw:z-index="854" draw:name="Grafik 1" draw:style-name="gr1" draw:text-style-name="P1" svg:width="0.5cm" svg:height="0.5cm" svg:x="0.00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01cm" table:end-y="0.501cm" draw:z-index="855" draw:name="Grafik 1" draw:style-name="gr1" draw:text-style-name="P1" svg:width="0.5cm" svg:height="0.5cm" svg:x="0.001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cm" table:end-y="0.501cm" draw:z-index="813" draw:name="Grafik 6" draw:style-name="gr1" draw:text-style-name="P1" svg:width="0.5cm" svg:height="0.5cm" svg:x="0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399cm" table:end-y="0.501cm" draw:z-index="470" draw:name="Grafik 5" draw:style-name="gr1" draw:text-style-name="P1" svg:width="0.4cm" svg:height="0.5cm" svg:x="-0.001cm" svg:y="0.001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P11" table:end-x="0.398cm" table:end-y="0.501cm" draw:z-index="471" draw:name="Grafik 5" draw:style-name="gr1" draw:text-style-name="P1" svg:width="0.4cm" svg:height="0.5cm" svg:x="0.54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396cm" table:end-y="0.501cm" draw:z-index="472" draw:name="Grafik 5" draw:style-name="gr1" draw:text-style-name="P1" svg:width="0.4cm" svg:height="0.5cm" svg:x="0.54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75cm" table:end-y="0.481cm" draw:z-index="731" draw:name="Grafik 3" draw:style-name="gr1" draw:text-style-name="P1" svg:width="0.48cm" svg:height="0.48cm" svg:x="0.54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44cm" table:end-y="0.501cm" draw:z-index="603" draw:name="Grafik 2" draw:style-name="gr1" draw:text-style-name="P1" svg:width="0.45cm" svg:height="0.5cm" svg:x="0.54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43cm" table:end-y="0.501cm" draw:z-index="604" draw:name="Grafik 2" draw:style-name="gr1" draw:text-style-name="P1" svg:width="0.45cm" svg:height="0.5cm" svg:x="0.54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41cm" table:end-y="0.501cm" draw:z-index="605" draw:name="Grafik 2" draw:style-name="gr1" draw:text-style-name="P1" svg:width="0.45cm" svg:height="0.5cm" svg:x="0.5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91cm" table:end-y="0.501cm" draw:z-index="133" draw:name="Grafik 2" draw:style-name="gr1" draw:text-style-name="P1" svg:width="0.5cm" svg:height="0.5cm" svg:x="0.539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9cm" table:end-y="0.501cm" draw:z-index="1080" draw:name="Grafik 4" draw:style-name="gr1" draw:text-style-name="P1" svg:width="0.5cm" svg:height="0.5cm" svg:x="0.53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88cm" table:end-y="0.501cm" draw:z-index="1081" draw:name="Grafik 4" draw:style-name="gr1" draw:text-style-name="P1" svg:width="0.5cm" svg:height="0.5cm" svg:x="0.53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87cm" table:end-y="0.501cm" draw:z-index="136" draw:name="Grafik 2" draw:style-name="gr1" draw:text-style-name="P1" svg:width="0.5cm" svg:height="0.5cm" svg:x="0.53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36cm" table:end-y="0.501cm" draw:z-index="352" draw:name="Grafik 8" draw:style-name="gr1" draw:text-style-name="P1" svg:width="0.45cm" svg:height="0.5cm" svg:x="0.53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65cm" table:end-y="0.481cm" draw:z-index="740" draw:name="Grafik 3" draw:style-name="gr1" draw:text-style-name="P1" svg:width="0.48cm" svg:height="0.48cm" svg:x="0.53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383cm" table:end-y="0.501cm" draw:z-index="784" draw:name="Grafik 16" draw:style-name="gr1" draw:text-style-name="P1" svg:width="0.4cm" svg:height="0.5cm" svg:x="0.5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82cm" table:end-y="0.501cm" draw:z-index="1086" draw:name="Grafik 4" draw:style-name="gr1" draw:text-style-name="P1" svg:width="0.5cm" svg:height="0.5cm" svg:x="0.53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381cm" table:end-y="0.501cm" draw:z-index="786" draw:name="Grafik 16" draw:style-name="gr1" draw:text-style-name="P1" svg:width="0.4cm" svg:height="0.5cm" svg:x="0.529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79cm" table:end-y="0.501cm" draw:z-index="142" draw:name="Grafik 2" draw:style-name="gr1" draw:text-style-name="P1" svg:width="0.5cm" svg:height="0.5cm" svg:x="0.52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78cm" table:end-y="0.501cm" draw:z-index="143" draw:name="Grafik 2" draw:style-name="gr1" draw:text-style-name="P1" svg:width="0.5cm" svg:height="0.5cm" svg:x="0.526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377cm" table:end-y="0.501cm" draw:z-index="789" draw:name="Grafik 16" draw:style-name="gr1" draw:text-style-name="P1" svg:width="0.4cm" svg:height="0.5cm" svg:x="0.52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376cm" table:end-y="0.501cm" draw:z-index="790" draw:name="Grafik 16" draw:style-name="gr1" draw:text-style-name="P1" svg:width="0.4cm" svg:height="0.5cm" svg:x="0.52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74cm" table:end-y="0.501cm" draw:z-index="834" draw:name="Grafik 6" draw:style-name="gr1" draw:text-style-name="P1" svg:width="0.5cm" svg:height="0.5cm" svg:x="0.52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373cm" table:end-y="0.501cm" draw:z-index="792" draw:name="Grafik 16" draw:style-name="gr1" draw:text-style-name="P1" svg:width="0.4cm" svg:height="0.5cm" svg:x="0.521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72cm" table:end-y="0.501cm" draw:z-index="836" draw:name="Grafik 6" draw:style-name="gr1" draw:text-style-name="P1" svg:width="0.5cm" svg:height="0.5cm" svg:x="0.5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71cm" table:end-y="0.501cm" draw:z-index="837" draw:name="Grafik 6" draw:style-name="gr1" draw:text-style-name="P1" svg:width="0.5cm" svg:height="0.5cm" svg:x="0.51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69cm" table:end-y="0.501cm" draw:z-index="838" draw:name="Grafik 6" draw:style-name="gr1" draw:text-style-name="P1" svg:width="0.5cm" svg:height="0.5cm" svg:x="0.51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N11" table:end-x="0.468cm" table:end-y="0.501cm" draw:z-index="839" draw:name="Grafik 6" draw:style-name="gr1" draw:text-style-name="P1" svg:width="0.5cm" svg:height="0.5cm" svg:x="0.51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O11" table:end-x="0.367cm" table:end-y="0.501cm" draw:z-index="496" draw:name="Grafik 5" draw:style-name="gr1" draw:text-style-name="P1" svg:width="0.4cm" svg:height="0.5cm" svg:x="0.51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P11" table:end-x="0.366cm" table:end-y="0.501cm" draw:z-index="497" draw:name="Grafik 5" draw:style-name="gr1" draw:text-style-name="P1" svg:width="0.4cm" svg:height="0.5cm" svg:x="0.51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Q11" table:end-x="0.465cm" table:end-y="0.501cm" draw:z-index="541" draw:name="Grafik 9" draw:style-name="gr1" draw:text-style-name="P1" svg:width="0.5cm" svg:height="0.5cm" svg:x="0.513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R11" table:end-x="0.364cm" table:end-y="0.501cm" draw:z-index="499" draw:name="Grafik 5" draw:style-name="gr1" draw:text-style-name="P1" svg:width="0.4cm" svg:height="0.5cm" svg:x="0.51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S11" table:end-x="0.463cm" table:end-y="0.501cm" draw:z-index="543" draw:name="Grafik 9" draw:style-name="gr1" draw:text-style-name="P1" svg:width="0.5cm" svg:height="0.5cm" svg:x="0.511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T11" table:end-x="0.361cm" table:end-y="0.501cm" draw:z-index="501" draw:name="Grafik 5" draw:style-name="gr1" draw:text-style-name="P1" svg:width="0.4cm" svg:height="0.5cm" svg:x="0.5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U11" table:end-x="0.36cm" table:end-y="0.501cm" draw:z-index="6" draw:name="Grafik 5" draw:style-name="gr1" draw:text-style-name="P1" svg:width="0.4cm" svg:height="0.5cm" svg:x="0.50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5:53</text:p>
          </table:table-cell>
          <table:table-cell table:style-name="ce1" office:value-type="float" office:value="64">
            <text:p>64</text:p>
          </table:table-cell>
          <table:table-cell table:number-columns-repeated="975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515cm" table:end-y="0.5cm" draw:z-index="34" draw:name="Grafik 6" draw:style-name="gr1" draw:text-style-name="P1" svg:width="0.5cm" svg:height="0.5cm" svg:x="0.01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514cm" table:end-y="0.5cm" draw:z-index="674" draw:name="Grafik 10" draw:style-name="gr1" draw:text-style-name="P1" svg:width="0.5cm" svg:height="0.5cm" svg:x="0.01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513cm" table:end-y="0.5cm" draw:z-index="503" draw:name="Grafik 9" draw:style-name="gr1" draw:text-style-name="P1" svg:width="0.5cm" svg:height="0.5cm" svg:x="0.013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512cm" table:end-y="0.5cm" draw:z-index="805" draw:name="Grafik 6" draw:style-name="gr1" draw:text-style-name="P1" svg:width="0.5cm" svg:height="0.5cm" svg:x="0.01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6cm" table:end-y="0.5cm" draw:z-index="58" draw:name="Grafik 13" draw:style-name="gr1" draw:text-style-name="P1" svg:width="0.45cm" svg:height="0.5cm" svg:x="0.0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09cm" table:end-y="0.5cm" draw:z-index="462" draw:name="Grafik 5" draw:style-name="gr1" draw:text-style-name="P1" svg:width="0.4cm" svg:height="0.5cm" svg:x="0.00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08cm" table:end-y="0.5cm" draw:z-index="678" draw:name="Grafik 10" draw:style-name="gr1" draw:text-style-name="P1" svg:width="0.5cm" svg:height="0.5cm" svg:x="0.00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07cm" table:end-y="0.5cm" draw:z-index="679" draw:name="Grafik 10" draw:style-name="gr1" draw:text-style-name="P1" svg:width="0.5cm" svg:height="0.5cm" svg:x="0.00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05cm" table:end-y="0.5cm" draw:z-index="422" draw:name="Grafik 21" draw:style-name="gr1" draw:text-style-name="P1" svg:width="0.4cm" svg:height="0.5cm" svg:x="0.00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04cm" table:end-y="0.5cm" draw:z-index="767" draw:name="Grafik 16" draw:style-name="gr1" draw:text-style-name="P1" svg:width="0.4cm" svg:height="0.5cm" svg:x="0.00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503cm" table:end-y="0.5cm" draw:z-index="682" draw:name="Grafik 10" draw:style-name="gr1" draw:text-style-name="P1" svg:width="0.5cm" svg:height="0.5cm" svg:x="0.00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501cm" table:end-y="0.5cm" draw:z-index="683" draw:name="Grafik 10" draw:style-name="gr1" draw:text-style-name="P1" svg:width="0.5cm" svg:height="0.5cm" svg:x="0.00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5cm" table:end-y="0.5cm" draw:z-index="856" draw:name="Grafik 1" draw:style-name="gr1" draw:text-style-name="P1" svg:width="0.5cm" svg:height="0.5cm" svg:x="0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99cm" table:end-y="0.5cm" draw:z-index="814" draw:name="Grafik 6" draw:style-name="gr1" draw:text-style-name="P1" svg:width="0.5cm" svg:height="0.5cm" svg:x="-0.001cm" svg:y="0cm">
              <draw:image xlink:href="Pictures/10000000000000E0000000E01F1706BE.jpg" xlink:type="simple" xlink:show="embed" xlink:actuate="onLoad">
                <text:p/>
              </draw:image>
            </draw:frame>
            <draw:frame table:end-cell-address="Tabelle1.P12" table:end-x="0.498cm" table:end-y="0.5cm" draw:z-index="858" draw:name="Grafik 1" draw:style-name="gr1" draw:text-style-name="P1" svg:width="0.5cm" svg:height="0.5cm" svg:x="0.546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46cm" table:end-y="0.5cm" draw:z-index="601" draw:name="Grafik 2" draw:style-name="gr1" draw:text-style-name="P1" svg:width="0.45cm" svg:height="0.5cm" svg:x="0.54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395cm" table:end-y="0.5cm" draw:z-index="473" draw:name="Grafik 5" draw:style-name="gr1" draw:text-style-name="P1" svg:width="0.4cm" svg:height="0.5cm" svg:x="0.54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94cm" table:end-y="0.5cm" draw:z-index="861" draw:name="Grafik 1" draw:style-name="gr1" draw:text-style-name="P1" svg:width="0.5cm" svg:height="0.5cm" svg:x="0.542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73cm" table:end-y="0.48cm" draw:z-index="733" draw:name="Grafik 3" draw:style-name="gr1" draw:text-style-name="P1" svg:width="0.48cm" svg:height="0.48cm" svg:x="0.54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71cm" table:end-y="0.48cm" draw:z-index="734" draw:name="Grafik 3" draw:style-name="gr1" draw:text-style-name="P1" svg:width="0.48cm" svg:height="0.48cm" svg:x="0.5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71cm" table:end-y="0.48cm" draw:z-index="735" draw:name="Grafik 3" draw:style-name="gr1" draw:text-style-name="P1" svg:width="0.48cm" svg:height="0.48cm" svg:x="0.539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4cm" table:end-y="0.5cm" draw:z-index="349" draw:name="Grafik 8" draw:style-name="gr1" draw:text-style-name="P1" svg:width="0.45cm" svg:height="0.5cm" svg:x="0.53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68cm" table:end-y="0.48cm" draw:z-index="737" draw:name="Grafik 3" draw:style-name="gr1" draw:text-style-name="P1" svg:width="0.48cm" svg:height="0.48cm" svg:x="0.53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67cm" table:end-y="0.48cm" draw:z-index="738" draw:name="Grafik 3" draw:style-name="gr1" draw:text-style-name="P1" svg:width="0.48cm" svg:height="0.48cm" svg:x="0.53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6cm" table:end-y="0.5cm" draw:z-index="137" draw:name="Grafik 2" draw:style-name="gr1" draw:text-style-name="P1" svg:width="0.5cm" svg:height="0.5cm" svg:x="0.53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35cm" table:end-y="0.5cm" draw:z-index="353" draw:name="Grafik 8" draw:style-name="gr1" draw:text-style-name="P1" svg:width="0.45cm" svg:height="0.5cm" svg:x="0.53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33cm" table:end-y="0.5cm" draw:z-index="354" draw:name="Grafik 8" draw:style-name="gr1" draw:text-style-name="P1" svg:width="0.45cm" svg:height="0.5cm" svg:x="0.53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32cm" table:end-y="0.5cm" draw:z-index="613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31cm" table:end-y="0.5cm" draw:z-index="356" draw:name="Grafik 8" draw:style-name="gr1" draw:text-style-name="P1" svg:width="0.45cm" svg:height="0.5cm" svg:x="0.52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79cm" table:end-y="0.5cm" draw:z-index="830" draw:name="Grafik 6" draw:style-name="gr1" draw:text-style-name="P1" svg:width="0.5cm" svg:height="0.5cm" svg:x="0.52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78cm" table:end-y="0.5cm" draw:z-index="831" draw:name="Grafik 6" draw:style-name="gr1" draw:text-style-name="P1" svg:width="0.5cm" svg:height="0.5cm" svg:x="0.52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77cm" table:end-y="0.5cm" draw:z-index="832" draw:name="Grafik 6" draw:style-name="gr1" draw:text-style-name="P1" svg:width="0.5cm" svg:height="0.5cm" svg:x="0.52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76cm" table:end-y="0.5cm" draw:z-index="1091" draw:name="Grafik 4" draw:style-name="gr1" draw:text-style-name="P1" svg:width="0.5cm" svg:height="0.5cm" svg:x="0.52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374cm" table:end-y="0.5cm" draw:z-index="791" draw:name="Grafik 16" draw:style-name="gr1" draw:text-style-name="P1" svg:width="0.4cm" svg:height="0.5cm" svg:x="0.52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73cm" table:end-y="0.5cm" draw:z-index="835" draw:name="Grafik 6" draw:style-name="gr1" draw:text-style-name="P1" svg:width="0.5cm" svg:height="0.5cm" svg:x="0.52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372cm" table:end-y="0.5cm" draw:z-index="793" draw:name="Grafik 16" draw:style-name="gr1" draw:text-style-name="P1" svg:width="0.4cm" svg:height="0.5cm" svg:x="0.52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371cm" table:end-y="0.5cm" draw:z-index="794" draw:name="Grafik 16" draw:style-name="gr1" draw:text-style-name="P1" svg:width="0.4cm" svg:height="0.5cm" svg:x="0.519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369cm" table:end-y="0.5cm" draw:z-index="795" draw:name="Grafik 16" draw:style-name="gr1" draw:text-style-name="P1" svg:width="0.4cm" svg:height="0.5cm" svg:x="0.51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N12" table:end-x="0.368cm" table:end-y="0.5cm" draw:z-index="796" draw:name="Grafik 16" draw:style-name="gr1" draw:text-style-name="P1" svg:width="0.4cm" svg:height="0.5cm" svg:x="0.51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O12" table:end-x="0.367cm" table:end-y="0.5cm" draw:z-index="797" draw:name="Grafik 16" draw:style-name="gr1" draw:text-style-name="P1" svg:width="0.4cm" svg:height="0.5cm" svg:x="0.515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P12" table:end-x="0.466cm" table:end-y="0.5cm" draw:z-index="540" draw:name="Grafik 9" draw:style-name="gr1" draw:text-style-name="P1" svg:width="0.5cm" svg:height="0.5cm" svg:x="0.515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Q12" table:end-x="0.365cm" table:end-y="0.5cm" draw:z-index="498" draw:name="Grafik 5" draw:style-name="gr1" draw:text-style-name="P1" svg:width="0.4cm" svg:height="0.5cm" svg:x="0.51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R12" table:end-x="0.464cm" table:end-y="0.5cm" draw:z-index="843" draw:name="Grafik 6" draw:style-name="gr1" draw:text-style-name="P1" svg:width="0.5cm" svg:height="0.5cm" svg:x="0.51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S12" table:end-x="0.463cm" table:end-y="0.5cm" draw:z-index="887" draw:name="Grafik 1" draw:style-name="gr1" draw:text-style-name="P1" svg:width="0.5cm" svg:height="0.5cm" svg:x="0.51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T12" table:end-x="0.461cm" table:end-y="0.5cm" draw:z-index="845" draw:name="Grafik 6" draw:style-name="gr1" draw:text-style-name="P1" svg:width="0.5cm" svg:height="0.5cm" svg:x="0.5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U12" table:end-x="0.46cm" table:end-y="0.5cm" draw:z-index="5" draw:name="Grafik 6" draw:style-name="gr1" draw:text-style-name="P1" svg:width="0.5cm" svg:height="0.5cm" svg:x="0.50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7:52</text:p>
          </table:table-cell>
          <table:table-cell table:style-name="ce1" office:value-type="float" office:value="62">
            <text:p>62</text:p>
          </table:table-cell>
          <table:table-cell table:number-columns-repeated="975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15cm" table:end-y="0.5cm" draw:z-index="35" draw:name="Grafik 16" draw:style-name="gr1" draw:text-style-name="P1" svg:width="0.4cm" svg:height="0.5cm" svg:x="0.015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514cm" table:end-y="0.5cm" draw:z-index="502" draw:name="Grafik 9" draw:style-name="gr1" draw:text-style-name="P1" svg:width="0.5cm" svg:height="0.5cm" svg:x="0.014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513cm" table:end-y="0.5cm" draw:z-index="288" draw:name="Grafik 8" draw:style-name="gr1" draw:text-style-name="P1" svg:width="0.5cm" svg:height="0.5cm" svg:x="0.01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512cm" table:end-y="0.5cm" draw:z-index="375" draw:name="Grafik 24" draw:style-name="gr1" draw:text-style-name="P1" svg:width="0.5cm" svg:height="0.5cm" svg:x="0.012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6cm" table:end-y="0.5cm" draw:z-index="60" draw:name="Grafik 2" draw:style-name="gr1" draw:text-style-name="P1" svg:width="0.45cm" svg:height="0.5cm" svg:x="0.0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509cm" table:end-y="0.5cm" draw:z-index="849" draw:name="Grafik 1" draw:style-name="gr1" draw:text-style-name="P1" svg:width="0.5cm" svg:height="0.5cm" svg:x="0.009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58cm" table:end-y="0.5cm" draw:z-index="334" draw:name="Grafik 8" draw:style-name="gr1" draw:text-style-name="P1" svg:width="0.45cm" svg:height="0.5cm" svg:x="0.00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87cm" table:end-y="0.48cm" draw:z-index="722" draw:name="Grafik 3" draw:style-name="gr1" draw:text-style-name="P1" svg:width="0.48cm" svg:height="0.48cm" svg:x="0.00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05cm" table:end-y="0.5cm" draw:z-index="551" draw:name="Grafik 2" draw:style-name="gr1" draw:text-style-name="P1" svg:width="0.4cm" svg:height="0.5cm" svg:x="0.00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54cm" table:end-y="0.5cm" draw:z-index="337" draw:name="Grafik 8" draw:style-name="gr1" draw:text-style-name="P1" svg:width="0.45cm" svg:height="0.5cm" svg:x="0.00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83cm" table:end-y="0.48cm" draw:z-index="725" draw:name="Grafik 3" draw:style-name="gr1" draw:text-style-name="P1" svg:width="0.48cm" svg:height="0.48cm" svg:x="0.00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51cm" table:end-y="0.5cm" draw:z-index="339" draw:name="Grafik 8" draw:style-name="gr1" draw:text-style-name="P1" svg:width="0.45cm" svg:height="0.5cm" svg:x="0.00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8cm" table:end-y="0.48cm" draw:z-index="727" draw:name="Grafik 3" draw:style-name="gr1" draw:text-style-name="P1" svg:width="0.48cm" svg:height="0.48cm" svg:x="0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48cm" table:end-y="0.5cm" draw:z-index="600" draw:name="Grafik 2" draw:style-name="gr1" draw:text-style-name="P1" svg:width="0.45cm" svg:height="0.5cm" svg:x="0.546cm" svg:y="0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O13" table:end-x="0.499cm" table:end-y="0.5cm" draw:z-index="857" draw:name="Grafik 1" draw:style-name="gr1" draw:text-style-name="P1" svg:width="0.5cm" svg:height="0.5cm" svg:x="-0.00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96cm" table:end-y="0.5cm" draw:z-index="859" draw:name="Grafik 1" draw:style-name="gr1" draw:text-style-name="P1" svg:width="0.5cm" svg:height="0.5cm" svg:x="0.54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395cm" table:end-y="0.5cm" draw:z-index="559" draw:name="Grafik 2" draw:style-name="gr1" draw:text-style-name="P1" svg:width="0.4cm" svg:height="0.5cm" svg:x="0.54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74cm" table:end-y="0.48cm" draw:z-index="732" draw:name="Grafik 3" draw:style-name="gr1" draw:text-style-name="P1" svg:width="0.48cm" svg:height="0.48cm" svg:x="0.542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93cm" table:end-y="0.5cm" draw:z-index="131" draw:name="Grafik 2" draw:style-name="gr1" draw:text-style-name="P1" svg:width="0.5cm" svg:height="0.5cm" svg:x="0.541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391cm" table:end-y="0.5cm" draw:z-index="562" draw:name="Grafik 2" draw:style-name="gr1" draw:text-style-name="P1" svg:width="0.4cm" svg:height="0.5cm" svg:x="0.54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41cm" table:end-y="0.5cm" draw:z-index="606" draw:name="Grafik 2" draw:style-name="gr1" draw:text-style-name="P1" svg:width="0.45cm" svg:height="0.5cm" svg:x="0.539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9cm" table:end-y="0.5cm" draw:z-index="564" draw:name="Grafik 2" draw:style-name="gr1" draw:text-style-name="P1" svg:width="0.4cm" svg:height="0.5cm" svg:x="0.53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38cm" table:end-y="0.5cm" draw:z-index="350" draw:name="Grafik 8" draw:style-name="gr1" draw:text-style-name="P1" svg:width="0.45cm" svg:height="0.5cm" svg:x="0.53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7cm" table:end-y="0.5cm" draw:z-index="867" draw:name="Grafik 1" draw:style-name="gr1" draw:text-style-name="P1" svg:width="0.5cm" svg:height="0.5cm" svg:x="0.53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66cm" table:end-y="0.48cm" draw:z-index="739" draw:name="Grafik 3" draw:style-name="gr1" draw:text-style-name="P1" svg:width="0.48cm" svg:height="0.48cm" svg:x="0.53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85cm" table:end-y="0.5cm" draw:z-index="138" draw:name="Grafik 2" draw:style-name="gr1" draw:text-style-name="P1" svg:width="0.5cm" svg:height="0.5cm" svg:x="0.53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83cm" table:end-y="0.5cm" draw:z-index="139" draw:name="Grafik 2" draw:style-name="gr1" draw:text-style-name="P1" svg:width="0.5cm" svg:height="0.5cm" svg:x="0.53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32cm" table:end-y="0.5cm" draw:z-index="355" draw:name="Grafik 8" draw:style-name="gr1" draw:text-style-name="P1" svg:width="0.45cm" svg:height="0.5cm" svg:x="0.5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81cm" table:end-y="0.5cm" draw:z-index="141" draw:name="Grafik 2" draw:style-name="gr1" draw:text-style-name="P1" svg:width="0.5cm" svg:height="0.5cm" svg:x="0.529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59cm" table:end-y="0.48cm" draw:z-index="744" draw:name="Grafik 3" draw:style-name="gr1" draw:text-style-name="P1" svg:width="0.48cm" svg:height="0.48cm" svg:x="0.52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58cm" table:end-y="0.48cm" draw:z-index="745" draw:name="Grafik 3" draw:style-name="gr1" draw:text-style-name="P1" svg:width="0.48cm" svg:height="0.48cm" svg:x="0.52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77cm" table:end-y="0.5cm" draw:z-index="1090" draw:name="Grafik 4" draw:style-name="gr1" draw:text-style-name="P1" svg:width="0.5cm" svg:height="0.5cm" svg:x="0.525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76cm" table:end-y="0.5cm" draw:z-index="833" draw:name="Grafik 6" draw:style-name="gr1" draw:text-style-name="P1" svg:width="0.5cm" svg:height="0.5cm" svg:x="0.52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74cm" table:end-y="0.5cm" draw:z-index="1092" draw:name="Grafik 4" draw:style-name="gr1" draw:text-style-name="P1" svg:width="0.5cm" svg:height="0.5cm" svg:x="0.52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473cm" table:end-y="0.5cm" draw:z-index="534" draw:name="Grafik 9" draw:style-name="gr1" draw:text-style-name="P1" svg:width="0.5cm" svg:height="0.5cm" svg:x="0.521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72cm" table:end-y="0.5cm" draw:z-index="1094" draw:name="Grafik 4" draw:style-name="gr1" draw:text-style-name="P1" svg:width="0.5cm" svg:height="0.5cm" svg:x="0.5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71cm" table:end-y="0.5cm" draw:z-index="536" draw:name="Grafik 9" draw:style-name="gr1" draw:text-style-name="P1" svg:width="0.5cm" svg:height="0.5cm" svg:x="0.519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69cm" table:end-y="0.5cm" draw:z-index="537" draw:name="Grafik 9" draw:style-name="gr1" draw:text-style-name="P1" svg:width="0.5cm" svg:height="0.5cm" svg:x="0.518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N13" table:end-x="0.468cm" table:end-y="0.5cm" draw:z-index="538" draw:name="Grafik 9" draw:style-name="gr1" draw:text-style-name="P1" svg:width="0.5cm" svg:height="0.5cm" svg:x="0.516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O13" table:end-x="0.467cm" table:end-y="0.5cm" draw:z-index="539" draw:name="Grafik 9" draw:style-name="gr1" draw:text-style-name="P1" svg:width="0.5cm" svg:height="0.5cm" svg:x="0.515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P13" table:end-x="0.366cm" table:end-y="0.5cm" draw:z-index="798" draw:name="Grafik 16" draw:style-name="gr1" draw:text-style-name="P1" svg:width="0.4cm" svg:height="0.5cm" svg:x="0.515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Q13" table:end-x="0.365cm" table:end-y="0.5cm" draw:z-index="799" draw:name="Grafik 16" draw:style-name="gr1" draw:text-style-name="P1" svg:width="0.4cm" svg:height="0.5cm" svg:x="0.51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R13" table:end-x="0.464cm" table:end-y="0.5cm" draw:z-index="886" draw:name="Grafik 1" draw:style-name="gr1" draw:text-style-name="P1" svg:width="0.5cm" svg:height="0.5cm" svg:x="0.512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S13" table:end-x="0.463cm" table:end-y="0.5cm" draw:z-index="844" draw:name="Grafik 6" draw:style-name="gr1" draw:text-style-name="P1" svg:width="0.5cm" svg:height="0.5cm" svg:x="0.51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T13" table:end-x="0.461cm" table:end-y="0.5cm" draw:z-index="888" draw:name="Grafik 1" draw:style-name="gr1" draw:text-style-name="P1" svg:width="0.5cm" svg:height="0.5cm" svg:x="0.5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U13" table:end-x="0.46cm" table:end-y="0.5cm" draw:z-index="7" draw:name="Grafik 1" draw:style-name="gr1" draw:text-style-name="P1" svg:width="0.5cm" svg:height="0.5cm" svg:x="0.50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1:52</text:p>
          </table:table-cell>
          <table:table-cell table:style-name="ce1" office:value-type="float" office:value="62">
            <text:p>62</text:p>
          </table:table-cell>
          <table:table-cell table:number-columns-repeated="975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95cm" table:end-y="0.481cm" draw:z-index="36" draw:name="Grafik 3" draw:style-name="gr1" draw:text-style-name="P1" svg:width="0.48cm" svg:height="0.48cm" svg:x="0.015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514cm" table:end-y="0.501cm" draw:z-index="287" draw:name="Grafik 8" draw:style-name="gr1" draw:text-style-name="P1" svg:width="0.5cm" svg:height="0.5cm" svg:x="0.014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63cm" table:end-y="0.501cm" draw:z-index="632" draw:name="Grafik 13" draw:style-name="gr1" draw:text-style-name="P1" svg:width="0.45cm" svg:height="0.5cm" svg:x="0.01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12cm" table:end-y="0.501cm" draw:z-index="762" draw:name="Grafik 16" draw:style-name="gr1" draw:text-style-name="P1" svg:width="0.4cm" svg:height="0.5cm" svg:x="0.01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1cm" table:end-y="0.501cm" draw:z-index="59" draw:name="Grafik 2" draw:style-name="gr1" draw:text-style-name="P1" svg:width="0.4cm" svg:height="0.5cm" svg:x="0.0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59cm" table:end-y="0.501cm" draw:z-index="591" draw:name="Grafik 2" draw:style-name="gr1" draw:text-style-name="P1" svg:width="0.45cm" svg:height="0.5cm" svg:x="0.00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08cm" table:end-y="0.501cm" draw:z-index="463" draw:name="Grafik 5" draw:style-name="gr1" draw:text-style-name="P1" svg:width="0.4cm" svg:height="0.5cm" svg:x="0.00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57cm" table:end-y="0.501cm" draw:z-index="335" draw:name="Grafik 8" draw:style-name="gr1" draw:text-style-name="P1" svg:width="0.45cm" svg:height="0.5cm" svg:x="0.00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505cm" table:end-y="0.501cm" draw:z-index="852" draw:name="Grafik 1" draw:style-name="gr1" draw:text-style-name="P1" svg:width="0.5cm" svg:height="0.5cm" svg:x="0.00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54cm" table:end-y="0.501cm" draw:z-index="595" draw:name="Grafik 2" draw:style-name="gr1" draw:text-style-name="P1" svg:width="0.45cm" svg:height="0.5cm" svg:x="0.00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03cm" table:end-y="0.501cm" draw:z-index="553" draw:name="Grafik 2" draw:style-name="gr1" draw:text-style-name="P1" svg:width="0.4cm" svg:height="0.5cm" svg:x="0.00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501cm" table:end-y="0.501cm" draw:z-index="124" draw:name="Grafik 2" draw:style-name="gr1" draw:text-style-name="P1" svg:width="0.5cm" svg:height="0.5cm" svg:x="0.00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5cm" table:end-y="0.501cm" draw:z-index="512" draw:name="Grafik 9" draw:style-name="gr1" draw:text-style-name="P1" svg:width="0.5cm" svg:height="0.5cm" svg:x="0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399cm" table:end-y="0.501cm" draw:z-index="556" draw:name="Grafik 2" draw:style-name="gr1" draw:text-style-name="P1" svg:width="0.4cm" svg:height="0.5cm" svg:x="-0.001cm" svg:y="0.001cm">
              <draw:image xlink:href="Pictures/10000201000004B000000719E91CE483.png" xlink:type="simple" xlink:show="embed" xlink:actuate="onLoad">
                <text:p/>
              </draw:image>
            </draw:frame>
            <draw:frame table:end-cell-address="Tabelle1.P14" table:end-x="0.498cm" table:end-y="0.501cm" draw:z-index="815" draw:name="Grafik 6" draw:style-name="gr1" draw:text-style-name="P1" svg:width="0.5cm" svg:height="0.5cm" svg:x="0.54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396cm" table:end-y="0.501cm" draw:z-index="558" draw:name="Grafik 2" draw:style-name="gr1" draw:text-style-name="P1" svg:width="0.4cm" svg:height="0.5cm" svg:x="0.545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45cm" table:end-y="0.501cm" draw:z-index="344" draw:name="Grafik 8" draw:style-name="gr1" draw:text-style-name="P1" svg:width="0.45cm" svg:height="0.5cm" svg:x="0.54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94cm" table:end-y="0.501cm" draw:z-index="130" draw:name="Grafik 2" draw:style-name="gr1" draw:text-style-name="P1" svg:width="0.5cm" svg:height="0.5cm" svg:x="0.54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93cm" table:end-y="0.501cm" draw:z-index="862" draw:name="Grafik 1" draw:style-name="gr1" draw:text-style-name="P1" svg:width="0.5cm" svg:height="0.5cm" svg:x="0.541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91cm" table:end-y="0.501cm" draw:z-index="132" draw:name="Grafik 2" draw:style-name="gr1" draw:text-style-name="P1" svg:width="0.5cm" svg:height="0.5cm" svg:x="0.5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41cm" table:end-y="0.501cm" draw:z-index="348" draw:name="Grafik 8" draw:style-name="gr1" draw:text-style-name="P1" svg:width="0.45cm" svg:height="0.5cm" svg:x="0.53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9cm" table:end-y="0.501cm" draw:z-index="865" draw:name="Grafik 1" draw:style-name="gr1" draw:text-style-name="P1" svg:width="0.5cm" svg:height="0.5cm" svg:x="0.53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388cm" table:end-y="0.501cm" draw:z-index="565" draw:name="Grafik 2" draw:style-name="gr1" draw:text-style-name="P1" svg:width="0.4cm" svg:height="0.5cm" svg:x="0.53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37cm" table:end-y="0.501cm" draw:z-index="351" draw:name="Grafik 8" draw:style-name="gr1" draw:text-style-name="P1" svg:width="0.45cm" svg:height="0.5cm" svg:x="0.53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86cm" table:end-y="0.501cm" draw:z-index="868" draw:name="Grafik 1" draw:style-name="gr1" draw:text-style-name="P1" svg:width="0.5cm" svg:height="0.5cm" svg:x="0.53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85cm" table:end-y="0.501cm" draw:z-index="869" draw:name="Grafik 1" draw:style-name="gr1" draw:text-style-name="P1" svg:width="0.5cm" svg:height="0.5cm" svg:x="0.53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83cm" table:end-y="0.501cm" draw:z-index="870" draw:name="Grafik 1" draw:style-name="gr1" draw:text-style-name="P1" svg:width="0.5cm" svg:height="0.5cm" svg:x="0.5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82cm" table:end-y="0.501cm" draw:z-index="140" draw:name="Grafik 2" draw:style-name="gr1" draw:text-style-name="P1" svg:width="0.5cm" svg:height="0.5cm" svg:x="0.5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81cm" table:end-y="0.501cm" draw:z-index="1087" draw:name="Grafik 4" draw:style-name="gr1" draw:text-style-name="P1" svg:width="0.5cm" svg:height="0.5cm" svg:x="0.529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29cm" table:end-y="0.501cm" draw:z-index="357" draw:name="Grafik 8" draw:style-name="gr1" draw:text-style-name="P1" svg:width="0.45cm" svg:height="0.5cm" svg:x="0.52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78cm" table:end-y="0.501cm" draw:z-index="530" draw:name="Grafik 9" draw:style-name="gr1" draw:text-style-name="P1" svg:width="0.5cm" svg:height="0.5cm" svg:x="0.526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77cm" table:end-y="0.501cm" draw:z-index="531" draw:name="Grafik 9" draw:style-name="gr1" draw:text-style-name="P1" svg:width="0.5cm" svg:height="0.5cm" svg:x="0.525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26cm" table:end-y="0.501cm" draw:z-index="360" draw:name="Grafik 8" draw:style-name="gr1" draw:text-style-name="P1" svg:width="0.45cm" svg:height="0.5cm" svg:x="0.52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74cm" table:end-y="0.501cm" draw:z-index="877" draw:name="Grafik 1" draw:style-name="gr1" draw:text-style-name="P1" svg:width="0.5cm" svg:height="0.5cm" svg:x="0.52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73cm" table:end-y="0.501cm" draw:z-index="1093" draw:name="Grafik 4" draw:style-name="gr1" draw:text-style-name="P1" svg:width="0.5cm" svg:height="0.5cm" svg:x="0.52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472cm" table:end-y="0.501cm" draw:z-index="535" draw:name="Grafik 9" draw:style-name="gr1" draw:text-style-name="P1" svg:width="0.5cm" svg:height="0.5cm" svg:x="0.52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471cm" table:end-y="0.501cm" draw:z-index="1095" draw:name="Grafik 4" draw:style-name="gr1" draw:text-style-name="P1" svg:width="0.5cm" svg:height="0.5cm" svg:x="0.519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469cm" table:end-y="0.501cm" draw:z-index="881" draw:name="Grafik 1" draw:style-name="gr1" draw:text-style-name="P1" svg:width="0.5cm" svg:height="0.5cm" svg:x="0.51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N14" table:end-x="0.468cm" table:end-y="0.501cm" draw:z-index="882" draw:name="Grafik 1" draw:style-name="gr1" draw:text-style-name="P1" svg:width="0.5cm" svg:height="0.5cm" svg:x="0.516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O14" table:end-x="0.467cm" table:end-y="0.501cm" draw:z-index="883" draw:name="Grafik 1" draw:style-name="gr1" draw:text-style-name="P1" svg:width="0.5cm" svg:height="0.5cm" svg:x="0.51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P14" table:end-x="0.466cm" table:end-y="0.501cm" draw:z-index="884" draw:name="Grafik 1" draw:style-name="gr1" draw:text-style-name="P1" svg:width="0.5cm" svg:height="0.5cm" svg:x="0.51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Q14" table:end-x="0.465cm" table:end-y="0.501cm" draw:z-index="885" draw:name="Grafik 1" draw:style-name="gr1" draw:text-style-name="P1" svg:width="0.5cm" svg:height="0.5cm" svg:x="0.51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R14" table:end-x="0.364cm" table:end-y="0.501cm" draw:z-index="800" draw:name="Grafik 16" draw:style-name="gr1" draw:text-style-name="P1" svg:width="0.4cm" svg:height="0.5cm" svg:x="0.51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S14" table:end-x="0.363cm" table:end-y="0.501cm" draw:z-index="801" draw:name="Grafik 16" draw:style-name="gr1" draw:text-style-name="P1" svg:width="0.4cm" svg:height="0.5cm" svg:x="0.511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T14" table:end-x="0.411cm" table:end-y="0.501cm" draw:z-index="372" draw:name="Grafik 8" draw:style-name="gr1" draw:text-style-name="P1" svg:width="0.45cm" svg:height="0.5cm" svg:x="0.5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U14" table:end-x="0.41cm" table:end-y="0.501cm" draw:z-index="8" draw:name="Grafik 8" draw:style-name="gr1" draw:text-style-name="P1" svg:width="0.45cm" svg:height="0.5cm" svg:x="0.50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9:56</text:p>
          </table:table-cell>
          <table:table-cell table:style-name="ce1" office:value-type="float" office:value="61">
            <text:p>61</text:p>
          </table:table-cell>
          <table:table-cell table:number-columns-repeated="975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515cm" table:end-y="0.501cm" draw:z-index="37" draw:name="Grafik 8" draw:style-name="gr1" draw:text-style-name="P1" svg:width="0.5cm" svg:height="0.5cm" svg:x="0.015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64cm" table:end-y="0.501cm" draw:z-index="588" draw:name="Grafik 2" draw:style-name="gr1" draw:text-style-name="P1" svg:width="0.45cm" svg:height="0.5cm" svg:x="0.01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513cm" table:end-y="0.501cm" draw:z-index="374" draw:name="Grafik 24" draw:style-name="gr1" draw:text-style-name="P1" svg:width="0.5cm" svg:height="0.5cm" svg:x="0.013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12cm" table:end-y="0.501cm" draw:z-index="676" draw:name="Grafik 10" draw:style-name="gr1" draw:text-style-name="P1" svg:width="0.5cm" svg:height="0.5cm" svg:x="0.01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51cm" table:end-y="0.501cm" draw:z-index="61" draw:name="Grafik 9" draw:style-name="gr1" draw:text-style-name="P1" svg:width="0.5cm" svg:height="0.5cm" svg:x="0.01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89cm" table:end-y="0.481cm" draw:z-index="720" draw:name="Grafik 3" draw:style-name="gr1" draw:text-style-name="P1" svg:width="0.48cm" svg:height="0.48cm" svg:x="0.009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08cm" table:end-y="0.501cm" draw:z-index="549" draw:name="Grafik 2" draw:style-name="gr1" draw:text-style-name="P1" svg:width="0.4cm" svg:height="0.5cm" svg:x="0.00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57cm" table:end-y="0.501cm" draw:z-index="593" draw:name="Grafik 2" draw:style-name="gr1" draw:text-style-name="P1" svg:width="0.45cm" svg:height="0.5cm" svg:x="0.00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85cm" table:end-y="0.481cm" draw:z-index="723" draw:name="Grafik 3" draw:style-name="gr1" draw:text-style-name="P1" svg:width="0.48cm" svg:height="0.48cm" svg:x="0.005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04cm" table:end-y="0.501cm" draw:z-index="423" draw:name="Grafik 21" draw:style-name="gr1" draw:text-style-name="P1" svg:width="0.4cm" svg:height="0.5cm" svg:x="0.00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53cm" table:end-y="0.501cm" draw:z-index="338" draw:name="Grafik 8" draw:style-name="gr1" draw:text-style-name="P1" svg:width="0.45cm" svg:height="0.5cm" svg:x="0.00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81cm" table:end-y="0.481cm" draw:z-index="726" draw:name="Grafik 3" draw:style-name="gr1" draw:text-style-name="P1" svg:width="0.48cm" svg:height="0.48cm" svg:x="0.00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5cm" table:end-y="0.501cm" draw:z-index="125" draw:name="Grafik 2" draw:style-name="gr1" draw:text-style-name="P1" svg:width="0.5cm" svg:height="0.5cm" svg:x="0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98cm" table:end-y="0.501cm" draw:z-index="127" draw:name="Grafik 2" draw:style-name="gr1" draw:text-style-name="P1" svg:width="0.5cm" svg:height="0.5cm" svg:x="0.546cm" svg:y="0.001cm">
              <draw:image xlink:href="Pictures/100002010000003C0000003C9182CE49.png" xlink:type="simple" xlink:show="embed" xlink:actuate="onLoad">
                <text:p/>
              </draw:image>
            </draw:frame>
            <draw:frame table:end-cell-address="Tabelle1.O15" table:end-x="0.449cm" table:end-y="0.501cm" draw:z-index="599" draw:name="Grafik 2" draw:style-name="gr1" draw:text-style-name="P1" svg:width="0.45cm" svg:height="0.5cm" svg:x="-0.00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96cm" table:end-y="0.501cm" draw:z-index="816" draw:name="Grafik 6" draw:style-name="gr1" draw:text-style-name="P1" svg:width="0.5cm" svg:height="0.5cm" svg:x="0.54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95cm" table:end-y="0.501cm" draw:z-index="860" draw:name="Grafik 1" draw:style-name="gr1" draw:text-style-name="P1" svg:width="0.5cm" svg:height="0.5cm" svg:x="0.54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394cm" table:end-y="0.501cm" draw:z-index="560" draw:name="Grafik 2" draw:style-name="gr1" draw:text-style-name="P1" svg:width="0.4cm" svg:height="0.5cm" svg:x="0.54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393cm" table:end-y="0.501cm" draw:z-index="561" draw:name="Grafik 2" draw:style-name="gr1" draw:text-style-name="P1" svg:width="0.4cm" svg:height="0.5cm" svg:x="0.54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91cm" table:end-y="0.501cm" draw:z-index="863" draw:name="Grafik 1" draw:style-name="gr1" draw:text-style-name="P1" svg:width="0.5cm" svg:height="0.5cm" svg:x="0.5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391cm" table:end-y="0.501cm" draw:z-index="563" draw:name="Grafik 2" draw:style-name="gr1" draw:text-style-name="P1" svg:width="0.4cm" svg:height="0.5cm" svg:x="0.53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7cm" table:end-y="0.481cm" draw:z-index="736" draw:name="Grafik 3" draw:style-name="gr1" draw:text-style-name="P1" svg:width="0.48cm" svg:height="0.48cm" svg:x="0.53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8cm" table:end-y="0.501cm" draw:z-index="866" draw:name="Grafik 1" draw:style-name="gr1" draw:text-style-name="P1" svg:width="0.5cm" svg:height="0.5cm" svg:x="0.53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387cm" table:end-y="0.501cm" draw:z-index="566" draw:name="Grafik 2" draw:style-name="gr1" draw:text-style-name="P1" svg:width="0.4cm" svg:height="0.5cm" svg:x="0.535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86cm" table:end-y="0.501cm" draw:z-index="567" draw:name="Grafik 2" draw:style-name="gr1" draw:text-style-name="P1" svg:width="0.4cm" svg:height="0.5cm" svg:x="0.53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385cm" table:end-y="0.501cm" draw:z-index="568" draw:name="Grafik 2" draw:style-name="gr1" draw:text-style-name="P1" svg:width="0.4cm" svg:height="0.5cm" svg:x="0.53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83cm" table:end-y="0.501cm" draw:z-index="827" draw:name="Grafik 6" draw:style-name="gr1" draw:text-style-name="P1" svg:width="0.5cm" svg:height="0.5cm" svg:x="0.53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82cm" table:end-y="0.501cm" draw:z-index="828" draw:name="Grafik 6" draw:style-name="gr1" draw:text-style-name="P1" svg:width="0.5cm" svg:height="0.5cm" svg:x="0.5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81cm" table:end-y="0.501cm" draw:z-index="829" draw:name="Grafik 6" draw:style-name="gr1" draw:text-style-name="P1" svg:width="0.5cm" svg:height="0.5cm" svg:x="0.52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79cm" table:end-y="0.501cm" draw:z-index="1088" draw:name="Grafik 4" draw:style-name="gr1" draw:text-style-name="P1" svg:width="0.5cm" svg:height="0.5cm" svg:x="0.52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28cm" table:end-y="0.501cm" draw:z-index="358" draw:name="Grafik 8" draw:style-name="gr1" draw:text-style-name="P1" svg:width="0.45cm" svg:height="0.5cm" svg:x="0.52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27cm" table:end-y="0.501cm" draw:z-index="359" draw:name="Grafik 8" draw:style-name="gr1" draw:text-style-name="P1" svg:width="0.45cm" svg:height="0.5cm" svg:x="0.52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76cm" table:end-y="0.501cm" draw:z-index="876" draw:name="Grafik 1" draw:style-name="gr1" draw:text-style-name="P1" svg:width="0.5cm" svg:height="0.5cm" svg:x="0.52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24cm" table:end-y="0.501cm" draw:z-index="361" draw:name="Grafik 8" draw:style-name="gr1" draw:text-style-name="P1" svg:width="0.45cm" svg:height="0.5cm" svg:x="0.52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453cm" table:end-y="0.481cm" draw:z-index="749" draw:name="Grafik 3" draw:style-name="gr1" draw:text-style-name="P1" svg:width="0.48cm" svg:height="0.48cm" svg:x="0.52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52cm" table:end-y="0.481cm" draw:z-index="750" draw:name="Grafik 3" draw:style-name="gr1" draw:text-style-name="P1" svg:width="0.48cm" svg:height="0.48cm" svg:x="0.5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71cm" table:end-y="0.501cm" draw:z-index="880" draw:name="Grafik 1" draw:style-name="gr1" draw:text-style-name="P1" svg:width="0.5cm" svg:height="0.5cm" svg:x="0.519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469cm" table:end-y="0.501cm" draw:z-index="1096" draw:name="Grafik 4" draw:style-name="gr1" draw:text-style-name="P1" svg:width="0.5cm" svg:height="0.5cm" svg:x="0.51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N15" table:end-x="0.468cm" table:end-y="0.501cm" draw:z-index="1097" draw:name="Grafik 4" draw:style-name="gr1" draw:text-style-name="P1" svg:width="0.5cm" svg:height="0.5cm" svg:x="0.516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O15" table:end-x="0.467cm" table:end-y="0.501cm" draw:z-index="1098" draw:name="Grafik 4" draw:style-name="gr1" draw:text-style-name="P1" svg:width="0.5cm" svg:height="0.5cm" svg:x="0.515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P15" table:end-x="0.466cm" table:end-y="0.501cm" draw:z-index="1099" draw:name="Grafik 4" draw:style-name="gr1" draw:text-style-name="P1" svg:width="0.5cm" svg:height="0.5cm" svg:x="0.515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Q15" table:end-x="0.465cm" table:end-y="0.501cm" draw:z-index="1100" draw:name="Grafik 4" draw:style-name="gr1" draw:text-style-name="P1" svg:width="0.5cm" svg:height="0.5cm" svg:x="0.513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R15" table:end-x="0.414cm" table:end-y="0.501cm" draw:z-index="370" draw:name="Grafik 8" draw:style-name="gr1" draw:text-style-name="P1" svg:width="0.45cm" svg:height="0.5cm" svg:x="0.51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S15" table:end-x="0.413cm" table:end-y="0.501cm" draw:z-index="371" draw:name="Grafik 8" draw:style-name="gr1" draw:text-style-name="P1" svg:width="0.45cm" svg:height="0.5cm" svg:x="0.51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T15" table:end-x="0.361cm" table:end-y="0.501cm" draw:z-index="802" draw:name="Grafik 16" draw:style-name="gr1" draw:text-style-name="P1" svg:width="0.4cm" svg:height="0.5cm" svg:x="0.51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U15" table:end-x="0.36cm" table:end-y="0.501cm" draw:z-index="9" draw:name="Grafik 16" draw:style-name="gr1" draw:text-style-name="P1" svg:width="0.4cm" svg:height="0.5cm" svg:x="0.50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0:52</text:p>
          </table:table-cell>
          <table:table-cell table:style-name="ce1" office:value-type="float" office:value="60">
            <text:p>60</text:p>
          </table:table-cell>
          <table:table-cell table:number-columns-repeated="975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515cm" table:end-y="0.5cm" draw:z-index="38" draw:name="Grafik 2" draw:style-name="gr1" draw:text-style-name="P1" svg:width="0.5cm" svg:height="0.5cm" svg:x="0.01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514cm" table:end-y="0.5cm" draw:z-index="373" draw:name="Grafik 24" draw:style-name="gr1" draw:text-style-name="P1" svg:width="0.5cm" svg:height="0.5cm" svg:x="0.014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13cm" table:end-y="0.5cm" draw:z-index="761" draw:name="Grafik 16" draw:style-name="gr1" draw:text-style-name="P1" svg:width="0.4cm" svg:height="0.5cm" svg:x="0.01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62cm" table:end-y="0.5cm" draw:z-index="332" draw:name="Grafik 8" draw:style-name="gr1" draw:text-style-name="P1" svg:width="0.45cm" svg:height="0.5cm" svg:x="0.01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1cm" table:end-y="0.5cm" draw:z-index="62" draw:name="Grafik 5" draw:style-name="gr1" draw:text-style-name="P1" svg:width="0.4cm" svg:height="0.5cm" svg:x="0.0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59cm" table:end-y="0.5cm" draw:z-index="333" draw:name="Grafik 8" draw:style-name="gr1" draw:text-style-name="P1" svg:width="0.45cm" svg:height="0.5cm" svg:x="0.00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58cm" table:end-y="0.5cm" draw:z-index="592" draw:name="Grafik 2" draw:style-name="gr1" draw:text-style-name="P1" svg:width="0.45cm" svg:height="0.5cm" svg:x="0.00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07cm" table:end-y="0.5cm" draw:z-index="421" draw:name="Grafik 21" draw:style-name="gr1" draw:text-style-name="P1" svg:width="0.4cm" svg:height="0.5cm" svg:x="0.00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505cm" table:end-y="0.5cm" draw:z-index="121" draw:name="Grafik 2" draw:style-name="gr1" draw:text-style-name="P1" svg:width="0.5cm" svg:height="0.5cm" svg:x="0.00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04cm" table:end-y="0.5cm" draw:z-index="552" draw:name="Grafik 2" draw:style-name="gr1" draw:text-style-name="P1" svg:width="0.4cm" svg:height="0.5cm" svg:x="0.004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53cm" table:end-y="0.5cm" draw:z-index="596" draw:name="Grafik 2" draw:style-name="gr1" draw:text-style-name="P1" svg:width="0.45cm" svg:height="0.5cm" svg:x="0.00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51cm" table:end-y="0.5cm" draw:z-index="597" draw:name="Grafik 2" draw:style-name="gr1" draw:text-style-name="P1" svg:width="0.45cm" svg:height="0.5cm" svg:x="0.00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5cm" table:end-y="0.5cm" draw:z-index="340" draw:name="Grafik 8" draw:style-name="gr1" draw:text-style-name="P1" svg:width="0.45cm" svg:height="0.5cm" svg:x="0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48cm" table:end-y="0.5cm" draw:z-index="342" draw:name="Grafik 8" draw:style-name="gr1" draw:text-style-name="P1" svg:width="0.45cm" svg:height="0.5cm" svg:x="0.546cm" svg:y="0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O16" table:end-x="0.499cm" table:end-y="0.5cm" draw:z-index="513" draw:name="Grafik 9" draw:style-name="gr1" draw:text-style-name="P1" svg:width="0.5cm" svg:height="0.5cm" svg:x="-0.001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46cm" table:end-y="0.5cm" draw:z-index="343" draw:name="Grafik 8" draw:style-name="gr1" draw:text-style-name="P1" svg:width="0.45cm" svg:height="0.5cm" svg:x="0.54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395cm" table:end-y="0.5cm" draw:z-index="430" draw:name="Grafik 21" draw:style-name="gr1" draw:text-style-name="P1" svg:width="0.4cm" svg:height="0.5cm" svg:x="0.54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44cm" table:end-y="0.5cm" draw:z-index="345" draw:name="Grafik 8" draw:style-name="gr1" draw:text-style-name="P1" svg:width="0.45cm" svg:height="0.5cm" svg:x="0.54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93cm" table:end-y="0.5cm" draw:z-index="819" draw:name="Grafik 6" draw:style-name="gr1" draw:text-style-name="P1" svg:width="0.5cm" svg:height="0.5cm" svg:x="0.54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41cm" table:end-y="0.5cm" draw:z-index="347" draw:name="Grafik 8" draw:style-name="gr1" draw:text-style-name="P1" svg:width="0.45cm" svg:height="0.5cm" svg:x="0.5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91cm" table:end-y="0.5cm" draw:z-index="864" draw:name="Grafik 1" draw:style-name="gr1" draw:text-style-name="P1" svg:width="0.5cm" svg:height="0.5cm" svg:x="0.539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4cm" table:end-y="0.5cm" draw:z-index="607" draw:name="Grafik 2" draw:style-name="gr1" draw:text-style-name="P1" svg:width="0.45cm" svg:height="0.5cm" svg:x="0.53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38cm" table:end-y="0.5cm" draw:z-index="608" draw:name="Grafik 2" draw:style-name="gr1" draw:text-style-name="P1" svg:width="0.45cm" svg:height="0.5cm" svg:x="0.53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37cm" table:end-y="0.5cm" draw:z-index="609" draw:name="Grafik 2" draw:style-name="gr1" draw:text-style-name="P1" svg:width="0.45cm" svg:height="0.5cm" svg:x="0.53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36cm" table:end-y="0.5cm" draw:z-index="610" draw:name="Grafik 2" draw:style-name="gr1" draw:text-style-name="P1" svg:width="0.45cm" svg:height="0.5cm" svg:x="0.53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35cm" table:end-y="0.5cm" draw:z-index="611" draw:name="Grafik 2" draw:style-name="gr1" draw:text-style-name="P1" svg:width="0.45cm" svg:height="0.5cm" svg:x="0.53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383cm" table:end-y="0.5cm" draw:z-index="569" draw:name="Grafik 2" draw:style-name="gr1" draw:text-style-name="P1" svg:width="0.4cm" svg:height="0.5cm" svg:x="0.532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82cm" table:end-y="0.5cm" draw:z-index="871" draw:name="Grafik 1" draw:style-name="gr1" draw:text-style-name="P1" svg:width="0.5cm" svg:height="0.5cm" svg:x="0.53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81cm" table:end-y="0.5cm" draw:z-index="872" draw:name="Grafik 1" draw:style-name="gr1" draw:text-style-name="P1" svg:width="0.5cm" svg:height="0.5cm" svg:x="0.529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79cm" table:end-y="0.5cm" draw:z-index="873" draw:name="Grafik 1" draw:style-name="gr1" draw:text-style-name="P1" svg:width="0.5cm" svg:height="0.5cm" svg:x="0.52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78cm" table:end-y="0.5cm" draw:z-index="1089" draw:name="Grafik 4" draw:style-name="gr1" draw:text-style-name="P1" svg:width="0.5cm" svg:height="0.5cm" svg:x="0.526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57cm" table:end-y="0.48cm" draw:z-index="746" draw:name="Grafik 3" draw:style-name="gr1" draw:text-style-name="P1" svg:width="0.48cm" svg:height="0.48cm" svg:x="0.52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56cm" table:end-y="0.48cm" draw:z-index="747" draw:name="Grafik 3" draw:style-name="gr1" draw:text-style-name="P1" svg:width="0.48cm" svg:height="0.48cm" svg:x="0.52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54cm" table:end-y="0.48cm" draw:z-index="748" draw:name="Grafik 3" draw:style-name="gr1" draw:text-style-name="P1" svg:width="0.48cm" svg:height="0.48cm" svg:x="0.52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23cm" table:end-y="0.5cm" draw:z-index="362" draw:name="Grafik 8" draw:style-name="gr1" draw:text-style-name="P1" svg:width="0.45cm" svg:height="0.5cm" svg:x="0.5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422cm" table:end-y="0.5cm" draw:z-index="363" draw:name="Grafik 8" draw:style-name="gr1" draw:text-style-name="P1" svg:width="0.45cm" svg:height="0.5cm" svg:x="0.5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51cm" table:end-y="0.48cm" draw:z-index="751" draw:name="Grafik 3" draw:style-name="gr1" draw:text-style-name="P1" svg:width="0.48cm" svg:height="0.48cm" svg:x="0.519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49cm" table:end-y="0.48cm" draw:z-index="752" draw:name="Grafik 3" draw:style-name="gr1" draw:text-style-name="P1" svg:width="0.48cm" svg:height="0.48cm" svg:x="0.51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N16" table:end-x="0.448cm" table:end-y="0.48cm" draw:z-index="753" draw:name="Grafik 3" draw:style-name="gr1" draw:text-style-name="P1" svg:width="0.48cm" svg:height="0.48cm" svg:x="0.51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O16" table:end-x="0.417cm" table:end-y="0.5cm" draw:z-index="281" draw:name="Grafik 17" draw:style-name="gr1" draw:text-style-name="P1" svg:width="0.45cm" svg:height="0.5cm" svg:x="0.51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P16" table:end-x="0.416cm" table:end-y="0.5cm" draw:z-index="282" draw:name="Grafik 17" draw:style-name="gr1" draw:text-style-name="P1" svg:width="0.45cm" svg:height="0.5cm" svg:x="0.51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Q16" table:end-x="0.445cm" table:end-y="0.48cm" draw:z-index="756" draw:name="Grafik 3" draw:style-name="gr1" draw:text-style-name="P1" svg:width="0.48cm" svg:height="0.48cm" svg:x="0.51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R16" table:end-x="0.464cm" table:end-y="0.5cm" draw:z-index="1101" draw:name="Grafik 4" draw:style-name="gr1" draw:text-style-name="P1" svg:width="0.5cm" svg:height="0.5cm" svg:x="0.51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S16" table:end-x="0.443cm" table:end-y="0.48cm" draw:z-index="758" draw:name="Grafik 3" draw:style-name="gr1" draw:text-style-name="P1" svg:width="0.48cm" svg:height="0.48cm" svg:x="0.51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T16" table:end-x="0.441cm" table:end-y="0.48cm" draw:z-index="759" draw:name="Grafik 3" draw:style-name="gr1" draw:text-style-name="P1" svg:width="0.48cm" svg:height="0.48cm" svg:x="0.5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U16" table:end-x="0.44cm" table:end-y="0.48cm" draw:z-index="10" draw:name="Grafik 3" draw:style-name="gr1" draw:text-style-name="P1" svg:width="0.48cm" svg:height="0.48cm" svg:x="0.50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5:54</text:p>
          </table:table-cell>
          <table:table-cell table:style-name="ce1" office:value-type="float" office:value="57">
            <text:p>57</text:p>
          </table:table-cell>
          <table:table-cell table:number-columns-repeated="975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515cm" table:end-y="0.5cm" draw:z-index="39" draw:name="Grafik 10" draw:style-name="gr1" draw:text-style-name="P1" svg:width="0.5cm" svg:height="0.5cm" svg:x="0.01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64cm" table:end-y="0.5cm" draw:z-index="330" draw:name="Grafik 8" draw:style-name="gr1" draw:text-style-name="P1" svg:width="0.45cm" svg:height="0.5cm" svg:x="0.01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63cm" table:end-y="0.5cm" draw:z-index="589" draw:name="Grafik 2" draw:style-name="gr1" draw:text-style-name="P1" svg:width="0.45cm" svg:height="0.5cm" svg:x="0.01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62cm" table:end-y="0.5cm" draw:z-index="590" draw:name="Grafik 2" draw:style-name="gr1" draw:text-style-name="P1" svg:width="0.45cm" svg:height="0.5cm" svg:x="0.01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1cm" table:end-y="0.5cm" draw:z-index="63" draw:name="Grafik 21" draw:style-name="gr1" draw:text-style-name="P1" svg:width="0.4cm" svg:height="0.5cm" svg:x="0.0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509cm" table:end-y="0.5cm" draw:z-index="505" draw:name="Grafik 9" draw:style-name="gr1" draw:text-style-name="P1" svg:width="0.5cm" svg:height="0.5cm" svg:x="0.009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508cm" table:end-y="0.5cm" draw:z-index="506" draw:name="Grafik 9" draw:style-name="gr1" draw:text-style-name="P1" svg:width="0.5cm" svg:height="0.5cm" svg:x="0.008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07cm" table:end-y="0.5cm" draw:z-index="550" draw:name="Grafik 2" draw:style-name="gr1" draw:text-style-name="P1" svg:width="0.4cm" svg:height="0.5cm" svg:x="0.007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55cm" table:end-y="0.5cm" draw:z-index="336" draw:name="Grafik 8" draw:style-name="gr1" draw:text-style-name="P1" svg:width="0.45cm" svg:height="0.5cm" svg:x="0.00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504cm" table:end-y="0.5cm" draw:z-index="509" draw:name="Grafik 9" draw:style-name="gr1" draw:text-style-name="P1" svg:width="0.5cm" svg:height="0.5cm" svg:x="0.004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503cm" table:end-y="0.5cm" draw:z-index="123" draw:name="Grafik 2" draw:style-name="gr1" draw:text-style-name="P1" svg:width="0.5cm" svg:height="0.5cm" svg:x="0.00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01cm" table:end-y="0.5cm" draw:z-index="554" draw:name="Grafik 2" draw:style-name="gr1" draw:text-style-name="P1" svg:width="0.4cm" svg:height="0.5cm" svg:x="0.00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cm" table:end-y="0.5cm" draw:z-index="555" draw:name="Grafik 2" draw:style-name="gr1" draw:text-style-name="P1" svg:width="0.4cm" svg:height="0.5cm" svg:x="0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99cm" table:end-y="0.5cm" draw:z-index="126" draw:name="Grafik 2" draw:style-name="gr1" draw:text-style-name="P1" svg:width="0.5cm" svg:height="0.5cm" svg:x="-0.001cm" svg:y="0cm">
              <draw:image xlink:href="Pictures/100002010000003C0000003C9182CE49.png" xlink:type="simple" xlink:show="embed" xlink:actuate="onLoad">
                <text:p/>
              </draw:image>
            </draw:frame>
            <draw:frame table:end-cell-address="Tabelle1.P17" table:end-x="0.398cm" table:end-y="0.5cm" draw:z-index="557" draw:name="Grafik 2" draw:style-name="gr1" draw:text-style-name="P1" svg:width="0.4cm" svg:height="0.5cm" svg:x="0.546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396cm" table:end-y="0.5cm" draw:z-index="429" draw:name="Grafik 21" draw:style-name="gr1" draw:text-style-name="P1" svg:width="0.4cm" svg:height="0.5cm" svg:x="0.54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95cm" table:end-y="0.5cm" draw:z-index="129" draw:name="Grafik 2" draw:style-name="gr1" draw:text-style-name="P1" svg:width="0.5cm" svg:height="0.5cm" svg:x="0.54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394cm" table:end-y="0.5cm" draw:z-index="431" draw:name="Grafik 21" draw:style-name="gr1" draw:text-style-name="P1" svg:width="0.4cm" svg:height="0.5cm" svg:x="0.54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43cm" table:end-y="0.5cm" draw:z-index="346" draw:name="Grafik 8" draw:style-name="gr1" draw:text-style-name="P1" svg:width="0.45cm" svg:height="0.5cm" svg:x="0.54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91cm" table:end-y="0.5cm" draw:z-index="820" draw:name="Grafik 6" draw:style-name="gr1" draw:text-style-name="P1" svg:width="0.5cm" svg:height="0.5cm" svg:x="0.5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91cm" table:end-y="0.5cm" draw:z-index="821" draw:name="Grafik 6" draw:style-name="gr1" draw:text-style-name="P1" svg:width="0.5cm" svg:height="0.5cm" svg:x="0.53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9cm" table:end-y="0.5cm" draw:z-index="822" draw:name="Grafik 6" draw:style-name="gr1" draw:text-style-name="P1" svg:width="0.5cm" svg:height="0.5cm" svg:x="0.53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88cm" table:end-y="0.5cm" draw:z-index="823" draw:name="Grafik 6" draw:style-name="gr1" draw:text-style-name="P1" svg:width="0.5cm" svg:height="0.5cm" svg:x="0.53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7cm" table:end-y="0.5cm" draw:z-index="824" draw:name="Grafik 6" draw:style-name="gr1" draw:text-style-name="P1" svg:width="0.5cm" svg:height="0.5cm" svg:x="0.53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86cm" table:end-y="0.5cm" draw:z-index="825" draw:name="Grafik 6" draw:style-name="gr1" draw:text-style-name="P1" svg:width="0.5cm" svg:height="0.5cm" svg:x="0.53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85cm" table:end-y="0.5cm" draw:z-index="826" draw:name="Grafik 6" draw:style-name="gr1" draw:text-style-name="P1" svg:width="0.5cm" svg:height="0.5cm" svg:x="0.53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33cm" table:end-y="0.5cm" draw:z-index="612" draw:name="Grafik 2" draw:style-name="gr1" draw:text-style-name="P1" svg:width="0.45cm" svg:height="0.5cm" svg:x="0.53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82cm" table:end-y="0.5cm" draw:z-index="527" draw:name="Grafik 9" draw:style-name="gr1" draw:text-style-name="P1" svg:width="0.5cm" svg:height="0.5cm" svg:x="0.53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31cm" table:end-y="0.5cm" draw:z-index="270" draw:name="Grafik 17" draw:style-name="gr1" draw:text-style-name="P1" svg:width="0.45cm" svg:height="0.5cm" svg:x="0.52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79cm" table:end-y="0.5cm" draw:z-index="529" draw:name="Grafik 9" draw:style-name="gr1" draw:text-style-name="P1" svg:width="0.5cm" svg:height="0.5cm" svg:x="0.528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78cm" table:end-y="0.5cm" draw:z-index="874" draw:name="Grafik 1" draw:style-name="gr1" draw:text-style-name="P1" svg:width="0.5cm" svg:height="0.5cm" svg:x="0.526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27cm" table:end-y="0.5cm" draw:z-index="273" draw:name="Grafik 17" draw:style-name="gr1" draw:text-style-name="P1" svg:width="0.45cm" svg:height="0.5cm" svg:x="0.52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26cm" table:end-y="0.5cm" draw:z-index="274" draw:name="Grafik 17" draw:style-name="gr1" draw:text-style-name="P1" svg:width="0.45cm" svg:height="0.5cm" svg:x="0.52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24cm" table:end-y="0.5cm" draw:z-index="275" draw:name="Grafik 17" draw:style-name="gr1" draw:text-style-name="P1" svg:width="0.45cm" svg:height="0.5cm" svg:x="0.52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73cm" table:end-y="0.5cm" draw:z-index="878" draw:name="Grafik 1" draw:style-name="gr1" draw:text-style-name="P1" svg:width="0.5cm" svg:height="0.5cm" svg:x="0.52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72cm" table:end-y="0.5cm" draw:z-index="879" draw:name="Grafik 1" draw:style-name="gr1" draw:text-style-name="P1" svg:width="0.5cm" svg:height="0.5cm" svg:x="0.52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421cm" table:end-y="0.5cm" draw:z-index="364" draw:name="Grafik 8" draw:style-name="gr1" draw:text-style-name="P1" svg:width="0.45cm" svg:height="0.5cm" svg:x="0.51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419cm" table:end-y="0.5cm" draw:z-index="365" draw:name="Grafik 8" draw:style-name="gr1" draw:text-style-name="P1" svg:width="0.45cm" svg:height="0.5cm" svg:x="0.51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N17" table:end-x="0.418cm" table:end-y="0.5cm" draw:z-index="280" draw:name="Grafik 17" draw:style-name="gr1" draw:text-style-name="P1" svg:width="0.45cm" svg:height="0.5cm" svg:x="0.51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O17" table:end-x="0.417cm" table:end-y="0.5cm" draw:z-index="367" draw:name="Grafik 8" draw:style-name="gr1" draw:text-style-name="P1" svg:width="0.45cm" svg:height="0.5cm" svg:x="0.51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P17" table:end-x="0.416cm" table:end-y="0.5cm" draw:z-index="368" draw:name="Grafik 8" draw:style-name="gr1" draw:text-style-name="P1" svg:width="0.45cm" svg:height="0.5cm" svg:x="0.51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Q17" table:end-x="0.415cm" table:end-y="0.5cm" draw:z-index="283" draw:name="Grafik 17" draw:style-name="gr1" draw:text-style-name="P1" svg:width="0.45cm" svg:height="0.5cm" svg:x="0.51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R17" table:end-x="0.464cm" table:end-y="0.5cm" draw:z-index="327" draw:name="Grafik 8" draw:style-name="gr1" draw:text-style-name="P1" svg:width="0.5cm" svg:height="0.5cm" svg:x="0.512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S17" table:end-x="0.363cm" table:end-y="0.5cm" draw:z-index="457" draw:name="Grafik 21" draw:style-name="gr1" draw:text-style-name="P1" svg:width="0.4cm" svg:height="0.5cm" svg:x="0.51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T17" table:end-x="0.411cm" table:end-y="0.5cm" draw:z-index="286" draw:name="Grafik 17" draw:style-name="gr1" draw:text-style-name="P1" svg:width="0.45cm" svg:height="0.5cm" svg:x="0.5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U17" table:end-x="0.46cm" table:end-y="0.5cm" draw:z-index="20" draw:name="Grafik 8" draw:style-name="gr1" draw:text-style-name="P1" svg:width="0.5cm" svg:height="0.5cm" svg:x="0.508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9:61</text:p>
          </table:table-cell>
          <table:table-cell table:style-name="ce1" office:value-type="float" office:value="55">
            <text:p>55</text:p>
          </table:table-cell>
          <table:table-cell table:number-columns-repeated="975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415cm" table:end-y="0.501cm" draw:z-index="40" draw:name="Grafik 2" draw:style-name="gr1" draw:text-style-name="P1" svg:width="0.4cm" svg:height="0.5cm" svg:x="0.015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414cm" table:end-y="0.501cm" draw:z-index="459" draw:name="Grafik 5" draw:style-name="gr1" draw:text-style-name="P1" svg:width="0.4cm" svg:height="0.5cm" svg:x="0.01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13cm" table:end-y="0.501cm" draw:z-index="546" draw:name="Grafik 2" draw:style-name="gr1" draw:text-style-name="P1" svg:width="0.4cm" svg:height="0.5cm" svg:x="0.01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62cm" table:end-y="0.501cm" draw:z-index="633" draw:name="Grafik 13" draw:style-name="gr1" draw:text-style-name="P1" svg:width="0.45cm" svg:height="0.5cm" svg:x="0.01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51cm" table:end-y="0.501cm" draw:z-index="64" draw:name="Grafik 24" draw:style-name="gr1" draw:text-style-name="P1" svg:width="0.5cm" svg:height="0.5cm" svg:x="0.01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509cm" table:end-y="0.501cm" draw:z-index="376" draw:name="Grafik 24" draw:style-name="gr1" draw:text-style-name="P1" svg:width="0.5cm" svg:height="0.5cm" svg:x="0.009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08cm" table:end-y="0.501cm" draw:z-index="420" draw:name="Grafik 21" draw:style-name="gr1" draw:text-style-name="P1" svg:width="0.4cm" svg:height="0.5cm" svg:x="0.00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507cm" table:end-y="0.501cm" draw:z-index="378" draw:name="Grafik 24" draw:style-name="gr1" draw:text-style-name="P1" svg:width="0.5cm" svg:height="0.5cm" svg:x="0.007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55cm" table:end-y="0.501cm" draw:z-index="594" draw:name="Grafik 2" draw:style-name="gr1" draw:text-style-name="P1" svg:width="0.45cm" svg:height="0.5cm" svg:x="0.00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84cm" table:end-y="0.481cm" draw:z-index="724" draw:name="Grafik 3" draw:style-name="gr1" draw:text-style-name="P1" svg:width="0.48cm" svg:height="0.48cm" svg:x="0.00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03cm" table:end-y="0.501cm" draw:z-index="424" draw:name="Grafik 21" draw:style-name="gr1" draw:text-style-name="P1" svg:width="0.4cm" svg:height="0.5cm" svg:x="0.00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01cm" table:end-y="0.501cm" draw:z-index="425" draw:name="Grafik 21" draw:style-name="gr1" draw:text-style-name="P1" svg:width="0.4cm" svg:height="0.5cm" svg:x="0.00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cm" table:end-y="0.501cm" draw:z-index="426" draw:name="Grafik 21" draw:style-name="gr1" draw:text-style-name="P1" svg:width="0.4cm" svg:height="0.5cm" svg:x="0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399cm" table:end-y="0.501cm" draw:z-index="427" draw:name="Grafik 21" draw:style-name="gr1" draw:text-style-name="P1" svg:width="0.4cm" svg:height="0.5cm" svg:x="-0.001cm" svg:y="0.001cm">
              <draw:image xlink:href="Pictures/10000000000000B40000011725827FED.jpg" xlink:type="simple" xlink:show="embed" xlink:actuate="onLoad">
                <text:p/>
              </draw:image>
            </draw:frame>
            <draw:frame table:end-cell-address="Tabelle1.P18" table:end-x="0.498cm" table:end-y="0.501cm" draw:z-index="514" draw:name="Grafik 9" draw:style-name="gr1" draw:text-style-name="P1" svg:width="0.5cm" svg:height="0.5cm" svg:x="0.546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96cm" table:end-y="0.501cm" draw:z-index="128" draw:name="Grafik 2" draw:style-name="gr1" draw:text-style-name="P1" svg:width="0.5cm" svg:height="0.5cm" svg:x="0.54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95cm" table:end-y="0.501cm" draw:z-index="817" draw:name="Grafik 6" draw:style-name="gr1" draw:text-style-name="P1" svg:width="0.5cm" svg:height="0.5cm" svg:x="0.54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94cm" table:end-y="0.501cm" draw:z-index="818" draw:name="Grafik 6" draw:style-name="gr1" draw:text-style-name="P1" svg:width="0.5cm" svg:height="0.5cm" svg:x="0.54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393cm" table:end-y="0.501cm" draw:z-index="432" draw:name="Grafik 21" draw:style-name="gr1" draw:text-style-name="P1" svg:width="0.4cm" svg:height="0.5cm" svg:x="0.54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391cm" table:end-y="0.501cm" draw:z-index="433" draw:name="Grafik 21" draw:style-name="gr1" draw:text-style-name="P1" svg:width="0.4cm" svg:height="0.5cm" svg:x="0.5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391cm" table:end-y="0.501cm" draw:z-index="434" draw:name="Grafik 21" draw:style-name="gr1" draw:text-style-name="P1" svg:width="0.4cm" svg:height="0.5cm" svg:x="0.53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9cm" table:end-y="0.501cm" draw:z-index="306" draw:name="Grafik 8" draw:style-name="gr1" draw:text-style-name="P1" svg:width="0.5cm" svg:height="0.5cm" svg:x="0.538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8cm" table:end-y="0.501cm" draw:z-index="307" draw:name="Grafik 8" draw:style-name="gr1" draw:text-style-name="P1" svg:width="0.5cm" svg:height="0.5cm" svg:x="0.537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7cm" table:end-y="0.501cm" draw:z-index="308" draw:name="Grafik 8" draw:style-name="gr1" draw:text-style-name="P1" svg:width="0.5cm" svg:height="0.5cm" svg:x="0.535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6cm" table:end-y="0.501cm" draw:z-index="524" draw:name="Grafik 9" draw:style-name="gr1" draw:text-style-name="P1" svg:width="0.5cm" svg:height="0.5cm" svg:x="0.534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5cm" table:end-y="0.501cm" draw:z-index="310" draw:name="Grafik 8" draw:style-name="gr1" draw:text-style-name="P1" svg:width="0.5cm" svg:height="0.5cm" svg:x="0.533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83cm" table:end-y="0.501cm" draw:z-index="526" draw:name="Grafik 9" draw:style-name="gr1" draw:text-style-name="P1" svg:width="0.5cm" svg:height="0.5cm" svg:x="0.532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82cm" table:end-y="0.501cm" draw:z-index="570" draw:name="Grafik 2" draw:style-name="gr1" draw:text-style-name="P1" svg:width="0.4cm" svg:height="0.5cm" svg:x="0.5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81cm" table:end-y="0.501cm" draw:z-index="528" draw:name="Grafik 9" draw:style-name="gr1" draw:text-style-name="P1" svg:width="0.5cm" svg:height="0.5cm" svg:x="0.529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79cm" table:end-y="0.501cm" draw:z-index="228" draw:name="Grafik 7" draw:style-name="gr1" draw:text-style-name="P1" svg:width="0.5cm" svg:height="0.5cm" svg:x="0.52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28cm" table:end-y="0.501cm" draw:z-index="272" draw:name="Grafik 17" draw:style-name="gr1" draw:text-style-name="P1" svg:width="0.45cm" svg:height="0.5cm" svg:x="0.526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77cm" table:end-y="0.501cm" draw:z-index="875" draw:name="Grafik 1" draw:style-name="gr1" draw:text-style-name="P1" svg:width="0.5cm" svg:height="0.5cm" svg:x="0.52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76cm" table:end-y="0.501cm" draw:z-index="532" draw:name="Grafik 9" draw:style-name="gr1" draw:text-style-name="P1" svg:width="0.5cm" svg:height="0.5cm" svg:x="0.524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74cm" table:end-y="0.501cm" draw:z-index="533" draw:name="Grafik 9" draw:style-name="gr1" draw:text-style-name="P1" svg:width="0.5cm" svg:height="0.5cm" svg:x="0.523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23cm" table:end-y="0.501cm" draw:z-index="276" draw:name="Grafik 17" draw:style-name="gr1" draw:text-style-name="P1" svg:width="0.45cm" svg:height="0.5cm" svg:x="0.52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422cm" table:end-y="0.501cm" draw:z-index="277" draw:name="Grafik 17" draw:style-name="gr1" draw:text-style-name="P1" svg:width="0.45cm" svg:height="0.5cm" svg:x="0.5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371cm" table:end-y="0.501cm" draw:z-index="579" draw:name="Grafik 2" draw:style-name="gr1" draw:text-style-name="P1" svg:width="0.4cm" svg:height="0.5cm" svg:x="0.51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419cm" table:end-y="0.501cm" draw:z-index="279" draw:name="Grafik 17" draw:style-name="gr1" draw:text-style-name="P1" svg:width="0.45cm" svg:height="0.5cm" svg:x="0.51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N18" table:end-x="0.418cm" table:end-y="0.501cm" draw:z-index="366" draw:name="Grafik 8" draw:style-name="gr1" draw:text-style-name="P1" svg:width="0.45cm" svg:height="0.5cm" svg:x="0.51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O18" table:end-x="0.447cm" table:end-y="0.481cm" draw:z-index="754" draw:name="Grafik 3" draw:style-name="gr1" draw:text-style-name="P1" svg:width="0.48cm" svg:height="0.48cm" svg:x="0.515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P18" table:end-x="0.446cm" table:end-y="0.481cm" draw:z-index="755" draw:name="Grafik 3" draw:style-name="gr1" draw:text-style-name="P1" svg:width="0.48cm" svg:height="0.48cm" svg:x="0.515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Q18" table:end-x="0.415cm" table:end-y="0.501cm" draw:z-index="369" draw:name="Grafik 8" draw:style-name="gr1" draw:text-style-name="P1" svg:width="0.45cm" svg:height="0.5cm" svg:x="0.51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R18" table:end-x="0.444cm" table:end-y="0.481cm" draw:z-index="757" draw:name="Grafik 3" draw:style-name="gr1" draw:text-style-name="P1" svg:width="0.48cm" svg:height="0.48cm" svg:x="0.51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S18" table:end-x="0.413cm" table:end-y="0.501cm" draw:z-index="285" draw:name="Grafik 17" draw:style-name="gr1" draw:text-style-name="P1" svg:width="0.45cm" svg:height="0.5cm" svg:x="0.51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T18" table:end-x="0.461cm" table:end-y="0.501cm" draw:z-index="329" draw:name="Grafik 8" draw:style-name="gr1" draw:text-style-name="P1" svg:width="0.5cm" svg:height="0.5cm" svg:x="0.5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U18" table:end-x="0.41cm" table:end-y="0.501cm" draw:z-index="11" draw:name="Grafik 17" draw:style-name="gr1" draw:text-style-name="P1" svg:width="0.45cm" svg:height="0.5cm" svg:x="0.50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7:45</text:p>
          </table:table-cell>
          <table:table-cell table:style-name="ce1" office:value-type="float" office:value="52">
            <text:p>52</text:p>
          </table:table-cell>
          <table:table-cell table:number-columns-repeated="975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15cm" table:end-y="0.501cm" draw:z-index="41" draw:name="Grafik 5" draw:style-name="gr1" draw:text-style-name="P1" svg:width="0.4cm" svg:height="0.5cm" svg:x="0.01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414cm" table:end-y="0.501cm" draw:z-index="760" draw:name="Grafik 16" draw:style-name="gr1" draw:text-style-name="P1" svg:width="0.4cm" svg:height="0.5cm" svg:x="0.01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13cm" table:end-y="0.501cm" draw:z-index="460" draw:name="Grafik 5" draw:style-name="gr1" draw:text-style-name="P1" svg:width="0.4cm" svg:height="0.5cm" svg:x="0.01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512cm" table:end-y="0.501cm" draw:z-index="289" draw:name="Grafik 8" draw:style-name="gr1" draw:text-style-name="P1" svg:width="0.5cm" svg:height="0.5cm" svg:x="0.012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6cm" table:end-y="0.501cm" draw:z-index="65" draw:name="Grafik 8" draw:style-name="gr1" draw:text-style-name="P1" svg:width="0.45cm" svg:height="0.5cm" svg:x="0.0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09cm" table:end-y="0.501cm" draw:z-index="419" draw:name="Grafik 21" draw:style-name="gr1" draw:text-style-name="P1" svg:width="0.4cm" svg:height="0.5cm" svg:x="0.00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508cm" table:end-y="0.501cm" draw:z-index="377" draw:name="Grafik 24" draw:style-name="gr1" draw:text-style-name="P1" svg:width="0.5cm" svg:height="0.5cm" svg:x="0.008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507cm" table:end-y="0.501cm" draw:z-index="120" draw:name="Grafik 2" draw:style-name="gr1" draw:text-style-name="P1" svg:width="0.5cm" svg:height="0.5cm" svg:x="0.00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505cm" table:end-y="0.501cm" draw:z-index="508" draw:name="Grafik 9" draw:style-name="gr1" draw:text-style-name="P1" svg:width="0.5cm" svg:height="0.5cm" svg:x="0.005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504cm" table:end-y="0.501cm" draw:z-index="122" draw:name="Grafik 2" draw:style-name="gr1" draw:text-style-name="P1" svg:width="0.5cm" svg:height="0.5cm" svg:x="0.00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503cm" table:end-y="0.501cm" draw:z-index="510" draw:name="Grafik 9" draw:style-name="gr1" draw:text-style-name="P1" svg:width="0.5cm" svg:height="0.5cm" svg:x="0.003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501cm" table:end-y="0.501cm" draw:z-index="511" draw:name="Grafik 9" draw:style-name="gr1" draw:text-style-name="P1" svg:width="0.5cm" svg:height="0.5cm" svg:x="0.001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5cm" table:end-y="0.501cm" draw:z-index="598" draw:name="Grafik 2" draw:style-name="gr1" draw:text-style-name="P1" svg:width="0.45cm" svg:height="0.5cm" svg:x="0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49cm" table:end-y="0.501cm" draw:z-index="341" draw:name="Grafik 8" draw:style-name="gr1" draw:text-style-name="P1" svg:width="0.45cm" svg:height="0.5cm" svg:x="-0.001cm" svg:y="0.001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P19" table:end-x="0.398cm" table:end-y="0.501cm" draw:z-index="428" draw:name="Grafik 21" draw:style-name="gr1" draw:text-style-name="P1" svg:width="0.4cm" svg:height="0.5cm" svg:x="0.54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96cm" table:end-y="0.501cm" draw:z-index="515" draw:name="Grafik 9" draw:style-name="gr1" draw:text-style-name="P1" svg:width="0.5cm" svg:height="0.5cm" svg:x="0.545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95cm" table:end-y="0.501cm" draw:z-index="516" draw:name="Grafik 9" draw:style-name="gr1" draw:text-style-name="P1" svg:width="0.5cm" svg:height="0.5cm" svg:x="0.543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94cm" table:end-y="0.501cm" draw:z-index="302" draw:name="Grafik 8" draw:style-name="gr1" draw:text-style-name="P1" svg:width="0.5cm" svg:height="0.5cm" svg:x="0.542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93cm" table:end-y="0.501cm" draw:z-index="303" draw:name="Grafik 8" draw:style-name="gr1" draw:text-style-name="P1" svg:width="0.5cm" svg:height="0.5cm" svg:x="0.54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91cm" table:end-y="0.501cm" draw:z-index="304" draw:name="Grafik 8" draw:style-name="gr1" draw:text-style-name="P1" svg:width="0.5cm" svg:height="0.5cm" svg:x="0.54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91cm" table:end-y="0.501cm" draw:z-index="305" draw:name="Grafik 8" draw:style-name="gr1" draw:text-style-name="P1" svg:width="0.5cm" svg:height="0.5cm" svg:x="0.539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39cm" table:end-y="0.501cm" draw:z-index="435" draw:name="Grafik 21" draw:style-name="gr1" draw:text-style-name="P1" svg:width="0.4cm" svg:height="0.5cm" svg:x="0.53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8cm" table:end-y="0.501cm" draw:z-index="522" draw:name="Grafik 9" draw:style-name="gr1" draw:text-style-name="P1" svg:width="0.5cm" svg:height="0.5cm" svg:x="0.537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387cm" table:end-y="0.501cm" draw:z-index="437" draw:name="Grafik 21" draw:style-name="gr1" draw:text-style-name="P1" svg:width="0.4cm" svg:height="0.5cm" svg:x="0.53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86cm" table:end-y="0.501cm" draw:z-index="309" draw:name="Grafik 8" draw:style-name="gr1" draw:text-style-name="P1" svg:width="0.5cm" svg:height="0.5cm" svg:x="0.534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85cm" table:end-y="0.501cm" draw:z-index="525" draw:name="Grafik 9" draw:style-name="gr1" draw:text-style-name="P1" svg:width="0.5cm" svg:height="0.5cm" svg:x="0.533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83cm" table:end-y="0.501cm" draw:z-index="311" draw:name="Grafik 8" draw:style-name="gr1" draw:text-style-name="P1" svg:width="0.5cm" svg:height="0.5cm" svg:x="0.532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32cm" table:end-y="0.501cm" draw:z-index="269" draw:name="Grafik 17" draw:style-name="gr1" draw:text-style-name="P1" svg:width="0.45cm" svg:height="0.5cm" svg:x="0.5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81cm" table:end-y="0.501cm" draw:z-index="571" draw:name="Grafik 2" draw:style-name="gr1" draw:text-style-name="P1" svg:width="0.4cm" svg:height="0.5cm" svg:x="0.52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29cm" table:end-y="0.501cm" draw:z-index="271" draw:name="Grafik 17" draw:style-name="gr1" draw:text-style-name="P1" svg:width="0.45cm" svg:height="0.5cm" svg:x="0.52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378cm" table:end-y="0.501cm" draw:z-index="573" draw:name="Grafik 2" draw:style-name="gr1" draw:text-style-name="P1" svg:width="0.4cm" svg:height="0.5cm" svg:x="0.52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77cm" table:end-y="0.501cm" draw:z-index="230" draw:name="Grafik 7" draw:style-name="gr1" draw:text-style-name="P1" svg:width="0.5cm" svg:height="0.5cm" svg:x="0.52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76cm" table:end-y="0.501cm" draw:z-index="231" draw:name="Grafik 7" draw:style-name="gr1" draw:text-style-name="P1" svg:width="0.5cm" svg:height="0.5cm" svg:x="0.52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74cm" table:end-y="0.501cm" draw:z-index="232" draw:name="Grafik 7" draw:style-name="gr1" draw:text-style-name="P1" svg:width="0.5cm" svg:height="0.5cm" svg:x="0.52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73cm" table:end-y="0.501cm" draw:z-index="233" draw:name="Grafik 7" draw:style-name="gr1" draw:text-style-name="P1" svg:width="0.5cm" svg:height="0.5cm" svg:x="0.52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372cm" table:end-y="0.501cm" draw:z-index="578" draw:name="Grafik 2" draw:style-name="gr1" draw:text-style-name="P1" svg:width="0.4cm" svg:height="0.5cm" svg:x="0.5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421cm" table:end-y="0.501cm" draw:z-index="278" draw:name="Grafik 17" draw:style-name="gr1" draw:text-style-name="P1" svg:width="0.45cm" svg:height="0.5cm" svg:x="0.51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369cm" table:end-y="0.501cm" draw:z-index="580" draw:name="Grafik 2" draw:style-name="gr1" draw:text-style-name="P1" svg:width="0.4cm" svg:height="0.5cm" svg:x="0.51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N19" table:end-x="0.368cm" table:end-y="0.501cm" draw:z-index="581" draw:name="Grafik 2" draw:style-name="gr1" draw:text-style-name="P1" svg:width="0.4cm" svg:height="0.5cm" svg:x="0.51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O19" table:end-x="0.467cm" table:end-y="0.501cm" draw:z-index="238" draw:name="Grafik 7" draw:style-name="gr1" draw:text-style-name="P1" svg:width="0.5cm" svg:height="0.5cm" svg:x="0.51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P19" table:end-x="0.366cm" table:end-y="0.501cm" draw:z-index="454" draw:name="Grafik 21" draw:style-name="gr1" draw:text-style-name="P1" svg:width="0.4cm" svg:height="0.5cm" svg:x="0.51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Q19" table:end-x="0.465cm" table:end-y="0.501cm" draw:z-index="326" draw:name="Grafik 8" draw:style-name="gr1" draw:text-style-name="P1" svg:width="0.5cm" svg:height="0.5cm" svg:x="0.513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R19" table:end-x="0.414cm" table:end-y="0.501cm" draw:z-index="284" draw:name="Grafik 17" draw:style-name="gr1" draw:text-style-name="P1" svg:width="0.45cm" svg:height="0.5cm" svg:x="0.51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S19" table:end-x="0.463cm" table:end-y="0.501cm" draw:z-index="1102" draw:name="Grafik 4" draw:style-name="gr1" draw:text-style-name="P1" svg:width="0.5cm" svg:height="0.5cm" svg:x="0.51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T19" table:end-x="0.361cm" table:end-y="0.501cm" draw:z-index="458" draw:name="Grafik 21" draw:style-name="gr1" draw:text-style-name="P1" svg:width="0.4cm" svg:height="0.5cm" svg:x="0.5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U19" table:end-x="0.36cm" table:end-y="0.501cm" draw:z-index="12" draw:name="Grafik 21" draw:style-name="gr1" draw:text-style-name="P1" svg:width="0.4cm" svg:height="0.5cm" svg:x="0.50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7:61</text:p>
          </table:table-cell>
          <table:table-cell table:style-name="ce1" office:value-type="float" office:value="52">
            <text:p>52</text:p>
          </table:table-cell>
          <table:table-cell table:number-columns-repeated="975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65cm" table:end-y="0.5cm" draw:z-index="42" draw:name="Grafik 8" draw:style-name="gr1" draw:text-style-name="P1" svg:width="0.45cm" svg:height="0.5cm" svg:x="0.01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514cm" table:end-y="0.5cm" draw:z-index="201" draw:name="Grafik 7" draw:style-name="gr1" draw:text-style-name="P1" svg:width="0.5cm" svg:height="0.5cm" svg:x="0.01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463cm" table:end-y="0.5cm" draw:z-index="331" draw:name="Grafik 8" draw:style-name="gr1" draw:text-style-name="P1" svg:width="0.45cm" svg:height="0.5cm" svg:x="0.01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12cm" table:end-y="0.5cm" draw:z-index="547" draw:name="Grafik 2" draw:style-name="gr1" draw:text-style-name="P1" svg:width="0.4cm" svg:height="0.5cm" svg:x="0.012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51cm" table:end-y="0.5cm" draw:z-index="66" draw:name="Grafik 8" draw:style-name="gr1" draw:text-style-name="P1" svg:width="0.5cm" svg:height="0.5cm" svg:x="0.01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509cm" table:end-y="0.5cm" draw:z-index="290" draw:name="Grafik 8" draw:style-name="gr1" draw:text-style-name="P1" svg:width="0.5cm" svg:height="0.5cm" svg:x="0.009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58cm" table:end-y="0.5cm" draw:z-index="248" draw:name="Grafik 17" draw:style-name="gr1" draw:text-style-name="P1" svg:width="0.45cm" svg:height="0.5cm" svg:x="0.00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507cm" table:end-y="0.5cm" draw:z-index="507" draw:name="Grafik 9" draw:style-name="gr1" draw:text-style-name="P1" svg:width="0.5cm" svg:height="0.5cm" svg:x="0.007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505cm" table:end-y="0.5cm" draw:z-index="379" draw:name="Grafik 24" draw:style-name="gr1" draw:text-style-name="P1" svg:width="0.5cm" svg:height="0.5cm" svg:x="0.005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504cm" table:end-y="0.5cm" draw:z-index="380" draw:name="Grafik 24" draw:style-name="gr1" draw:text-style-name="P1" svg:width="0.5cm" svg:height="0.5cm" svg:x="0.004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503cm" table:end-y="0.5cm" draw:z-index="381" draw:name="Grafik 24" draw:style-name="gr1" draw:text-style-name="P1" svg:width="0.5cm" svg:height="0.5cm" svg:x="0.003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501cm" table:end-y="0.5cm" draw:z-index="382" draw:name="Grafik 24" draw:style-name="gr1" draw:text-style-name="P1" svg:width="0.5cm" svg:height="0.5cm" svg:x="0.001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5cm" table:end-y="0.5cm" draw:z-index="383" draw:name="Grafik 24" draw:style-name="gr1" draw:text-style-name="P1" svg:width="0.5cm" svg:height="0.5cm" svg:x="0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98cm" table:end-y="0.5cm" draw:z-index="299" draw:name="Grafik 8" draw:style-name="gr1" draw:text-style-name="P1" svg:width="0.5cm" svg:height="0.5cm" svg:x="0.546cm" svg:y="0cm">
              <draw:image xlink:href="Pictures/100002010000003C0000003C2B3AFAB9.png" xlink:type="simple" xlink:show="embed" xlink:actuate="onLoad">
                <text:p/>
              </draw:image>
            </draw:frame>
            <draw:frame table:end-cell-address="Tabelle1.O20" table:end-x="0.499cm" table:end-y="0.5cm" draw:z-index="384" draw:name="Grafik 24" draw:style-name="gr1" draw:text-style-name="P1" svg:width="0.5cm" svg:height="0.5cm" svg:x="-0.001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96cm" table:end-y="0.5cm" draw:z-index="300" draw:name="Grafik 8" draw:style-name="gr1" draw:text-style-name="P1" svg:width="0.5cm" svg:height="0.5cm" svg:x="0.545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95cm" table:end-y="0.5cm" draw:z-index="301" draw:name="Grafik 8" draw:style-name="gr1" draw:text-style-name="P1" svg:width="0.5cm" svg:height="0.5cm" svg:x="0.54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94cm" table:end-y="0.5cm" draw:z-index="517" draw:name="Grafik 9" draw:style-name="gr1" draw:text-style-name="P1" svg:width="0.5cm" svg:height="0.5cm" svg:x="0.542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93cm" table:end-y="0.5cm" draw:z-index="518" draw:name="Grafik 9" draw:style-name="gr1" draw:text-style-name="P1" svg:width="0.5cm" svg:height="0.5cm" svg:x="0.541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91cm" table:end-y="0.5cm" draw:z-index="519" draw:name="Grafik 9" draw:style-name="gr1" draw:text-style-name="P1" svg:width="0.5cm" svg:height="0.5cm" svg:x="0.54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91cm" table:end-y="0.5cm" draw:z-index="520" draw:name="Grafik 9" draw:style-name="gr1" draw:text-style-name="P1" svg:width="0.5cm" svg:height="0.5cm" svg:x="0.539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9cm" table:end-y="0.5cm" draw:z-index="521" draw:name="Grafik 9" draw:style-name="gr1" draw:text-style-name="P1" svg:width="0.5cm" svg:height="0.5cm" svg:x="0.538cm" svg:y="0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388cm" table:end-y="0.5cm" draw:z-index="436" draw:name="Grafik 21" draw:style-name="gr1" draw:text-style-name="P1" svg:width="0.4cm" svg:height="0.5cm" svg:x="0.53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37cm" table:end-y="0.5cm" draw:z-index="265" draw:name="Grafik 17" draw:style-name="gr1" draw:text-style-name="P1" svg:width="0.45cm" svg:height="0.5cm" svg:x="0.53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386cm" table:end-y="0.5cm" draw:z-index="438" draw:name="Grafik 21" draw:style-name="gr1" draw:text-style-name="P1" svg:width="0.4cm" svg:height="0.5cm" svg:x="0.53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385cm" table:end-y="0.5cm" draw:z-index="439" draw:name="Grafik 21" draw:style-name="gr1" draw:text-style-name="P1" svg:width="0.4cm" svg:height="0.5cm" svg:x="0.53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33cm" table:end-y="0.5cm" draw:z-index="268" draw:name="Grafik 17" draw:style-name="gr1" draw:text-style-name="P1" svg:width="0.45cm" svg:height="0.5cm" svg:x="0.53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82cm" table:end-y="0.5cm" draw:z-index="312" draw:name="Grafik 8" draw:style-name="gr1" draw:text-style-name="P1" svg:width="0.5cm" svg:height="0.5cm" svg:x="0.53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81cm" table:end-y="0.5cm" draw:z-index="227" draw:name="Grafik 7" draw:style-name="gr1" draw:text-style-name="P1" svg:width="0.5cm" svg:height="0.5cm" svg:x="0.52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379cm" table:end-y="0.5cm" draw:z-index="572" draw:name="Grafik 2" draw:style-name="gr1" draw:text-style-name="P1" svg:width="0.4cm" svg:height="0.5cm" svg:x="0.52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478cm" table:end-y="0.5cm" draw:z-index="229" draw:name="Grafik 7" draw:style-name="gr1" draw:text-style-name="P1" svg:width="0.5cm" svg:height="0.5cm" svg:x="0.52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377cm" table:end-y="0.5cm" draw:z-index="574" draw:name="Grafik 2" draw:style-name="gr1" draw:text-style-name="P1" svg:width="0.4cm" svg:height="0.5cm" svg:x="0.52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376cm" table:end-y="0.5cm" draw:z-index="575" draw:name="Grafik 2" draw:style-name="gr1" draw:text-style-name="P1" svg:width="0.4cm" svg:height="0.5cm" svg:x="0.524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374cm" table:end-y="0.5cm" draw:z-index="576" draw:name="Grafik 2" draw:style-name="gr1" draw:text-style-name="P1" svg:width="0.4cm" svg:height="0.5cm" svg:x="0.52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373cm" table:end-y="0.5cm" draw:z-index="577" draw:name="Grafik 2" draw:style-name="gr1" draw:text-style-name="P1" svg:width="0.4cm" svg:height="0.5cm" svg:x="0.52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72cm" table:end-y="0.5cm" draw:z-index="234" draw:name="Grafik 7" draw:style-name="gr1" draw:text-style-name="P1" svg:width="0.5cm" svg:height="0.5cm" svg:x="0.5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71cm" table:end-y="0.5cm" draw:z-index="235" draw:name="Grafik 7" draw:style-name="gr1" draw:text-style-name="P1" svg:width="0.5cm" svg:height="0.5cm" svg:x="0.51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69cm" table:end-y="0.5cm" draw:z-index="236" draw:name="Grafik 7" draw:style-name="gr1" draw:text-style-name="P1" svg:width="0.5cm" svg:height="0.5cm" svg:x="0.51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N20" table:end-x="0.468cm" table:end-y="0.5cm" draw:z-index="237" draw:name="Grafik 7" draw:style-name="gr1" draw:text-style-name="P1" svg:width="0.5cm" svg:height="0.5cm" svg:x="0.51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O20" table:end-x="0.367cm" table:end-y="0.5cm" draw:z-index="582" draw:name="Grafik 2" draw:style-name="gr1" draw:text-style-name="P1" svg:width="0.4cm" svg:height="0.5cm" svg:x="0.51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P20" table:end-x="0.366cm" table:end-y="0.5cm" draw:z-index="583" draw:name="Grafik 2" draw:style-name="gr1" draw:text-style-name="P1" svg:width="0.4cm" svg:height="0.5cm" svg:x="0.51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Q20" table:end-x="0.365cm" table:end-y="0.5cm" draw:z-index="455" draw:name="Grafik 21" draw:style-name="gr1" draw:text-style-name="P1" svg:width="0.4cm" svg:height="0.5cm" svg:x="0.51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R20" table:end-x="0.364cm" table:end-y="0.5cm" draw:z-index="456" draw:name="Grafik 21" draw:style-name="gr1" draw:text-style-name="P1" svg:width="0.4cm" svg:height="0.5cm" svg:x="0.51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S20" table:end-x="0.463cm" table:end-y="0.5cm" draw:z-index="328" draw:name="Grafik 8" draw:style-name="gr1" draw:text-style-name="P1" svg:width="0.5cm" svg:height="0.5cm" svg:x="0.511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T20" table:end-x="0.461cm" table:end-y="0.5cm" draw:z-index="1103" draw:name="Grafik 4" draw:style-name="gr1" draw:text-style-name="P1" svg:width="0.5cm" svg:height="0.5cm" svg:x="0.51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U20" table:end-x="0.46cm" table:end-y="0.5cm" draw:z-index="13" draw:name="Grafik 4" draw:style-name="gr1" draw:text-style-name="P1" svg:width="0.5cm" svg:height="0.5cm" svg:x="0.508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6:68</text:p>
          </table:table-cell>
          <table:table-cell table:style-name="ce1" office:value-type="float" office:value="51">
            <text:p>51</text:p>
          </table:table-cell>
          <table:table-cell table:number-columns-repeated="975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515cm" table:end-y="0.501cm" draw:z-index="43" draw:name="Grafik 17" draw:style-name="gr1" draw:text-style-name="P1" svg:width="0.5cm" svg:height="0.5cm" svg:x="0.015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C21" table:end-x="0.514cm" table:end-y="0.501cm" draw:z-index="115" draw:name="Grafik 2" draw:style-name="gr1" draw:text-style-name="P1" svg:width="0.5cm" svg:height="0.5cm" svg:x="0.01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513cm" table:end-y="0.501cm" draw:z-index="116" draw:name="Grafik 2" draw:style-name="gr1" draw:text-style-name="P1" svg:width="0.5cm" svg:height="0.5cm" svg:x="0.01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512cm" table:end-y="0.501cm" draw:z-index="203" draw:name="Grafik 7" draw:style-name="gr1" draw:text-style-name="P1" svg:width="0.5cm" svg:height="0.5cm" svg:x="0.01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6cm" table:end-y="0.501cm" draw:z-index="67" draw:name="Grafik 17" draw:style-name="gr1" draw:text-style-name="P1" svg:width="0.45cm" svg:height="0.5cm" svg:x="0.0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59cm" table:end-y="0.501cm" draw:z-index="247" draw:name="Grafik 17" draw:style-name="gr1" draw:text-style-name="P1" svg:width="0.45cm" svg:height="0.5cm" svg:x="0.00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508cm" table:end-y="0.501cm" draw:z-index="291" draw:name="Grafik 8" draw:style-name="gr1" draw:text-style-name="P1" svg:width="0.5cm" svg:height="0.5cm" svg:x="0.008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57cm" table:end-y="0.501cm" draw:z-index="249" draw:name="Grafik 17" draw:style-name="gr1" draw:text-style-name="P1" svg:width="0.45cm" svg:height="0.5cm" svg:x="0.00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505cm" table:end-y="0.501cm" draw:z-index="293" draw:name="Grafik 8" draw:style-name="gr1" draw:text-style-name="P1" svg:width="0.5cm" svg:height="0.5cm" svg:x="0.005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54cm" table:end-y="0.501cm" draw:z-index="251" draw:name="Grafik 17" draw:style-name="gr1" draw:text-style-name="P1" svg:width="0.45cm" svg:height="0.5cm" svg:x="0.00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53cm" table:end-y="0.501cm" draw:z-index="252" draw:name="Grafik 17" draw:style-name="gr1" draw:text-style-name="P1" svg:width="0.45cm" svg:height="0.5cm" svg:x="0.00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51cm" table:end-y="0.501cm" draw:z-index="253" draw:name="Grafik 17" draw:style-name="gr1" draw:text-style-name="P1" svg:width="0.45cm" svg:height="0.5cm" svg:x="0.00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5cm" table:end-y="0.501cm" draw:z-index="254" draw:name="Grafik 17" draw:style-name="gr1" draw:text-style-name="P1" svg:width="0.45cm" svg:height="0.5cm" svg:x="0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99cm" table:end-y="0.501cm" draw:z-index="298" draw:name="Grafik 8" draw:style-name="gr1" draw:text-style-name="P1" svg:width="0.5cm" svg:height="0.5cm" svg:x="-0.001cm" svg:y="0.001cm">
              <draw:image xlink:href="Pictures/100002010000003C0000003C2B3AFAB9.png" xlink:type="simple" xlink:show="embed" xlink:actuate="onLoad">
                <text:p/>
              </draw:image>
            </draw:frame>
            <draw:frame table:end-cell-address="Tabelle1.P21" table:end-x="0.498cm" table:end-y="0.501cm" draw:z-index="385" draw:name="Grafik 24" draw:style-name="gr1" draw:text-style-name="P1" svg:width="0.5cm" svg:height="0.5cm" svg:x="0.546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96cm" table:end-y="0.501cm" draw:z-index="386" draw:name="Grafik 24" draw:style-name="gr1" draw:text-style-name="P1" svg:width="0.5cm" svg:height="0.5cm" svg:x="0.545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95cm" table:end-y="0.501cm" draw:z-index="387" draw:name="Grafik 24" draw:style-name="gr1" draw:text-style-name="P1" svg:width="0.5cm" svg:height="0.5cm" svg:x="0.543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94cm" table:end-y="0.501cm" draw:z-index="388" draw:name="Grafik 24" draw:style-name="gr1" draw:text-style-name="P1" svg:width="0.5cm" svg:height="0.5cm" svg:x="0.542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93cm" table:end-y="0.501cm" draw:z-index="389" draw:name="Grafik 24" draw:style-name="gr1" draw:text-style-name="P1" svg:width="0.5cm" svg:height="0.5cm" svg:x="0.541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41cm" table:end-y="0.501cm" draw:z-index="261" draw:name="Grafik 17" draw:style-name="gr1" draw:text-style-name="P1" svg:width="0.45cm" svg:height="0.5cm" svg:x="0.5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41cm" table:end-y="0.501cm" draw:z-index="262" draw:name="Grafik 17" draw:style-name="gr1" draw:text-style-name="P1" svg:width="0.45cm" svg:height="0.5cm" svg:x="0.53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9cm" table:end-y="0.501cm" draw:z-index="220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38cm" table:end-y="0.501cm" draw:z-index="264" draw:name="Grafik 17" draw:style-name="gr1" draw:text-style-name="P1" svg:width="0.45cm" svg:height="0.5cm" svg:x="0.53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87cm" table:end-y="0.501cm" draw:z-index="523" draw:name="Grafik 9" draw:style-name="gr1" draw:text-style-name="P1" svg:width="0.5cm" svg:height="0.5cm" svg:x="0.535cm" svg:y="0.001cm">
              <draw:image xlink:href="Pictures/10000201000004B0000004B0F98B1C65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36cm" table:end-y="0.501cm" draw:z-index="266" draw:name="Grafik 17" draw:style-name="gr1" draw:text-style-name="P1" svg:width="0.45cm" svg:height="0.5cm" svg:x="0.53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35cm" table:end-y="0.501cm" draw:z-index="267" draw:name="Grafik 17" draw:style-name="gr1" draw:text-style-name="P1" svg:width="0.45cm" svg:height="0.5cm" svg:x="0.53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83cm" table:end-y="0.501cm" draw:z-index="225" draw:name="Grafik 7" draw:style-name="gr1" draw:text-style-name="P1" svg:width="0.5cm" svg:height="0.5cm" svg:x="0.53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82cm" table:end-y="0.501cm" draw:z-index="398" draw:name="Grafik 24" draw:style-name="gr1" draw:text-style-name="P1" svg:width="0.5cm" svg:height="0.5cm" svg:x="0.53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81cm" table:end-y="0.501cm" draw:z-index="313" draw:name="Grafik 8" draw:style-name="gr1" draw:text-style-name="P1" svg:width="0.5cm" svg:height="0.5cm" svg:x="0.529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79cm" table:end-y="0.501cm" draw:z-index="314" draw:name="Grafik 8" draw:style-name="gr1" draw:text-style-name="P1" svg:width="0.5cm" svg:height="0.5cm" svg:x="0.528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478cm" table:end-y="0.501cm" draw:z-index="315" draw:name="Grafik 8" draw:style-name="gr1" draw:text-style-name="P1" svg:width="0.5cm" svg:height="0.5cm" svg:x="0.526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477cm" table:end-y="0.501cm" draw:z-index="316" draw:name="Grafik 8" draw:style-name="gr1" draw:text-style-name="P1" svg:width="0.5cm" svg:height="0.5cm" svg:x="0.525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476cm" table:end-y="0.501cm" draw:z-index="317" draw:name="Grafik 8" draw:style-name="gr1" draw:text-style-name="P1" svg:width="0.5cm" svg:height="0.5cm" svg:x="0.524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474cm" table:end-y="0.501cm" draw:z-index="318" draw:name="Grafik 8" draw:style-name="gr1" draw:text-style-name="P1" svg:width="0.5cm" svg:height="0.5cm" svg:x="0.523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473cm" table:end-y="0.501cm" draw:z-index="319" draw:name="Grafik 8" draw:style-name="gr1" draw:text-style-name="P1" svg:width="0.5cm" svg:height="0.5cm" svg:x="0.52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72cm" table:end-y="0.501cm" draw:z-index="320" draw:name="Grafik 8" draw:style-name="gr1" draw:text-style-name="P1" svg:width="0.5cm" svg:height="0.5cm" svg:x="0.52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71cm" table:end-y="0.501cm" draw:z-index="321" draw:name="Grafik 8" draw:style-name="gr1" draw:text-style-name="P1" svg:width="0.5cm" svg:height="0.5cm" svg:x="0.519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69cm" table:end-y="0.501cm" draw:z-index="322" draw:name="Grafik 8" draw:style-name="gr1" draw:text-style-name="P1" svg:width="0.5cm" svg:height="0.5cm" svg:x="0.518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N21" table:end-x="0.368cm" table:end-y="0.501cm" draw:z-index="452" draw:name="Grafik 21" draw:style-name="gr1" draw:text-style-name="P1" svg:width="0.4cm" svg:height="0.5cm" svg:x="0.51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O21" table:end-x="0.467cm" table:end-y="0.501cm" draw:z-index="324" draw:name="Grafik 8" draw:style-name="gr1" draw:text-style-name="P1" svg:width="0.5cm" svg:height="0.5cm" svg:x="0.515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P21" table:end-x="0.466cm" table:end-y="0.501cm" draw:z-index="239" draw:name="Grafik 7" draw:style-name="gr1" draw:text-style-name="P1" svg:width="0.5cm" svg:height="0.5cm" svg:x="0.51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Q21" table:end-x="0.365cm" table:end-y="0.501cm" draw:z-index="584" draw:name="Grafik 2" draw:style-name="gr1" draw:text-style-name="P1" svg:width="0.4cm" svg:height="0.5cm" svg:x="0.51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R21" table:end-x="0.364cm" table:end-y="0.501cm" draw:z-index="585" draw:name="Grafik 2" draw:style-name="gr1" draw:text-style-name="P1" svg:width="0.4cm" svg:height="0.5cm" svg:x="0.51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S21" table:end-x="0.363cm" table:end-y="0.501cm" draw:z-index="586" draw:name="Grafik 2" draw:style-name="gr1" draw:text-style-name="P1" svg:width="0.4cm" svg:height="0.5cm" svg:x="0.51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T21" table:end-x="0.361cm" table:end-y="0.501cm" draw:z-index="587" draw:name="Grafik 2" draw:style-name="gr1" draw:text-style-name="P1" svg:width="0.4cm" svg:height="0.5cm" svg:x="0.5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U21" table:end-x="0.36cm" table:end-y="0.501cm" draw:z-index="14" draw:name="Grafik 2" draw:style-name="gr1" draw:text-style-name="P1" svg:width="0.4cm" svg:height="0.5cm" svg:x="0.50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0:71</text:p>
          </table:table-cell>
          <table:table-cell table:style-name="ce1" office:value-type="float" office:value="49">
            <text:p>49</text:p>
          </table:table-cell>
          <table:table-cell table:number-columns-repeated="975"/>
        </table:table-row>
        <table:table-row table:style-name="ro1">
          <table:table-cell office:value-type="float" office:value="21">
            <text:p>21</text:p>
          </table:table-cell>
          <table:table-cell>
            <draw:frame table:end-cell-address="Tabelle1.B22" table:end-x="0.465cm" table:end-y="0.501cm" draw:z-index="44" draw:name="Grafik 2" draw:style-name="gr1" draw:text-style-name="P1" svg:width="0.45cm" svg:height="0.5cm" svg:x="0.01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C22" table:end-x="0.414cm" table:end-y="0.501cm" draw:z-index="545" draw:name="Grafik 2" draw:style-name="gr1" draw:text-style-name="P1" svg:width="0.4cm" svg:height="0.5cm" svg:x="0.01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D22" table:end-x="0.463cm" table:end-y="0.501cm" draw:z-index="245" draw:name="Grafik 17" draw:style-name="gr1" draw:text-style-name="P1" svg:width="0.45cm" svg:height="0.5cm" svg:x="0.01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E22" table:end-x="0.512cm" table:end-y="0.501cm" draw:z-index="117" draw:name="Grafik 2" draw:style-name="gr1" draw:text-style-name="P1" svg:width="0.5cm" svg:height="0.5cm" svg:x="0.012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F22" table:end-x="0.51cm" table:end-y="0.501cm" draw:z-index="68" draw:name="Grafik 7" draw:style-name="gr1" draw:text-style-name="P1" svg:width="0.5cm" svg:height="0.5cm" svg:x="0.0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G22" table:end-x="0.509cm" table:end-y="0.501cm" draw:z-index="118" draw:name="Grafik 2" draw:style-name="gr1" draw:text-style-name="P1" svg:width="0.5cm" svg:height="0.5cm" svg:x="0.009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H22" table:end-x="0.508cm" table:end-y="0.501cm" draw:z-index="119" draw:name="Grafik 2" draw:style-name="gr1" draw:text-style-name="P1" svg:width="0.5cm" svg:height="0.5cm" svg:x="0.00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I22" table:end-x="0.507cm" table:end-y="0.501cm" draw:z-index="206" draw:name="Grafik 7" draw:style-name="gr1" draw:text-style-name="P1" svg:width="0.5cm" svg:height="0.5cm" svg:x="0.00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J22" table:end-x="0.455cm" table:end-y="0.501cm" draw:z-index="250" draw:name="Grafik 17" draw:style-name="gr1" draw:text-style-name="P1" svg:width="0.45cm" svg:height="0.5cm" svg:x="0.005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K22" table:end-x="0.504cm" table:end-y="0.501cm" draw:z-index="294" draw:name="Grafik 8" draw:style-name="gr1" draw:text-style-name="P1" svg:width="0.5cm" svg:height="0.5cm" svg:x="0.004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L22" table:end-x="0.503cm" table:end-y="0.501cm" draw:z-index="295" draw:name="Grafik 8" draw:style-name="gr1" draw:text-style-name="P1" svg:width="0.5cm" svg:height="0.5cm" svg:x="0.003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M22" table:end-x="0.501cm" table:end-y="0.501cm" draw:z-index="296" draw:name="Grafik 8" draw:style-name="gr1" draw:text-style-name="P1" svg:width="0.5cm" svg:height="0.5cm" svg:x="0.001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N22" table:end-x="0.5cm" table:end-y="0.501cm" draw:z-index="297" draw:name="Grafik 8" draw:style-name="gr1" draw:text-style-name="P1" svg:width="0.5cm" svg:height="0.5cm" svg:x="0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O22" table:end-x="0.449cm" table:end-y="0.501cm" draw:z-index="255" draw:name="Grafik 17" draw:style-name="gr1" draw:text-style-name="P1" svg:width="0.45cm" svg:height="0.5cm" svg:x="-0.001cm" svg:y="0.001cm">
              <draw:image xlink:href="Pictures/10000000000003E000000458B9C1FBD4.jpg" xlink:type="simple" xlink:show="embed" xlink:actuate="onLoad">
                <text:p/>
              </draw:image>
            </draw:frame>
            <draw:frame table:end-cell-address="Tabelle1.P22" table:end-x="0.448cm" table:end-y="0.501cm" draw:z-index="256" draw:name="Grafik 17" draw:style-name="gr1" draw:text-style-name="P1" svg:width="0.45cm" svg:height="0.5cm" svg:x="0.546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446cm" table:end-y="0.501cm" draw:z-index="257" draw:name="Grafik 17" draw:style-name="gr1" draw:text-style-name="P1" svg:width="0.45cm" svg:height="0.5cm" svg:x="0.545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445cm" table:end-y="0.501cm" draw:z-index="258" draw:name="Grafik 17" draw:style-name="gr1" draw:text-style-name="P1" svg:width="0.45cm" svg:height="0.5cm" svg:x="0.54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444cm" table:end-y="0.501cm" draw:z-index="259" draw:name="Grafik 17" draw:style-name="gr1" draw:text-style-name="P1" svg:width="0.45cm" svg:height="0.5cm" svg:x="0.54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T22" table:end-x="0.443cm" table:end-y="0.501cm" draw:z-index="260" draw:name="Grafik 17" draw:style-name="gr1" draw:text-style-name="P1" svg:width="0.45cm" svg:height="0.5cm" svg:x="0.54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U22" table:end-x="0.491cm" table:end-y="0.501cm" draw:z-index="390" draw:name="Grafik 24" draw:style-name="gr1" draw:text-style-name="P1" svg:width="0.5cm" svg:height="0.5cm" svg:x="0.54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V22" table:end-x="0.491cm" table:end-y="0.501cm" draw:z-index="391" draw:name="Grafik 24" draw:style-name="gr1" draw:text-style-name="P1" svg:width="0.5cm" svg:height="0.5cm" svg:x="0.539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W22" table:end-x="0.44cm" table:end-y="0.501cm" draw:z-index="263" draw:name="Grafik 17" draw:style-name="gr1" draw:text-style-name="P1" svg:width="0.45cm" svg:height="0.5cm" svg:x="0.53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X22" table:end-x="0.388cm" table:end-y="0.501cm" draw:z-index="178" draw:name="Grafik 16" draw:style-name="gr1" draw:text-style-name="P1" svg:width="0.4cm" svg:height="0.5cm" svg:x="0.53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387cm" table:end-y="0.501cm" draw:z-index="179" draw:name="Grafik 16" draw:style-name="gr1" draw:text-style-name="P1" svg:width="0.4cm" svg:height="0.5cm" svg:x="0.53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486cm" table:end-y="0.501cm" draw:z-index="223" draw:name="Grafik 7" draw:style-name="gr1" draw:text-style-name="P1" svg:width="0.5cm" svg:height="0.5cm" svg:x="0.5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485cm" table:end-y="0.501cm" draw:z-index="224" draw:name="Grafik 7" draw:style-name="gr1" draw:text-style-name="P1" svg:width="0.5cm" svg:height="0.5cm" svg:x="0.53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383cm" table:end-y="0.501cm" draw:z-index="440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C22" table:end-x="0.382cm" table:end-y="0.501cm" draw:z-index="183" draw:name="Grafik 16" draw:style-name="gr1" draw:text-style-name="P1" svg:width="0.4cm" svg:height="0.5cm" svg:x="0.5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D22" table:end-x="0.481cm" table:end-y="0.501cm" draw:z-index="399" draw:name="Grafik 24" draw:style-name="gr1" draw:text-style-name="P1" svg:width="0.5cm" svg:height="0.5cm" svg:x="0.529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E22" table:end-x="0.479cm" table:end-y="0.501cm" draw:z-index="400" draw:name="Grafik 24" draw:style-name="gr1" draw:text-style-name="P1" svg:width="0.5cm" svg:height="0.5cm" svg:x="0.528cm" svg:y="0.001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F22" table:end-x="0.378cm" table:end-y="0.501cm" draw:z-index="444" draw:name="Grafik 21" draw:style-name="gr1" draw:text-style-name="P1" svg:width="0.4cm" svg:height="0.5cm" svg:x="0.52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G22" table:end-x="0.377cm" table:end-y="0.501cm" draw:z-index="445" draw:name="Grafik 21" draw:style-name="gr1" draw:text-style-name="P1" svg:width="0.4cm" svg:height="0.5cm" svg:x="0.52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H22" table:end-x="0.376cm" table:end-y="0.501cm" draw:z-index="446" draw:name="Grafik 21" draw:style-name="gr1" draw:text-style-name="P1" svg:width="0.4cm" svg:height="0.5cm" svg:x="0.52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I22" table:end-x="0.374cm" table:end-y="0.501cm" draw:z-index="447" draw:name="Grafik 21" draw:style-name="gr1" draw:text-style-name="P1" svg:width="0.4cm" svg:height="0.5cm" svg:x="0.52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J22" table:end-x="0.373cm" table:end-y="0.501cm" draw:z-index="448" draw:name="Grafik 21" draw:style-name="gr1" draw:text-style-name="P1" svg:width="0.4cm" svg:height="0.5cm" svg:x="0.52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K22" table:end-x="0.372cm" table:end-y="0.501cm" draw:z-index="449" draw:name="Grafik 21" draw:style-name="gr1" draw:text-style-name="P1" svg:width="0.4cm" svg:height="0.5cm" svg:x="0.5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L22" table:end-x="0.371cm" table:end-y="0.501cm" draw:z-index="450" draw:name="Grafik 21" draw:style-name="gr1" draw:text-style-name="P1" svg:width="0.4cm" svg:height="0.5cm" svg:x="0.51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M22" table:end-x="0.369cm" table:end-y="0.501cm" draw:z-index="451" draw:name="Grafik 21" draw:style-name="gr1" draw:text-style-name="P1" svg:width="0.4cm" svg:height="0.5cm" svg:x="0.51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N22" table:end-x="0.468cm" table:end-y="0.501cm" draw:z-index="323" draw:name="Grafik 8" draw:style-name="gr1" draw:text-style-name="P1" svg:width="0.5cm" svg:height="0.5cm" svg:x="0.516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O22" table:end-x="0.367cm" table:end-y="0.501cm" draw:z-index="453" draw:name="Grafik 21" draw:style-name="gr1" draw:text-style-name="P1" svg:width="0.4cm" svg:height="0.5cm" svg:x="0.51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P22" table:end-x="0.466cm" table:end-y="0.501cm" draw:z-index="325" draw:name="Grafik 8" draw:style-name="gr1" draw:text-style-name="P1" svg:width="0.5cm" svg:height="0.5cm" svg:x="0.515cm" svg:y="0.001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AQ22" table:end-x="0.465cm" table:end-y="0.501cm" draw:z-index="240" draw:name="Grafik 7" draw:style-name="gr1" draw:text-style-name="P1" svg:width="0.5cm" svg:height="0.5cm" svg:x="0.51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R22" table:end-x="0.464cm" table:end-y="0.501cm" draw:z-index="241" draw:name="Grafik 7" draw:style-name="gr1" draw:text-style-name="P1" svg:width="0.5cm" svg:height="0.5cm" svg:x="0.51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S22" table:end-x="0.463cm" table:end-y="0.501cm" draw:z-index="242" draw:name="Grafik 7" draw:style-name="gr1" draw:text-style-name="P1" svg:width="0.5cm" svg:height="0.5cm" svg:x="0.51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T22" table:end-x="0.461cm" table:end-y="0.501cm" draw:z-index="243" draw:name="Grafik 7" draw:style-name="gr1" draw:text-style-name="P1" svg:width="0.5cm" svg:height="0.5cm" svg:x="0.5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U22" table:end-x="0.46cm" table:end-y="0.501cm" draw:z-index="15" draw:name="Grafik 7" draw:style-name="gr1" draw:text-style-name="P1" svg:width="0.5cm" svg:height="0.5cm" svg:x="0.50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6:58</text:p>
          </table:table-cell>
          <table:table-cell table:style-name="ce1" office:value-type="float" office:value="44">
            <text:p>44</text:p>
          </table:table-cell>
          <table:table-cell table:number-columns-repeated="975"/>
        </table:table-row>
        <table:table-row table:style-name="ro1">
          <table:table-cell office:value-type="float" office:value="22">
            <text:p>22</text:p>
          </table:table-cell>
          <table:table-cell>
            <draw:frame table:end-cell-address="Tabelle1.B23" table:end-x="0.515cm" table:end-y="0.5cm" draw:z-index="45" draw:name="Grafik 7" draw:style-name="gr1" draw:text-style-name="P1" svg:width="0.5cm" svg:height="0.5cm" svg:x="0.01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C23" table:end-x="0.464cm" table:end-y="0.5cm" draw:z-index="244" draw:name="Grafik 17" draw:style-name="gr1" draw:text-style-name="P1" svg:width="0.45cm" svg:height="0.5cm" svg:x="0.01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D23" table:end-x="0.513cm" table:end-y="0.5cm" draw:z-index="202" draw:name="Grafik 7" draw:style-name="gr1" draw:text-style-name="P1" svg:width="0.5cm" svg:height="0.5cm" svg:x="0.01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E23" table:end-x="0.462cm" table:end-y="0.5cm" draw:z-index="246" draw:name="Grafik 17" draw:style-name="gr1" draw:text-style-name="P1" svg:width="0.45cm" svg:height="0.5cm" svg:x="0.01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F23" table:end-x="0.41cm" table:end-y="0.5cm" draw:z-index="69" draw:name="Grafik 16" draw:style-name="gr1" draw:text-style-name="P1" svg:width="0.4cm" svg:height="0.5cm" svg:x="0.0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G23" table:end-x="0.509cm" table:end-y="0.5cm" draw:z-index="204" draw:name="Grafik 7" draw:style-name="gr1" draw:text-style-name="P1" svg:width="0.5cm" svg:height="0.5cm" svg:x="0.00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H23" table:end-x="0.508cm" table:end-y="0.5cm" draw:z-index="205" draw:name="Grafik 7" draw:style-name="gr1" draw:text-style-name="P1" svg:width="0.5cm" svg:height="0.5cm" svg:x="0.00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I23" table:end-x="0.507cm" table:end-y="0.5cm" draw:z-index="292" draw:name="Grafik 8" draw:style-name="gr1" draw:text-style-name="P1" svg:width="0.5cm" svg:height="0.5cm" svg:x="0.007cm" svg:y="0cm">
              <draw:image xlink:href="Pictures/100002010000003C0000003C2B3AFAB9.png" xlink:type="simple" xlink:show="embed" xlink:actuate="onLoad">
                <text:p/>
              </draw:image>
            </draw:frame>
          </table:table-cell>
          <table:table-cell>
            <draw:frame table:end-cell-address="Tabelle1.J23" table:end-x="0.505cm" table:end-y="0.5cm" draw:z-index="207" draw:name="Grafik 7" draw:style-name="gr1" draw:text-style-name="P1" svg:width="0.5cm" svg:height="0.5cm" svg:x="0.00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K23" table:end-x="0.504cm" table:end-y="0.5cm" draw:z-index="79" draw:name="Grafik 17" draw:style-name="gr1" draw:text-style-name="P1" svg:width="0.5cm" svg:height="0.5cm" svg:x="0.004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L23" table:end-x="0.503cm" table:end-y="0.5cm" draw:z-index="80" draw:name="Grafik 17" draw:style-name="gr1" draw:text-style-name="P1" svg:width="0.5cm" svg:height="0.5cm" svg:x="0.003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M23" table:end-x="0.501cm" table:end-y="0.5cm" draw:z-index="81" draw:name="Grafik 17" draw:style-name="gr1" draw:text-style-name="P1" svg:width="0.5cm" svg:height="0.5cm" svg:x="0.001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N23" table:end-x="0.5cm" table:end-y="0.5cm" draw:z-index="82" draw:name="Grafik 17" draw:style-name="gr1" draw:text-style-name="P1" svg:width="0.5cm" svg:height="0.5cm" svg:x="0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O23" table:end-x="0.499cm" table:end-y="0.5cm" draw:z-index="83" draw:name="Grafik 17" draw:style-name="gr1" draw:text-style-name="P1" svg:width="0.5cm" svg:height="0.5cm" svg:x="-0.001cm" svg:y="0cm">
              <draw:image xlink:href="Pictures/100002010000003C0000003CB47E72FD.png" xlink:type="simple" xlink:show="embed" xlink:actuate="onLoad">
                <text:p/>
              </draw:image>
            </draw:frame>
            <draw:frame table:end-cell-address="Tabelle1.P23" table:end-x="0.498cm" table:end-y="0.5cm" draw:z-index="84" draw:name="Grafik 17" draw:style-name="gr1" draw:text-style-name="P1" svg:width="0.5cm" svg:height="0.5cm" svg:x="0.546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Q23" table:end-x="0.496cm" table:end-y="0.5cm" draw:z-index="85" draw:name="Grafik 17" draw:style-name="gr1" draw:text-style-name="P1" svg:width="0.5cm" svg:height="0.5cm" svg:x="0.545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R23" table:end-x="0.495cm" table:end-y="0.5cm" draw:z-index="215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S23" table:end-x="0.494cm" table:end-y="0.5cm" draw:z-index="216" draw:name="Grafik 7" draw:style-name="gr1" draw:text-style-name="P1" svg:width="0.5cm" svg:height="0.5cm" svg:x="0.54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T23" table:end-x="0.493cm" table:end-y="0.5cm" draw:z-index="217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U23" table:end-x="0.491cm" table:end-y="0.5cm" draw:z-index="218" draw:name="Grafik 7" draw:style-name="gr1" draw:text-style-name="P1" svg:width="0.5cm" svg:height="0.5cm" svg:x="0.5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V23" table:end-x="0.491cm" table:end-y="0.5cm" draw:z-index="219" draw:name="Grafik 7" draw:style-name="gr1" draw:text-style-name="P1" svg:width="0.5cm" svg:height="0.5cm" svg:x="0.53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W23" table:end-x="0.39cm" table:end-y="0.5cm" draw:z-index="177" draw:name="Grafik 16" draw:style-name="gr1" draw:text-style-name="P1" svg:width="0.4cm" svg:height="0.5cm" svg:x="0.53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X23" table:end-x="0.488cm" table:end-y="0.5cm" draw:z-index="221" draw:name="Grafik 7" draw:style-name="gr1" draw:text-style-name="P1" svg:width="0.5cm" svg:height="0.5cm" svg:x="0.53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Y23" table:end-x="0.487cm" table:end-y="0.5cm" draw:z-index="394" draw:name="Grafik 24" draw:style-name="gr1" draw:text-style-name="P1" svg:width="0.5cm" svg:height="0.5cm" svg:x="0.535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Z23" table:end-x="0.486cm" table:end-y="0.5cm" draw:z-index="395" draw:name="Grafik 24" draw:style-name="gr1" draw:text-style-name="P1" svg:width="0.5cm" svg:height="0.5cm" svg:x="0.534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A23" table:end-x="0.485cm" table:end-y="0.5cm" draw:z-index="396" draw:name="Grafik 24" draw:style-name="gr1" draw:text-style-name="P1" svg:width="0.5cm" svg:height="0.5cm" svg:x="0.533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B23" table:end-x="0.483cm" table:end-y="0.5cm" draw:z-index="397" draw:name="Grafik 24" draw:style-name="gr1" draw:text-style-name="P1" svg:width="0.5cm" svg:height="0.5cm" svg:x="0.532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C23" table:end-x="0.482cm" table:end-y="0.5cm" draw:z-index="226" draw:name="Grafik 7" draw:style-name="gr1" draw:text-style-name="P1" svg:width="0.5cm" svg:height="0.5cm" svg:x="0.5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D23" table:end-x="0.381cm" table:end-y="0.5cm" draw:z-index="184" draw:name="Grafik 16" draw:style-name="gr1" draw:text-style-name="P1" svg:width="0.4cm" svg:height="0.5cm" svg:x="0.52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E23" table:end-x="0.379cm" table:end-y="0.5cm" draw:z-index="185" draw:name="Grafik 16" draw:style-name="gr1" draw:text-style-name="P1" svg:width="0.4cm" svg:height="0.5cm" svg:x="0.52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F23" table:end-x="0.478cm" table:end-y="0.5cm" draw:z-index="401" draw:name="Grafik 24" draw:style-name="gr1" draw:text-style-name="P1" svg:width="0.5cm" svg:height="0.5cm" svg:x="0.526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G23" table:end-x="0.477cm" table:end-y="0.5cm" draw:z-index="402" draw:name="Grafik 24" draw:style-name="gr1" draw:text-style-name="P1" svg:width="0.5cm" svg:height="0.5cm" svg:x="0.525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H23" table:end-x="0.476cm" table:end-y="0.5cm" draw:z-index="403" draw:name="Grafik 24" draw:style-name="gr1" draw:text-style-name="P1" svg:width="0.5cm" svg:height="0.5cm" svg:x="0.524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I23" table:end-x="0.474cm" table:end-y="0.5cm" draw:z-index="404" draw:name="Grafik 24" draw:style-name="gr1" draw:text-style-name="P1" svg:width="0.5cm" svg:height="0.5cm" svg:x="0.523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J23" table:end-x="0.473cm" table:end-y="0.5cm" draw:z-index="405" draw:name="Grafik 24" draw:style-name="gr1" draw:text-style-name="P1" svg:width="0.5cm" svg:height="0.5cm" svg:x="0.521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K23" table:end-x="0.472cm" table:end-y="0.5cm" draw:z-index="406" draw:name="Grafik 24" draw:style-name="gr1" draw:text-style-name="P1" svg:width="0.5cm" svg:height="0.5cm" svg:x="0.52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L23" table:end-x="0.471cm" table:end-y="0.5cm" draw:z-index="407" draw:name="Grafik 24" draw:style-name="gr1" draw:text-style-name="P1" svg:width="0.5cm" svg:height="0.5cm" svg:x="0.519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M23" table:end-x="0.469cm" table:end-y="0.5cm" draw:z-index="408" draw:name="Grafik 24" draw:style-name="gr1" draw:text-style-name="P1" svg:width="0.5cm" svg:height="0.5cm" svg:x="0.518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N23" table:end-x="0.468cm" table:end-y="0.5cm" draw:z-index="409" draw:name="Grafik 24" draw:style-name="gr1" draw:text-style-name="P1" svg:width="0.5cm" svg:height="0.5cm" svg:x="0.516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O23" table:end-x="0.467cm" table:end-y="0.5cm" draw:z-index="410" draw:name="Grafik 24" draw:style-name="gr1" draw:text-style-name="P1" svg:width="0.5cm" svg:height="0.5cm" svg:x="0.515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P23" table:end-x="0.466cm" table:end-y="0.5cm" draw:z-index="411" draw:name="Grafik 24" draw:style-name="gr1" draw:text-style-name="P1" svg:width="0.5cm" svg:height="0.5cm" svg:x="0.515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Q23" table:end-x="0.465cm" table:end-y="0.5cm" draw:z-index="412" draw:name="Grafik 24" draw:style-name="gr1" draw:text-style-name="P1" svg:width="0.5cm" svg:height="0.5cm" svg:x="0.513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R23" table:end-x="0.464cm" table:end-y="0.5cm" draw:z-index="413" draw:name="Grafik 24" draw:style-name="gr1" draw:text-style-name="P1" svg:width="0.5cm" svg:height="0.5cm" svg:x="0.512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S23" table:end-x="0.463cm" table:end-y="0.5cm" draw:z-index="414" draw:name="Grafik 24" draw:style-name="gr1" draw:text-style-name="P1" svg:width="0.5cm" svg:height="0.5cm" svg:x="0.511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T23" table:end-x="0.461cm" table:end-y="0.5cm" draw:z-index="415" draw:name="Grafik 24" draw:style-name="gr1" draw:text-style-name="P1" svg:width="0.5cm" svg:height="0.5cm" svg:x="0.51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AU23" table:end-x="0.46cm" table:end-y="0.5cm" draw:z-index="21" draw:name="Grafik 17" draw:style-name="gr1" draw:text-style-name="P1" svg:width="0.5cm" svg:height="0.5cm" svg:x="0.508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9:69</text:p>
          </table:table-cell>
          <table:table-cell table:style-name="ce1" office:value-type="float" office:value="43">
            <text:p>43</text:p>
          </table:table-cell>
          <table:table-cell table:number-columns-repeated="975"/>
        </table:table-row>
        <table:table-row table:style-name="ro1">
          <table:table-cell office:value-type="float" office:value="23">
            <text:p>23</text:p>
          </table:table-cell>
          <table:table-cell>
            <draw:frame table:end-cell-address="Tabelle1.B24" table:end-x="0.465cm" table:end-y="0.5cm" draw:z-index="46" draw:name="Grafik 17" draw:style-name="gr1" draw:text-style-name="P1" svg:width="0.45cm" svg:height="0.5cm" svg:x="0.01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C24" table:end-x="0.514cm" table:end-y="0.5cm" draw:z-index="72" draw:name="Grafik 17" draw:style-name="gr1" draw:text-style-name="P1" svg:width="0.5cm" svg:height="0.5cm" svg:x="0.014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D24" table:end-x="0.513cm" table:end-y="0.5cm" draw:z-index="73" draw:name="Grafik 17" draw:style-name="gr1" draw:text-style-name="P1" svg:width="0.5cm" svg:height="0.5cm" svg:x="0.013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E24" table:end-x="0.512cm" table:end-y="0.5cm" draw:z-index="74" draw:name="Grafik 17" draw:style-name="gr1" draw:text-style-name="P1" svg:width="0.5cm" svg:height="0.5cm" svg:x="0.012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F24" table:end-x="0.51cm" table:end-y="0.5cm" draw:z-index="70" draw:name="Grafik 2" draw:style-name="gr1" draw:text-style-name="P1" svg:width="0.5cm" svg:height="0.5cm" svg:x="0.01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G24" table:end-x="0.409cm" table:end-y="0.5cm" draw:z-index="161" draw:name="Grafik 16" draw:style-name="gr1" draw:text-style-name="P1" svg:width="0.4cm" svg:height="0.5cm" svg:x="0.00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H24" table:end-x="0.408cm" table:end-y="0.5cm" draw:z-index="162" draw:name="Grafik 16" draw:style-name="gr1" draw:text-style-name="P1" svg:width="0.4cm" svg:height="0.5cm" svg:x="0.00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I24" table:end-x="0.407cm" table:end-y="0.5cm" draw:z-index="163" draw:name="Grafik 16" draw:style-name="gr1" draw:text-style-name="P1" svg:width="0.4cm" svg:height="0.5cm" svg:x="0.00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J24" table:end-x="0.505cm" table:end-y="0.5cm" draw:z-index="78" draw:name="Grafik 17" draw:style-name="gr1" draw:text-style-name="P1" svg:width="0.5cm" svg:height="0.5cm" svg:x="0.005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K24" table:end-x="0.504cm" table:end-y="0.5cm" draw:z-index="208" draw:name="Grafik 7" draw:style-name="gr1" draw:text-style-name="P1" svg:width="0.5cm" svg:height="0.5cm" svg:x="0.00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L24" table:end-x="0.403cm" table:end-y="0.5cm" draw:z-index="166" draw:name="Grafik 16" draw:style-name="gr1" draw:text-style-name="P1" svg:width="0.4cm" svg:height="0.5cm" svg:x="0.00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M24" table:end-x="0.401cm" table:end-y="0.5cm" draw:z-index="167" draw:name="Grafik 16" draw:style-name="gr1" draw:text-style-name="P1" svg:width="0.4cm" svg:height="0.5cm" svg:x="0.00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N24" table:end-x="0.4cm" table:end-y="0.5cm" draw:z-index="168" draw:name="Grafik 16" draw:style-name="gr1" draw:text-style-name="P1" svg:width="0.4cm" svg:height="0.5cm" svg:x="0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O24" table:end-x="0.399cm" table:end-y="0.5cm" draw:z-index="169" draw:name="Grafik 16" draw:style-name="gr1" draw:text-style-name="P1" svg:width="0.4cm" svg:height="0.5cm" svg:x="-0.001cm" svg:y="0cm">
              <draw:image xlink:href="Pictures/10000000000001A00000025882639494.jpg" xlink:type="simple" xlink:show="embed" xlink:actuate="onLoad">
                <text:p/>
              </draw:image>
            </draw:frame>
            <draw:frame table:end-cell-address="Tabelle1.P24" table:end-x="0.398cm" table:end-y="0.5cm" draw:z-index="170" draw:name="Grafik 16" draw:style-name="gr1" draw:text-style-name="P1" svg:width="0.4cm" svg:height="0.5cm" svg:x="0.54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Q24" table:end-x="0.496cm" table:end-y="0.5cm" draw:z-index="214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R24" table:end-x="0.495cm" table:end-y="0.5cm" draw:z-index="86" draw:name="Grafik 17" draw:style-name="gr1" draw:text-style-name="P1" svg:width="0.5cm" svg:height="0.5cm" svg:x="0.543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S24" table:end-x="0.494cm" table:end-y="0.5cm" draw:z-index="87" draw:name="Grafik 17" draw:style-name="gr1" draw:text-style-name="P1" svg:width="0.5cm" svg:height="0.5cm" svg:x="0.542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T24" table:end-x="0.493cm" table:end-y="0.5cm" draw:z-index="88" draw:name="Grafik 17" draw:style-name="gr1" draw:text-style-name="P1" svg:width="0.5cm" svg:height="0.5cm" svg:x="0.541cm" svg:y="0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U24" table:end-x="0.391cm" table:end-y="0.5cm" draw:z-index="175" draw:name="Grafik 16" draw:style-name="gr1" draw:text-style-name="P1" svg:width="0.4cm" svg:height="0.5cm" svg:x="0.5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V24" table:end-x="0.391cm" table:end-y="0.5cm" draw:z-index="176" draw:name="Grafik 16" draw:style-name="gr1" draw:text-style-name="P1" svg:width="0.4cm" svg:height="0.5cm" svg:x="0.53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W24" table:end-x="0.49cm" table:end-y="0.5cm" draw:z-index="392" draw:name="Grafik 24" draw:style-name="gr1" draw:text-style-name="P1" svg:width="0.5cm" svg:height="0.5cm" svg:x="0.538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X24" table:end-x="0.488cm" table:end-y="0.5cm" draw:z-index="393" draw:name="Grafik 24" draw:style-name="gr1" draw:text-style-name="P1" svg:width="0.5cm" svg:height="0.5cm" svg:x="0.537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>
            <draw:frame table:end-cell-address="Tabelle1.Y24" table:end-x="0.487cm" table:end-y="0.5cm" draw:z-index="222" draw:name="Grafik 7" draw:style-name="gr1" draw:text-style-name="P1" svg:width="0.5cm" svg:height="0.5cm" svg:x="0.53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Z24" table:end-x="0.386cm" table:end-y="0.5cm" draw:z-index="180" draw:name="Grafik 16" draw:style-name="gr1" draw:text-style-name="P1" svg:width="0.4cm" svg:height="0.5cm" svg:x="0.53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A24" table:end-x="0.385cm" table:end-y="0.5cm" draw:z-index="181" draw:name="Grafik 16" draw:style-name="gr1" draw:text-style-name="P1" svg:width="0.4cm" svg:height="0.5cm" svg:x="0.53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B24" table:end-x="0.383cm" table:end-y="0.5cm" draw:z-index="182" draw:name="Grafik 16" draw:style-name="gr1" draw:text-style-name="P1" svg:width="0.4cm" svg:height="0.5cm" svg:x="0.53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C24" table:end-x="0.382cm" table:end-y="0.5cm" draw:z-index="441" draw:name="Grafik 21" draw:style-name="gr1" draw:text-style-name="P1" svg:width="0.4cm" svg:height="0.5cm" svg:x="0.5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D24" table:end-x="0.381cm" table:end-y="0.5cm" draw:z-index="442" draw:name="Grafik 21" draw:style-name="gr1" draw:text-style-name="P1" svg:width="0.4cm" svg:height="0.5cm" svg:x="0.529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E24" table:end-x="0.379cm" table:end-y="0.5cm" draw:z-index="443" draw:name="Grafik 21" draw:style-name="gr1" draw:text-style-name="P1" svg:width="0.4cm" svg:height="0.5cm" svg:x="0.52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F24" table:end-x="0.378cm" table:end-y="0.5cm" draw:z-index="186" draw:name="Grafik 16" draw:style-name="gr1" draw:text-style-name="P1" svg:width="0.4cm" svg:height="0.5cm" svg:x="0.52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G24" table:end-x="0.377cm" table:end-y="0.5cm" draw:z-index="187" draw:name="Grafik 16" draw:style-name="gr1" draw:text-style-name="P1" svg:width="0.4cm" svg:height="0.5cm" svg:x="0.52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H24" table:end-x="0.376cm" table:end-y="0.5cm" draw:z-index="188" draw:name="Grafik 16" draw:style-name="gr1" draw:text-style-name="P1" svg:width="0.4cm" svg:height="0.5cm" svg:x="0.52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I24" table:end-x="0.374cm" table:end-y="0.5cm" draw:z-index="189" draw:name="Grafik 16" draw:style-name="gr1" draw:text-style-name="P1" svg:width="0.4cm" svg:height="0.5cm" svg:x="0.52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J24" table:end-x="0.373cm" table:end-y="0.5cm" draw:z-index="190" draw:name="Grafik 16" draw:style-name="gr1" draw:text-style-name="P1" svg:width="0.4cm" svg:height="0.5cm" svg:x="0.52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K24" table:end-x="0.372cm" table:end-y="0.5cm" draw:z-index="191" draw:name="Grafik 16" draw:style-name="gr1" draw:text-style-name="P1" svg:width="0.4cm" svg:height="0.5cm" svg:x="0.5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L24" table:end-x="0.371cm" table:end-y="0.5cm" draw:z-index="192" draw:name="Grafik 16" draw:style-name="gr1" draw:text-style-name="P1" svg:width="0.4cm" svg:height="0.5cm" svg:x="0.51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M24" table:end-x="0.369cm" table:end-y="0.5cm" draw:z-index="193" draw:name="Grafik 16" draw:style-name="gr1" draw:text-style-name="P1" svg:width="0.4cm" svg:height="0.5cm" svg:x="0.51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N24" table:end-x="0.368cm" table:end-y="0.5cm" draw:z-index="194" draw:name="Grafik 16" draw:style-name="gr1" draw:text-style-name="P1" svg:width="0.4cm" svg:height="0.5cm" svg:x="0.51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O24" table:end-x="0.367cm" table:end-y="0.5cm" draw:z-index="195" draw:name="Grafik 16" draw:style-name="gr1" draw:text-style-name="P1" svg:width="0.4cm" svg:height="0.5cm" svg:x="0.51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P24" table:end-x="0.366cm" table:end-y="0.5cm" draw:z-index="196" draw:name="Grafik 16" draw:style-name="gr1" draw:text-style-name="P1" svg:width="0.4cm" svg:height="0.5cm" svg:x="0.51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Q24" table:end-x="0.365cm" table:end-y="0.5cm" draw:z-index="197" draw:name="Grafik 16" draw:style-name="gr1" draw:text-style-name="P1" svg:width="0.4cm" svg:height="0.5cm" svg:x="0.51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R24" table:end-x="0.364cm" table:end-y="0.5cm" draw:z-index="198" draw:name="Grafik 16" draw:style-name="gr1" draw:text-style-name="P1" svg:width="0.4cm" svg:height="0.5cm" svg:x="0.51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S24" table:end-x="0.363cm" table:end-y="0.5cm" draw:z-index="199" draw:name="Grafik 16" draw:style-name="gr1" draw:text-style-name="P1" svg:width="0.4cm" svg:height="0.5cm" svg:x="0.51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T24" table:end-x="0.361cm" table:end-y="0.5cm" draw:z-index="200" draw:name="Grafik 16" draw:style-name="gr1" draw:text-style-name="P1" svg:width="0.4cm" svg:height="0.5cm" svg:x="0.5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U24" table:end-x="0.46cm" table:end-y="0.5cm" draw:z-index="22" draw:name="Grafik 24" draw:style-name="gr1" draw:text-style-name="P1" svg:width="0.5cm" svg:height="0.5cm" svg:x="0.508cm" svg:y="0cm">
              <draw:image xlink:href="Pictures/100002010000003C0000003C4FCBF21B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4:60</text:p>
          </table:table-cell>
          <table:table-cell table:style-name="ce1" office:value-type="float" office:value="42">
            <text:p>42</text:p>
          </table:table-cell>
          <table:table-cell table:number-columns-repeated="975"/>
        </table:table-row>
        <table:table-row table:style-name="ro1">
          <table:table-cell office:value-type="float" office:value="24">
            <text:p>24</text:p>
          </table:table-cell>
          <table:table-cell>
            <draw:frame table:end-cell-address="Tabelle1.B25" table:end-x="0.415cm" table:end-y="0.501cm" draw:z-index="47" draw:name="Grafik 16" draw:style-name="gr1" draw:text-style-name="P1" svg:width="0.4cm" svg:height="0.5cm" svg:x="0.01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C25" table:end-x="0.414cm" table:end-y="0.501cm" draw:z-index="158" draw:name="Grafik 16" draw:style-name="gr1" draw:text-style-name="P1" svg:width="0.4cm" svg:height="0.5cm" svg:x="0.01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D25" table:end-x="0.413cm" table:end-y="0.501cm" draw:z-index="159" draw:name="Grafik 16" draw:style-name="gr1" draw:text-style-name="P1" svg:width="0.4cm" svg:height="0.5cm" svg:x="0.01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E25" table:end-x="0.412cm" table:end-y="0.501cm" draw:z-index="160" draw:name="Grafik 16" draw:style-name="gr1" draw:text-style-name="P1" svg:width="0.4cm" svg:height="0.5cm" svg:x="0.01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F25" table:end-x="0.51cm" table:end-y="0.501cm" draw:z-index="71" draw:name="Grafik 17" draw:style-name="gr1" draw:text-style-name="P1" svg:width="0.5cm" svg:height="0.5cm" svg:x="0.0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G25" table:end-x="0.509cm" table:end-y="0.501cm" draw:z-index="75" draw:name="Grafik 17" draw:style-name="gr1" draw:text-style-name="P1" svg:width="0.5cm" svg:height="0.5cm" svg:x="0.00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H25" table:end-x="0.508cm" table:end-y="0.501cm" draw:z-index="76" draw:name="Grafik 17" draw:style-name="gr1" draw:text-style-name="P1" svg:width="0.5cm" svg:height="0.5cm" svg:x="0.00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I25" table:end-x="0.507cm" table:end-y="0.501cm" draw:z-index="77" draw:name="Grafik 17" draw:style-name="gr1" draw:text-style-name="P1" svg:width="0.5cm" svg:height="0.5cm" svg:x="0.007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J25" table:end-x="0.405cm" table:end-y="0.501cm" draw:z-index="164" draw:name="Grafik 16" draw:style-name="gr1" draw:text-style-name="P1" svg:width="0.4cm" svg:height="0.5cm" svg:x="0.00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K25" table:end-x="0.404cm" table:end-y="0.501cm" draw:z-index="165" draw:name="Grafik 16" draw:style-name="gr1" draw:text-style-name="P1" svg:width="0.4cm" svg:height="0.5cm" svg:x="0.00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L25" table:end-x="0.503cm" table:end-y="0.501cm" draw:z-index="209" draw:name="Grafik 7" draw:style-name="gr1" draw:text-style-name="P1" svg:width="0.5cm" svg:height="0.5cm" svg:x="0.00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M25" table:end-x="0.501cm" table:end-y="0.501cm" draw:z-index="210" draw:name="Grafik 7" draw:style-name="gr1" draw:text-style-name="P1" svg:width="0.5cm" svg:height="0.5cm" svg:x="0.00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N25" table:end-x="0.5cm" table:end-y="0.501cm" draw:z-index="211" draw:name="Grafik 7" draw:style-name="gr1" draw:text-style-name="P1" svg:width="0.5cm" svg:height="0.5cm" svg:x="0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O25" table:end-x="0.499cm" table:end-y="0.501cm" draw:z-index="212" draw:name="Grafik 7" draw:style-name="gr1" draw:text-style-name="P1" svg:width="0.5cm" svg:height="0.5cm" svg:x="-0.001cm" svg:y="0.001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P25" table:end-x="0.498cm" table:end-y="0.501cm" draw:z-index="213" draw:name="Grafik 7" draw:style-name="gr1" draw:text-style-name="P1" svg:width="0.5cm" svg:height="0.5cm" svg:x="0.546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Q25" table:end-x="0.396cm" table:end-y="0.501cm" draw:z-index="171" draw:name="Grafik 16" draw:style-name="gr1" draw:text-style-name="P1" svg:width="0.4cm" svg:height="0.5cm" svg:x="0.54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R25" table:end-x="0.395cm" table:end-y="0.501cm" draw:z-index="172" draw:name="Grafik 16" draw:style-name="gr1" draw:text-style-name="P1" svg:width="0.4cm" svg:height="0.5cm" svg:x="0.54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S25" table:end-x="0.394cm" table:end-y="0.501cm" draw:z-index="173" draw:name="Grafik 16" draw:style-name="gr1" draw:text-style-name="P1" svg:width="0.4cm" svg:height="0.5cm" svg:x="0.54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T25" table:end-x="0.393cm" table:end-y="0.501cm" draw:z-index="174" draw:name="Grafik 16" draw:style-name="gr1" draw:text-style-name="P1" svg:width="0.4cm" svg:height="0.5cm" svg:x="0.54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U25" table:end-x="0.491cm" table:end-y="0.501cm" draw:z-index="89" draw:name="Grafik 17" draw:style-name="gr1" draw:text-style-name="P1" svg:width="0.5cm" svg:height="0.5cm" svg:x="0.5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V25" table:end-x="0.491cm" table:end-y="0.501cm" draw:z-index="90" draw:name="Grafik 17" draw:style-name="gr1" draw:text-style-name="P1" svg:width="0.5cm" svg:height="0.5cm" svg:x="0.53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W25" table:end-x="0.49cm" table:end-y="0.501cm" draw:z-index="91" draw:name="Grafik 17" draw:style-name="gr1" draw:text-style-name="P1" svg:width="0.5cm" svg:height="0.5cm" svg:x="0.53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X25" table:end-x="0.488cm" table:end-y="0.501cm" draw:z-index="92" draw:name="Grafik 17" draw:style-name="gr1" draw:text-style-name="P1" svg:width="0.5cm" svg:height="0.5cm" svg:x="0.537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Y25" table:end-x="0.487cm" table:end-y="0.501cm" draw:z-index="93" draw:name="Grafik 17" draw:style-name="gr1" draw:text-style-name="P1" svg:width="0.5cm" svg:height="0.5cm" svg:x="0.535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Z25" table:end-x="0.486cm" table:end-y="0.501cm" draw:z-index="94" draw:name="Grafik 17" draw:style-name="gr1" draw:text-style-name="P1" svg:width="0.5cm" svg:height="0.5cm" svg:x="0.53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A25" table:end-x="0.485cm" table:end-y="0.501cm" draw:z-index="95" draw:name="Grafik 17" draw:style-name="gr1" draw:text-style-name="P1" svg:width="0.5cm" svg:height="0.5cm" svg:x="0.53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B25" table:end-x="0.483cm" table:end-y="0.501cm" draw:z-index="96" draw:name="Grafik 17" draw:style-name="gr1" draw:text-style-name="P1" svg:width="0.5cm" svg:height="0.5cm" svg:x="0.532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C25" table:end-x="0.482cm" table:end-y="0.501cm" draw:z-index="97" draw:name="Grafik 17" draw:style-name="gr1" draw:text-style-name="P1" svg:width="0.5cm" svg:height="0.5cm" svg:x="0.5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D25" table:end-x="0.481cm" table:end-y="0.501cm" draw:z-index="98" draw:name="Grafik 17" draw:style-name="gr1" draw:text-style-name="P1" svg:width="0.5cm" svg:height="0.5cm" svg:x="0.52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E25" table:end-x="0.479cm" table:end-y="0.501cm" draw:z-index="99" draw:name="Grafik 17" draw:style-name="gr1" draw:text-style-name="P1" svg:width="0.5cm" svg:height="0.5cm" svg:x="0.52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F25" table:end-x="0.478cm" table:end-y="0.501cm" draw:z-index="100" draw:name="Grafik 17" draw:style-name="gr1" draw:text-style-name="P1" svg:width="0.5cm" svg:height="0.5cm" svg:x="0.526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G25" table:end-x="0.477cm" table:end-y="0.501cm" draw:z-index="101" draw:name="Grafik 17" draw:style-name="gr1" draw:text-style-name="P1" svg:width="0.5cm" svg:height="0.5cm" svg:x="0.525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H25" table:end-x="0.476cm" table:end-y="0.501cm" draw:z-index="102" draw:name="Grafik 17" draw:style-name="gr1" draw:text-style-name="P1" svg:width="0.5cm" svg:height="0.5cm" svg:x="0.524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I25" table:end-x="0.474cm" table:end-y="0.501cm" draw:z-index="103" draw:name="Grafik 17" draw:style-name="gr1" draw:text-style-name="P1" svg:width="0.5cm" svg:height="0.5cm" svg:x="0.52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J25" table:end-x="0.473cm" table:end-y="0.501cm" draw:z-index="104" draw:name="Grafik 17" draw:style-name="gr1" draw:text-style-name="P1" svg:width="0.5cm" svg:height="0.5cm" svg:x="0.52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K25" table:end-x="0.472cm" table:end-y="0.501cm" draw:z-index="105" draw:name="Grafik 17" draw:style-name="gr1" draw:text-style-name="P1" svg:width="0.5cm" svg:height="0.5cm" svg:x="0.52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L25" table:end-x="0.471cm" table:end-y="0.501cm" draw:z-index="106" draw:name="Grafik 17" draw:style-name="gr1" draw:text-style-name="P1" svg:width="0.5cm" svg:height="0.5cm" svg:x="0.519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M25" table:end-x="0.469cm" table:end-y="0.501cm" draw:z-index="107" draw:name="Grafik 17" draw:style-name="gr1" draw:text-style-name="P1" svg:width="0.5cm" svg:height="0.5cm" svg:x="0.518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N25" table:end-x="0.468cm" table:end-y="0.501cm" draw:z-index="108" draw:name="Grafik 17" draw:style-name="gr1" draw:text-style-name="P1" svg:width="0.5cm" svg:height="0.5cm" svg:x="0.516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O25" table:end-x="0.467cm" table:end-y="0.501cm" draw:z-index="109" draw:name="Grafik 17" draw:style-name="gr1" draw:text-style-name="P1" svg:width="0.5cm" svg:height="0.5cm" svg:x="0.515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P25" table:end-x="0.466cm" table:end-y="0.501cm" draw:z-index="110" draw:name="Grafik 17" draw:style-name="gr1" draw:text-style-name="P1" svg:width="0.5cm" svg:height="0.5cm" svg:x="0.515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Q25" table:end-x="0.465cm" table:end-y="0.501cm" draw:z-index="111" draw:name="Grafik 17" draw:style-name="gr1" draw:text-style-name="P1" svg:width="0.5cm" svg:height="0.5cm" svg:x="0.513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R25" table:end-x="0.464cm" table:end-y="0.501cm" draw:z-index="112" draw:name="Grafik 17" draw:style-name="gr1" draw:text-style-name="P1" svg:width="0.5cm" svg:height="0.5cm" svg:x="0.512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S25" table:end-x="0.463cm" table:end-y="0.501cm" draw:z-index="113" draw:name="Grafik 17" draw:style-name="gr1" draw:text-style-name="P1" svg:width="0.5cm" svg:height="0.5cm" svg:x="0.51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T25" table:end-x="0.461cm" table:end-y="0.501cm" draw:z-index="114" draw:name="Grafik 17" draw:style-name="gr1" draw:text-style-name="P1" svg:width="0.5cm" svg:height="0.5cm" svg:x="0.51cm" svg:y="0.001cm">
              <draw:image xlink:href="Pictures/100002010000003C0000003CB47E72FD.png" xlink:type="simple" xlink:show="embed" xlink:actuate="onLoad">
                <text:p/>
              </draw:image>
            </draw:frame>
          </table:table-cell>
          <table:table-cell>
            <draw:frame table:end-cell-address="Tabelle1.AU25" table:end-x="0.36cm" table:end-y="0.501cm" draw:z-index="16" draw:name="Grafik 16" draw:style-name="gr1" draw:text-style-name="P1" svg:width="0.4cm" svg:height="0.5cm" svg:x="0.50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0:61</text:p>
          </table:table-cell>
          <table:table-cell table:style-name="ce1" office:value-type="float" office:value="41">
            <text:p>41</text:p>
          </table:table-cell>
          <table:table-cell table:number-columns-repeated="97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30.12.2021</text:date>, <text:time>16:1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3:43:21.43</meta:creation-date>
    <dc:date>2021-12-30T16:10:16.89</dc:date>
    <meta:editing-duration>PT2H26M38S</meta:editing-duration>
    <meta:editing-cycles>39</meta:editing-cycles>
    <meta:generator>OpenOffice/4.1.5$Win32 OpenOffice.org_project/415m1$Build-9789</meta:generator>
    <meta:document-statistic meta:table-count="3" meta:cell-count="120" meta:object-count="1104"/>
  </office:meta>
</office:document-meta>
</file>